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'segoe ui'" svg:font-family="''segoe ui'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55in"/>
    </style:style>
    <style:style style:name="co2" style:family="table-column">
      <style:table-column-properties fo:break-before="auto" style:column-width="0.8598in"/>
    </style:style>
    <style:style style:name="co3" style:family="table-column">
      <style:table-column-properties fo:break-before="auto" style:column-width="1.0807in"/>
    </style:style>
    <style:style style:name="co4" style:family="table-column">
      <style:table-column-properties fo:break-before="auto" style:column-width="1.7528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1799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Normal">
      <style:table-cell-properties fo:background-color="#25a0db" style:diagonal-bl-tr="none" style:diagonal-tl-br="none" style:text-align-source="fix" style:repeat-content="false" fo:wrap-option="no-wrap" fo:border="0.0138in solid #c0c0c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4c4c4c" style:text-outline="false" style:text-line-through-style="none" style:font-name="'segoe ui'" fo:font-size="10pt" fo:font-style="normal" fo:text-shadow="none" style:text-underline-style="none" fo:font-weight="bold" style:font-size-asian="10pt" style:font-style-asian="normal" style:font-weight-asian="bold" style:font-name-complex="'segoe ui'" style:font-size-complex="10pt" style:font-style-complex="normal" style:font-weight-complex="bold"/>
    </style:style>
    <style:style style:name="ce2" style:family="table-cell" style:parent-style-name="Normal">
      <style:table-cell-properties fo:background-color="#ffffff" style:diagonal-bl-tr="none" style:diagonal-tl-br="none" style:text-align-source="fix" style:repeat-content="false" fo:wrap-option="no-wrap" fo:border="0.0138in solid #c0c0c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4c4c4c" style:text-outline="false" style:text-line-through-style="none" style:font-name="'segoe ui'" fo:font-size="10pt" fo:font-style="normal" fo:text-shadow="none" style:text-underline-style="none" fo:font-weight="normal" style:font-size-asian="10pt" style:font-style-asian="normal" style:font-weight-asian="normal" style:font-name-complex="'segoe ui'" style:font-size-complex="10pt" style:font-style-complex="normal" style:font-weight-complex="normal"/>
    </style:style>
    <style:style style:name="ce3" style:family="table-cell" style:parent-style-name="Normal">
      <style:table-cell-properties fo:background-color="#ffffff" style:diagonal-bl-tr="none" style:diagonal-tl-br="none" style:text-align-source="fix" style:repeat-content="false" fo:wrap-option="no-wrap" fo:border="0.0138in solid #c0c0c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4c4c4c" style:text-outline="false" style:text-line-through-style="none" style:font-name="'segoe ui'" fo:font-size="10pt" fo:font-style="normal" fo:text-shadow="none" style:text-underline-style="none" fo:font-weight="normal" style:font-size-asian="10pt" style:font-style-asian="normal" style:font-weight-asian="normal" style:font-name-complex="'segoe ui'" style:font-size-complex="10pt" style:font-style-complex="normal" style:font-weight-complex="normal"/>
    </style:style>
    <style:style style:name="ce4" style:family="table-cell" style:parent-style-name="Normal" style:data-style-name="N3">
      <style:table-cell-properties fo:background-color="#ffffff" style:diagonal-bl-tr="none" style:diagonal-tl-br="none" style:text-align-source="fix" style:repeat-content="false" fo:wrap-option="wrap" fo:border="0.0138in solid #c0c0c0" style:direction="ltr" style:rotation-angle="0" style:rotation-align="none" style:shrink-to-fit="true" style:vertical-align="bottom"/>
      <style:paragraph-properties fo:text-align="end" fo:margin-left="0in" style:writing-mode="page"/>
      <style:text-properties fo:color="#4c4c4c" style:text-outline="false" style:text-line-through-style="none" style:font-name="'segoe ui'" fo:font-size="10pt" fo:font-style="normal" fo:text-shadow="none" style:text-underline-style="none" fo:font-weight="normal" style:font-size-asian="10pt" style:font-style-asian="normal" style:font-weight-asian="normal" style:font-name-complex="'segoe ui'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DOR Code</text:p>
          </table:table-cell>
          <table:table-cell table:style-name="ce1" office:value-type="string">
            <text:p>LEA Code</text:p>
          </table:table-cell>
          <table:table-cell table:style-name="ce1" office:value-type="string">
            <text:p>Municipality</text:p>
          </table:table-cell>
          <table:table-cell table:style-name="ce1" office:value-type="string">
            <text:p>County</text:p>
          </table:table-cell>
          <table:table-cell table:style-name="ce1" office:value-type="string">
            <text:p>Cherry Sheet FY</text:p>
          </table:table-cell>
          <table:table-cell table:style-name="ce1" office:value-type="string">
            <text:p>Population</text:p>
          </table:table-cell>
          <table:table-cell table:style-name="ce1" office:value-type="string">
            <text:p>DOR Income</text:p>
          </table:table-cell>
          <table:table-cell table:style-name="ce1" office:value-type="string">
            <text:p>DOR Income Per Capita</text:p>
          </table:table-cell>
          <table:table-cell table:style-name="ce1" office:value-type="string">
            <text:p>EQV</text:p>
          </table:table-cell>
          <table:table-cell table:style-name="ce1" office:value-type="string">
            <text:p>EQV Per Capita</text:p>
          </table:table-cell>
          <table:table-cell table:number-columns-repeated="1014"/>
        </table:table-row>
        <table:table-row table:style-name="ro2">
          <table:table-cell office:value-type="string">
            <text:p>001</text:p>
          </table:table-cell>
          <table:table-cell office:value-type="string">
            <text:p>1</text:p>
          </table:table-cell>
          <table:table-cell office:value-type="string">
            <text:p>Abington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17062">
            <text:p>17,062</text:p>
          </table:table-cell>
          <table:table-cell office:value-type="float" office:value="645765000">
            <text:p>645,765,000</text:p>
          </table:table-cell>
          <table:table-cell office:value-type="float" office:value="37848">
            <text:p>37,848</text:p>
          </table:table-cell>
          <table:table-cell office:value-type="float" office:value="2379458500">
            <text:p>2,379,458,500</text:p>
          </table:table-cell>
          <table:table-cell office:value-type="float" office:value="139460">
            <text:p>139,460</text:p>
          </table:table-cell>
          <table:table-cell table:number-columns-repeated="1014"/>
        </table:table-row>
        <table:table-row table:style-name="ro2">
          <table:table-cell office:value-type="string">
            <text:p>002</text:p>
          </table:table-cell>
          <table:table-cell office:value-type="string">
            <text:p>2</text:p>
          </table:table-cell>
          <table:table-cell office:value-type="string">
            <text:p>Acton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24021">
            <text:p>24,021</text:p>
          </table:table-cell>
          <table:table-cell office:value-type="float" office:value="1733168000">
            <text:p>1,733,168,000</text:p>
          </table:table-cell>
          <table:table-cell office:value-type="float" office:value="72152">
            <text:p>72,152</text:p>
          </table:table-cell>
          <table:table-cell office:value-type="float" office:value="4940912200">
            <text:p>4,940,912,200</text:p>
          </table:table-cell>
          <table:table-cell office:value-type="float" office:value="205691">
            <text:p>205,691</text:p>
          </table:table-cell>
          <table:table-cell table:number-columns-repeated="1014"/>
        </table:table-row>
        <table:table-row table:style-name="ro2">
          <table:table-cell office:value-type="string">
            <text:p>003</text:p>
          </table:table-cell>
          <table:table-cell office:value-type="string">
            <text:p>3</text:p>
          </table:table-cell>
          <table:table-cell office:value-type="string">
            <text:p>Acushnet</text:p>
          </table:table-cell>
          <table:table-cell office:value-type="string">
            <text:p>BRISTOL</text:p>
          </table:table-cell>
          <table:table-cell office:value-type="string">
            <text:p>2023</text:p>
          </table:table-cell>
          <table:table-cell office:value-type="float" office:value="10559">
            <text:p>10,559</text:p>
          </table:table-cell>
          <table:table-cell office:value-type="float" office:value="376411000">
            <text:p>376,411,000</text:p>
          </table:table-cell>
          <table:table-cell office:value-type="float" office:value="35648">
            <text:p>35,648</text:p>
          </table:table-cell>
          <table:table-cell office:value-type="float" office:value="1346443900">
            <text:p>1,346,443,900</text:p>
          </table:table-cell>
          <table:table-cell office:value-type="float" office:value="127516">
            <text:p>127,516</text:p>
          </table:table-cell>
          <table:table-cell table:number-columns-repeated="1014"/>
        </table:table-row>
        <table:table-row table:style-name="ro2">
          <table:table-cell office:value-type="string">
            <text:p>004</text:p>
          </table:table-cell>
          <table:table-cell office:value-type="string">
            <text:p>4</text:p>
          </table:table-cell>
          <table:table-cell office:value-type="string">
            <text:p>Adams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8166">
            <text:p>8,166</text:p>
          </table:table-cell>
          <table:table-cell office:value-type="float" office:value="191139000">
            <text:p>191,139,000</text:p>
          </table:table-cell>
          <table:table-cell office:value-type="float" office:value="23407">
            <text:p>23,407</text:p>
          </table:table-cell>
          <table:table-cell office:value-type="float" office:value="549332800">
            <text:p>549,332,800</text:p>
          </table:table-cell>
          <table:table-cell office:value-type="float" office:value="67271">
            <text:p>67,271</text:p>
          </table:table-cell>
          <table:table-cell table:number-columns-repeated="1014"/>
        </table:table-row>
        <table:table-row table:style-name="ro2">
          <table:table-cell office:value-type="string">
            <text:p>005</text:p>
          </table:table-cell>
          <table:table-cell office:value-type="string">
            <text:p>5</text:p>
          </table:table-cell>
          <table:table-cell office:value-type="string">
            <text:p>Agawam</text:p>
          </table:table-cell>
          <table:table-cell office:value-type="string">
            <text:p>HAMPDEN</text:p>
          </table:table-cell>
          <table:table-cell office:value-type="string">
            <text:p>2023</text:p>
          </table:table-cell>
          <table:table-cell office:value-type="float" office:value="28692">
            <text:p>28,692</text:p>
          </table:table-cell>
          <table:table-cell office:value-type="float" office:value="893064000">
            <text:p>893,064,000</text:p>
          </table:table-cell>
          <table:table-cell office:value-type="float" office:value="31126">
            <text:p>31,126</text:p>
          </table:table-cell>
          <table:table-cell office:value-type="float" office:value="3286756800">
            <text:p>3,286,756,800</text:p>
          </table:table-cell>
          <table:table-cell office:value-type="float" office:value="114553">
            <text:p>114,553</text:p>
          </table:table-cell>
          <table:table-cell table:number-columns-repeated="1014"/>
        </table:table-row>
        <table:table-row table:style-name="ro2">
          <table:table-cell office:value-type="string">
            <text:p>006</text:p>
          </table:table-cell>
          <table:table-cell office:value-type="string">
            <text:p>6</text:p>
          </table:table-cell>
          <table:table-cell office:value-type="string">
            <text:p>Alford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486">
            <text:p>486</text:p>
          </table:table-cell>
          <table:table-cell office:value-type="float" office:value="16412000">
            <text:p>16,412,000</text:p>
          </table:table-cell>
          <table:table-cell office:value-type="float" office:value="33770">
            <text:p>33,770</text:p>
          </table:table-cell>
          <table:table-cell office:value-type="float" office:value="279886100">
            <text:p>279,886,100</text:p>
          </table:table-cell>
          <table:table-cell office:value-type="float" office:value="575897">
            <text:p>575,897</text:p>
          </table:table-cell>
          <table:table-cell table:number-columns-repeated="1014"/>
        </table:table-row>
        <table:table-row table:style-name="ro2">
          <table:table-cell office:value-type="string">
            <text:p>007</text:p>
          </table:table-cell>
          <table:table-cell office:value-type="string">
            <text:p>7</text:p>
          </table:table-cell>
          <table:table-cell office:value-type="string">
            <text:p>Amesbury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17366">
            <text:p>17,366</text:p>
          </table:table-cell>
          <table:table-cell office:value-type="float" office:value="714427000">
            <text:p>714,427,000</text:p>
          </table:table-cell>
          <table:table-cell office:value-type="float" office:value="41139">
            <text:p>41,139</text:p>
          </table:table-cell>
          <table:table-cell office:value-type="float" office:value="2652855600">
            <text:p>2,652,855,600</text:p>
          </table:table-cell>
          <table:table-cell office:value-type="float" office:value="152761">
            <text:p>152,761</text:p>
          </table:table-cell>
          <table:table-cell table:number-columns-repeated="1014"/>
        </table:table-row>
        <table:table-row table:style-name="ro2">
          <table:table-cell office:value-type="string">
            <text:p>008</text:p>
          </table:table-cell>
          <table:table-cell office:value-type="string">
            <text:p>8</text:p>
          </table:table-cell>
          <table:table-cell office:value-type="string">
            <text:p>Amherst</text:p>
          </table:table-cell>
          <table:table-cell office:value-type="string">
            <text:p>HAMPSHIRE</text:p>
          </table:table-cell>
          <table:table-cell office:value-type="string">
            <text:p>2023</text:p>
          </table:table-cell>
          <table:table-cell office:value-type="float" office:value="39263">
            <text:p>39,263</text:p>
          </table:table-cell>
          <table:table-cell office:value-type="float" office:value="763306000">
            <text:p>763,306,000</text:p>
          </table:table-cell>
          <table:table-cell office:value-type="float" office:value="19441">
            <text:p>19,441</text:p>
          </table:table-cell>
          <table:table-cell office:value-type="float" office:value="2727618700">
            <text:p>2,727,618,700</text:p>
          </table:table-cell>
          <table:table-cell office:value-type="float" office:value="69470">
            <text:p>69,470</text:p>
          </table:table-cell>
          <table:table-cell table:number-columns-repeated="1014"/>
        </table:table-row>
        <table:table-row table:style-name="ro2">
          <table:table-cell office:value-type="string">
            <text:p>009</text:p>
          </table:table-cell>
          <table:table-cell office:value-type="string">
            <text:p>9</text:p>
          </table:table-cell>
          <table:table-cell office:value-type="string">
            <text:p>Andover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36569">
            <text:p>36,569</text:p>
          </table:table-cell>
          <table:table-cell office:value-type="float" office:value="3191831000">
            <text:p>3,191,831,000</text:p>
          </table:table-cell>
          <table:table-cell office:value-type="float" office:value="87282">
            <text:p>87,282</text:p>
          </table:table-cell>
          <table:table-cell office:value-type="float" office:value="9328654100">
            <text:p>9,328,654,100</text:p>
          </table:table-cell>
          <table:table-cell office:value-type="float" office:value="255097">
            <text:p>255,097</text:p>
          </table:table-cell>
          <table:table-cell table:number-columns-repeated="1014"/>
        </table:table-row>
        <table:table-row table:style-name="ro2">
          <table:table-cell office:value-type="string">
            <text:p>010</text:p>
          </table:table-cell>
          <table:table-cell office:value-type="string">
            <text:p>10</text:p>
          </table:table-cell>
          <table:table-cell office:value-type="string">
            <text:p>Arlington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46308">
            <text:p>46,308</text:p>
          </table:table-cell>
          <table:table-cell office:value-type="float" office:value="3052960000">
            <text:p>3,052,960,000</text:p>
          </table:table-cell>
          <table:table-cell office:value-type="float" office:value="65927">
            <text:p>65,927</text:p>
          </table:table-cell>
          <table:table-cell office:value-type="float" office:value="12795048700">
            <text:p>12,795,048,700</text:p>
          </table:table-cell>
          <table:table-cell office:value-type="float" office:value="276303">
            <text:p>276,303</text:p>
          </table:table-cell>
          <table:table-cell table:number-columns-repeated="1014"/>
        </table:table-row>
        <table:table-row table:style-name="ro2">
          <table:table-cell office:value-type="string">
            <text:p>011</text:p>
          </table:table-cell>
          <table:table-cell office:value-type="string">
            <text:p>11</text:p>
          </table:table-cell>
          <table:table-cell office:value-type="string">
            <text:p>Ashburnham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6315">
            <text:p>6,315</text:p>
          </table:table-cell>
          <table:table-cell office:value-type="float" office:value="228935000">
            <text:p>228,935,000</text:p>
          </table:table-cell>
          <table:table-cell office:value-type="float" office:value="36253">
            <text:p>36,253</text:p>
          </table:table-cell>
          <table:table-cell office:value-type="float" office:value="795346900">
            <text:p>795,346,900</text:p>
          </table:table-cell>
          <table:table-cell office:value-type="float" office:value="125946">
            <text:p>125,946</text:p>
          </table:table-cell>
          <table:table-cell table:number-columns-repeated="1014"/>
        </table:table-row>
        <table:table-row table:style-name="ro2">
          <table:table-cell office:value-type="string">
            <text:p>012</text:p>
          </table:table-cell>
          <table:table-cell office:value-type="string">
            <text:p>12</text:p>
          </table:table-cell>
          <table:table-cell office:value-type="string">
            <text:p>Ashby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3193">
            <text:p>3,193</text:p>
          </table:table-cell>
          <table:table-cell office:value-type="float" office:value="123259000">
            <text:p>123,259,000</text:p>
          </table:table-cell>
          <table:table-cell office:value-type="float" office:value="38603">
            <text:p>38,603</text:p>
          </table:table-cell>
          <table:table-cell office:value-type="float" office:value="366133300">
            <text:p>366,133,300</text:p>
          </table:table-cell>
          <table:table-cell office:value-type="float" office:value="114667">
            <text:p>114,667</text:p>
          </table:table-cell>
          <table:table-cell table:number-columns-repeated="1014"/>
        </table:table-row>
        <table:table-row table:style-name="ro2">
          <table:table-cell office:value-type="string">
            <text:p>013</text:p>
          </table:table-cell>
          <table:table-cell office:value-type="string">
            <text:p>13</text:p>
          </table:table-cell>
          <table:table-cell office:value-type="string">
            <text:p>Ashfield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1695">
            <text:p>1,695</text:p>
          </table:table-cell>
          <table:table-cell office:value-type="float" office:value="47892000">
            <text:p>47,892,000</text:p>
          </table:table-cell>
          <table:table-cell office:value-type="float" office:value="28255">
            <text:p>28,255</text:p>
          </table:table-cell>
          <table:table-cell office:value-type="float" office:value="271206700">
            <text:p>271,206,700</text:p>
          </table:table-cell>
          <table:table-cell office:value-type="float" office:value="160004">
            <text:p>160,004</text:p>
          </table:table-cell>
          <table:table-cell table:number-columns-repeated="1014"/>
        </table:table-row>
        <table:table-row table:style-name="ro2">
          <table:table-cell office:value-type="string">
            <text:p>014</text:p>
          </table:table-cell>
          <table:table-cell office:value-type="string">
            <text:p>14</text:p>
          </table:table-cell>
          <table:table-cell office:value-type="string">
            <text:p>Ashland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18832">
            <text:p>18,832</text:p>
          </table:table-cell>
          <table:table-cell office:value-type="float" office:value="1000740000">
            <text:p>1,000,740,000</text:p>
          </table:table-cell>
          <table:table-cell office:value-type="float" office:value="53140">
            <text:p>53,140</text:p>
          </table:table-cell>
          <table:table-cell office:value-type="float" office:value="3214888000">
            <text:p>3,214,888,000</text:p>
          </table:table-cell>
          <table:table-cell office:value-type="float" office:value="170714">
            <text:p>170,714</text:p>
          </table:table-cell>
          <table:table-cell table:number-columns-repeated="1014"/>
        </table:table-row>
        <table:table-row table:style-name="ro2">
          <table:table-cell office:value-type="string">
            <text:p>015</text:p>
          </table:table-cell>
          <table:table-cell office:value-type="string">
            <text:p>15</text:p>
          </table:table-cell>
          <table:table-cell office:value-type="string">
            <text:p>Athol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11945">
            <text:p>11,945</text:p>
          </table:table-cell>
          <table:table-cell office:value-type="float" office:value="263264000">
            <text:p>263,264,000</text:p>
          </table:table-cell>
          <table:table-cell office:value-type="float" office:value="22040">
            <text:p>22,040</text:p>
          </table:table-cell>
          <table:table-cell office:value-type="float" office:value="880913600">
            <text:p>880,913,600</text:p>
          </table:table-cell>
          <table:table-cell office:value-type="float" office:value="73747">
            <text:p>73,747</text:p>
          </table:table-cell>
          <table:table-cell table:number-columns-repeated="1014"/>
        </table:table-row>
        <table:table-row table:style-name="ro2">
          <table:table-cell office:value-type="string">
            <text:p>016</text:p>
          </table:table-cell>
          <table:table-cell office:value-type="string">
            <text:p>16</text:p>
          </table:table-cell>
          <table:table-cell office:value-type="string">
            <text:p>Attleboro</text:p>
          </table:table-cell>
          <table:table-cell office:value-type="string">
            <text:p>BRISTOL</text:p>
          </table:table-cell>
          <table:table-cell office:value-type="string">
            <text:p>2023</text:p>
          </table:table-cell>
          <table:table-cell office:value-type="float" office:value="46461">
            <text:p>46,461</text:p>
          </table:table-cell>
          <table:table-cell office:value-type="float" office:value="1606767000">
            <text:p>1,606,767,000</text:p>
          </table:table-cell>
          <table:table-cell office:value-type="float" office:value="34583">
            <text:p>34,583</text:p>
          </table:table-cell>
          <table:table-cell office:value-type="float" office:value="5286614900">
            <text:p>5,286,614,900</text:p>
          </table:table-cell>
          <table:table-cell office:value-type="float" office:value="113786">
            <text:p>113,786</text:p>
          </table:table-cell>
          <table:table-cell table:number-columns-repeated="1014"/>
        </table:table-row>
        <table:table-row table:style-name="ro2">
          <table:table-cell office:value-type="string">
            <text:p>017</text:p>
          </table:table-cell>
          <table:table-cell office:value-type="string">
            <text:p>17</text:p>
          </table:table-cell>
          <table:table-cell office:value-type="string">
            <text:p>Auburn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16889">
            <text:p>16,889</text:p>
          </table:table-cell>
          <table:table-cell office:value-type="float" office:value="651647000">
            <text:p>651,647,000</text:p>
          </table:table-cell>
          <table:table-cell office:value-type="float" office:value="38584">
            <text:p>38,584</text:p>
          </table:table-cell>
          <table:table-cell office:value-type="float" office:value="2423368200">
            <text:p>2,423,368,200</text:p>
          </table:table-cell>
          <table:table-cell office:value-type="float" office:value="143488">
            <text:p>143,488</text:p>
          </table:table-cell>
          <table:table-cell table:number-columns-repeated="1014"/>
        </table:table-row>
        <table:table-row table:style-name="ro2">
          <table:table-cell office:value-type="string">
            <text:p>018</text:p>
          </table:table-cell>
          <table:table-cell office:value-type="string">
            <text:p>18</text:p>
          </table:table-cell>
          <table:table-cell office:value-type="string">
            <text:p>Avon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4777">
            <text:p>4,777</text:p>
          </table:table-cell>
          <table:table-cell office:value-type="float" office:value="174641000">
            <text:p>174,641,000</text:p>
          </table:table-cell>
          <table:table-cell office:value-type="float" office:value="36559">
            <text:p>36,559</text:p>
          </table:table-cell>
          <table:table-cell office:value-type="float" office:value="912879000">
            <text:p>912,879,000</text:p>
          </table:table-cell>
          <table:table-cell office:value-type="float" office:value="191099">
            <text:p>191,099</text:p>
          </table:table-cell>
          <table:table-cell table:number-columns-repeated="1014"/>
        </table:table-row>
        <table:table-row table:style-name="ro2">
          <table:table-cell office:value-type="string">
            <text:p>019</text:p>
          </table:table-cell>
          <table:table-cell office:value-type="string">
            <text:p>19</text:p>
          </table:table-cell>
          <table:table-cell office:value-type="string">
            <text:p>Ayer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8479">
            <text:p>8,479</text:p>
          </table:table-cell>
          <table:table-cell office:value-type="float" office:value="316196000">
            <text:p>316,196,000</text:p>
          </table:table-cell>
          <table:table-cell office:value-type="float" office:value="37292">
            <text:p>37,292</text:p>
          </table:table-cell>
          <table:table-cell office:value-type="float" office:value="1414841800">
            <text:p>1,414,841,800</text:p>
          </table:table-cell>
          <table:table-cell office:value-type="float" office:value="166864">
            <text:p>166,864</text:p>
          </table:table-cell>
          <table:table-cell table:number-columns-repeated="1014"/>
        </table:table-row>
        <table:table-row table:style-name="ro2">
          <table:table-cell office:value-type="string">
            <text:p>020</text:p>
          </table:table-cell>
          <table:table-cell office:value-type="string">
            <text:p>20</text:p>
          </table:table-cell>
          <table:table-cell office:value-type="string">
            <text:p>Barnstable</text:p>
          </table:table-cell>
          <table:table-cell office:value-type="string">
            <text:p>BARNSTABLE</text:p>
          </table:table-cell>
          <table:table-cell office:value-type="string">
            <text:p>2023</text:p>
          </table:table-cell>
          <table:table-cell office:value-type="float" office:value="48916">
            <text:p>48,916</text:p>
          </table:table-cell>
          <table:table-cell office:value-type="float" office:value="2008186000">
            <text:p>2,008,186,000</text:p>
          </table:table-cell>
          <table:table-cell office:value-type="float" office:value="41054">
            <text:p>41,054</text:p>
          </table:table-cell>
          <table:table-cell office:value-type="float" office:value="16031008100">
            <text:p>16,031,008,100</text:p>
          </table:table-cell>
          <table:table-cell office:value-type="float" office:value="327725">
            <text:p>327,725</text:p>
          </table:table-cell>
          <table:table-cell table:number-columns-repeated="1014"/>
        </table:table-row>
        <table:table-row table:style-name="ro2">
          <table:table-cell office:value-type="string">
            <text:p>021</text:p>
          </table:table-cell>
          <table:table-cell office:value-type="string">
            <text:p>21</text:p>
          </table:table-cell>
          <table:table-cell office:value-type="string">
            <text:p>Barre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5530">
            <text:p>5,530</text:p>
          </table:table-cell>
          <table:table-cell office:value-type="float" office:value="155707000">
            <text:p>155,707,000</text:p>
          </table:table-cell>
          <table:table-cell office:value-type="float" office:value="28157">
            <text:p>28,157</text:p>
          </table:table-cell>
          <table:table-cell office:value-type="float" office:value="507030500">
            <text:p>507,030,500</text:p>
          </table:table-cell>
          <table:table-cell office:value-type="float" office:value="91687">
            <text:p>91,687</text:p>
          </table:table-cell>
          <table:table-cell table:number-columns-repeated="1014"/>
        </table:table-row>
        <table:table-row table:style-name="ro2">
          <table:table-cell office:value-type="string">
            <text:p>022</text:p>
          </table:table-cell>
          <table:table-cell office:value-type="string">
            <text:p>22</text:p>
          </table:table-cell>
          <table:table-cell office:value-type="string">
            <text:p>Becket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1931">
            <text:p>1,931</text:p>
          </table:table-cell>
          <table:table-cell office:value-type="float" office:value="56000000">
            <text:p>56,000,000</text:p>
          </table:table-cell>
          <table:table-cell office:value-type="float" office:value="29001">
            <text:p>29,001</text:p>
          </table:table-cell>
          <table:table-cell office:value-type="float" office:value="558339300">
            <text:p>558,339,300</text:p>
          </table:table-cell>
          <table:table-cell office:value-type="float" office:value="289145">
            <text:p>289,145</text:p>
          </table:table-cell>
          <table:table-cell table:number-columns-repeated="1014"/>
        </table:table-row>
        <table:table-row table:style-name="ro2">
          <table:table-cell office:value-type="string">
            <text:p>023</text:p>
          </table:table-cell>
          <table:table-cell office:value-type="string">
            <text:p>23</text:p>
          </table:table-cell>
          <table:table-cell office:value-type="string">
            <text:p>Bedford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14383">
            <text:p>14,383</text:p>
          </table:table-cell>
          <table:table-cell office:value-type="float" office:value="1093494000">
            <text:p>1,093,494,000</text:p>
          </table:table-cell>
          <table:table-cell office:value-type="float" office:value="76027">
            <text:p>76,027</text:p>
          </table:table-cell>
          <table:table-cell office:value-type="float" office:value="4399434500">
            <text:p>4,399,434,500</text:p>
          </table:table-cell>
          <table:table-cell office:value-type="float" office:value="305877">
            <text:p>305,877</text:p>
          </table:table-cell>
          <table:table-cell table:number-columns-repeated="1014"/>
        </table:table-row>
        <table:table-row table:style-name="ro2">
          <table:table-cell office:value-type="string">
            <text:p>024</text:p>
          </table:table-cell>
          <table:table-cell office:value-type="string">
            <text:p>24</text:p>
          </table:table-cell>
          <table:table-cell office:value-type="string">
            <text:p>Belchertown</text:p>
          </table:table-cell>
          <table:table-cell office:value-type="string">
            <text:p>HAMPSHIRE</text:p>
          </table:table-cell>
          <table:table-cell office:value-type="string">
            <text:p>2023</text:p>
          </table:table-cell>
          <table:table-cell office:value-type="float" office:value="15350">
            <text:p>15,350</text:p>
          </table:table-cell>
          <table:table-cell office:value-type="float" office:value="565700000">
            <text:p>565,700,000</text:p>
          </table:table-cell>
          <table:table-cell office:value-type="float" office:value="36853">
            <text:p>36,853</text:p>
          </table:table-cell>
          <table:table-cell office:value-type="float" office:value="1706796100">
            <text:p>1,706,796,100</text:p>
          </table:table-cell>
          <table:table-cell office:value-type="float" office:value="111192">
            <text:p>111,192</text:p>
          </table:table-cell>
          <table:table-cell table:number-columns-repeated="1014"/>
        </table:table-row>
        <table:table-row table:style-name="ro2">
          <table:table-cell office:value-type="string">
            <text:p>025</text:p>
          </table:table-cell>
          <table:table-cell office:value-type="string">
            <text:p>25</text:p>
          </table:table-cell>
          <table:table-cell office:value-type="string">
            <text:p>Bellingham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16945">
            <text:p>16,945</text:p>
          </table:table-cell>
          <table:table-cell office:value-type="float" office:value="650983000">
            <text:p>650,983,000</text:p>
          </table:table-cell>
          <table:table-cell office:value-type="float" office:value="38417">
            <text:p>38,417</text:p>
          </table:table-cell>
          <table:table-cell office:value-type="float" office:value="2853759500">
            <text:p>2,853,759,500</text:p>
          </table:table-cell>
          <table:table-cell office:value-type="float" office:value="168413">
            <text:p>168,413</text:p>
          </table:table-cell>
          <table:table-cell table:number-columns-repeated="1014"/>
        </table:table-row>
        <table:table-row table:style-name="ro2">
          <table:table-cell office:value-type="string">
            <text:p>026</text:p>
          </table:table-cell>
          <table:table-cell office:value-type="string">
            <text:p>26</text:p>
          </table:table-cell>
          <table:table-cell office:value-type="string">
            <text:p>Belmont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27295">
            <text:p>27,295</text:p>
          </table:table-cell>
          <table:table-cell office:value-type="float" office:value="2673968000">
            <text:p>2,673,968,000</text:p>
          </table:table-cell>
          <table:table-cell office:value-type="float" office:value="97965">
            <text:p>97,965</text:p>
          </table:table-cell>
          <table:table-cell office:value-type="float" office:value="9840875900">
            <text:p>9,840,875,900</text:p>
          </table:table-cell>
          <table:table-cell office:value-type="float" office:value="360538">
            <text:p>360,538</text:p>
          </table:table-cell>
          <table:table-cell table:number-columns-repeated="1014"/>
        </table:table-row>
        <table:table-row table:style-name="ro2">
          <table:table-cell office:value-type="string">
            <text:p>027</text:p>
          </table:table-cell>
          <table:table-cell office:value-type="string">
            <text:p>27</text:p>
          </table:table-cell>
          <table:table-cell office:value-type="string">
            <text:p>Berkley</text:p>
          </table:table-cell>
          <table:table-cell office:value-type="string">
            <text:p>BRISTOL</text:p>
          </table:table-cell>
          <table:table-cell office:value-type="string">
            <text:p>2023</text:p>
          </table:table-cell>
          <table:table-cell office:value-type="float" office:value="6764">
            <text:p>6,764</text:p>
          </table:table-cell>
          <table:table-cell office:value-type="float" office:value="283733000">
            <text:p>283,733,000</text:p>
          </table:table-cell>
          <table:table-cell office:value-type="float" office:value="41948">
            <text:p>41,948</text:p>
          </table:table-cell>
          <table:table-cell office:value-type="float" office:value="971888500">
            <text:p>971,888,500</text:p>
          </table:table-cell>
          <table:table-cell office:value-type="float" office:value="143685">
            <text:p>143,685</text:p>
          </table:table-cell>
          <table:table-cell table:number-columns-repeated="1014"/>
        </table:table-row>
        <table:table-row table:style-name="ro2">
          <table:table-cell office:value-type="string">
            <text:p>028</text:p>
          </table:table-cell>
          <table:table-cell office:value-type="string">
            <text:p>28</text:p>
          </table:table-cell>
          <table:table-cell office:value-type="string">
            <text:p>Berlin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3158">
            <text:p>3,158</text:p>
          </table:table-cell>
          <table:table-cell office:value-type="float" office:value="187295000">
            <text:p>187,295,000</text:p>
          </table:table-cell>
          <table:table-cell office:value-type="float" office:value="59308">
            <text:p>59,308</text:p>
          </table:table-cell>
          <table:table-cell office:value-type="float" office:value="710453400">
            <text:p>710,453,400</text:p>
          </table:table-cell>
          <table:table-cell office:value-type="float" office:value="224969">
            <text:p>224,969</text:p>
          </table:table-cell>
          <table:table-cell table:number-columns-repeated="1014"/>
        </table:table-row>
        <table:table-row table:style-name="ro2">
          <table:table-cell office:value-type="string">
            <text:p>029</text:p>
          </table:table-cell>
          <table:table-cell office:value-type="string">
            <text:p>29</text:p>
          </table:table-cell>
          <table:table-cell office:value-type="string">
            <text:p>Bernardston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2102">
            <text:p>2,102</text:p>
          </table:table-cell>
          <table:table-cell office:value-type="float" office:value="66410000">
            <text:p>66,410,000</text:p>
          </table:table-cell>
          <table:table-cell office:value-type="float" office:value="31594">
            <text:p>31,594</text:p>
          </table:table-cell>
          <table:table-cell office:value-type="float" office:value="248325200">
            <text:p>248,325,200</text:p>
          </table:table-cell>
          <table:table-cell office:value-type="float" office:value="118138">
            <text:p>118,138</text:p>
          </table:table-cell>
          <table:table-cell table:number-columns-repeated="1014"/>
        </table:table-row>
        <table:table-row table:style-name="ro2">
          <table:table-cell office:value-type="string">
            <text:p>030</text:p>
          </table:table-cell>
          <table:table-cell office:value-type="string">
            <text:p>30</text:p>
          </table:table-cell>
          <table:table-cell office:value-type="string">
            <text:p>Beverly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42670">
            <text:p>42,670</text:p>
          </table:table-cell>
          <table:table-cell office:value-type="float" office:value="2147810000">
            <text:p>2,147,810,000</text:p>
          </table:table-cell>
          <table:table-cell office:value-type="float" office:value="50335">
            <text:p>50,335</text:p>
          </table:table-cell>
          <table:table-cell office:value-type="float" office:value="7994706700">
            <text:p>7,994,706,700</text:p>
          </table:table-cell>
          <table:table-cell office:value-type="float" office:value="187361">
            <text:p>187,361</text:p>
          </table:table-cell>
          <table:table-cell table:number-columns-repeated="1014"/>
        </table:table-row>
        <table:table-row table:style-name="ro2">
          <table:table-cell office:value-type="string">
            <text:p>031</text:p>
          </table:table-cell>
          <table:table-cell office:value-type="string">
            <text:p>31</text:p>
          </table:table-cell>
          <table:table-cell office:value-type="string">
            <text:p>Billerica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42119">
            <text:p>42,119</text:p>
          </table:table-cell>
          <table:table-cell office:value-type="float" office:value="1792705000">
            <text:p>1,792,705,000</text:p>
          </table:table-cell>
          <table:table-cell office:value-type="float" office:value="42563">
            <text:p>42,563</text:p>
          </table:table-cell>
          <table:table-cell office:value-type="float" office:value="7998669600">
            <text:p>7,998,669,600</text:p>
          </table:table-cell>
          <table:table-cell office:value-type="float" office:value="189906">
            <text:p>189,906</text:p>
          </table:table-cell>
          <table:table-cell table:number-columns-repeated="1014"/>
        </table:table-row>
        <table:table-row table:style-name="ro2">
          <table:table-cell office:value-type="string">
            <text:p>032</text:p>
          </table:table-cell>
          <table:table-cell office:value-type="string">
            <text:p>32</text:p>
          </table:table-cell>
          <table:table-cell office:value-type="string">
            <text:p>Blackstone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9208">
            <text:p>9,208</text:p>
          </table:table-cell>
          <table:table-cell office:value-type="float" office:value="321491000">
            <text:p>321,491,000</text:p>
          </table:table-cell>
          <table:table-cell office:value-type="float" office:value="34914">
            <text:p>34,914</text:p>
          </table:table-cell>
          <table:table-cell office:value-type="float" office:value="1075325500">
            <text:p>1,075,325,500</text:p>
          </table:table-cell>
          <table:table-cell office:value-type="float" office:value="116782">
            <text:p>116,782</text:p>
          </table:table-cell>
          <table:table-cell table:number-columns-repeated="1014"/>
        </table:table-row>
        <table:table-row table:style-name="ro2">
          <table:table-cell office:value-type="string">
            <text:p>033</text:p>
          </table:table-cell>
          <table:table-cell office:value-type="string">
            <text:p>33</text:p>
          </table:table-cell>
          <table:table-cell office:value-type="string">
            <text:p>Blandford</text:p>
          </table:table-cell>
          <table:table-cell office:value-type="string">
            <text:p>HAMPDEN</text:p>
          </table:table-cell>
          <table:table-cell office:value-type="string">
            <text:p>2023</text:p>
          </table:table-cell>
          <table:table-cell office:value-type="float" office:value="1215">
            <text:p>1,215</text:p>
          </table:table-cell>
          <table:table-cell office:value-type="float" office:value="39447000">
            <text:p>39,447,000</text:p>
          </table:table-cell>
          <table:table-cell office:value-type="float" office:value="32467">
            <text:p>32,467</text:p>
          </table:table-cell>
          <table:table-cell office:value-type="float" office:value="180760100">
            <text:p>180,760,100</text:p>
          </table:table-cell>
          <table:table-cell office:value-type="float" office:value="148774">
            <text:p>148,774</text:p>
          </table:table-cell>
          <table:table-cell table:number-columns-repeated="1014"/>
        </table:table-row>
        <table:table-row table:style-name="ro2">
          <table:table-cell office:value-type="string">
            <text:p>034</text:p>
          </table:table-cell>
          <table:table-cell office:value-type="string">
            <text:p>34</text:p>
          </table:table-cell>
          <table:table-cell office:value-type="string">
            <text:p>Bolton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5665">
            <text:p>5,665</text:p>
          </table:table-cell>
          <table:table-cell office:value-type="float" office:value="452935000">
            <text:p>452,935,000</text:p>
          </table:table-cell>
          <table:table-cell office:value-type="float" office:value="79953">
            <text:p>79,953</text:p>
          </table:table-cell>
          <table:table-cell office:value-type="float" office:value="1191544800">
            <text:p>1,191,544,800</text:p>
          </table:table-cell>
          <table:table-cell office:value-type="float" office:value="210334">
            <text:p>210,334</text:p>
          </table:table-cell>
          <table:table-cell table:number-columns-repeated="1014"/>
        </table:table-row>
        <table:table-row table:style-name="ro2">
          <table:table-cell office:value-type="string">
            <text:p>035</text:p>
          </table:table-cell>
          <table:table-cell office:value-type="string">
            <text:p>35</text:p>
          </table:table-cell>
          <table:table-cell office:value-type="string">
            <text:p>Boston</text:p>
          </table:table-cell>
          <table:table-cell office:value-type="string">
            <text:p>SUFFOLK</text:p>
          </table:table-cell>
          <table:table-cell office:value-type="string">
            <text:p>2023</text:p>
          </table:table-cell>
          <table:table-cell office:value-type="float" office:value="675647">
            <text:p>675,647</text:p>
          </table:table-cell>
          <table:table-cell office:value-type="float" office:value="37186003000">
            <text:p>37,186,003,000</text:p>
          </table:table-cell>
          <table:table-cell office:value-type="float" office:value="55038">
            <text:p>55,038</text:p>
          </table:table-cell>
          <table:table-cell office:value-type="float" office:value="203894526100">
            <text:p>203,894,526,100</text:p>
          </table:table-cell>
          <table:table-cell office:value-type="float" office:value="301777">
            <text:p>301,777</text:p>
          </table:table-cell>
          <table:table-cell table:number-columns-repeated="1014"/>
        </table:table-row>
        <table:table-row table:style-name="ro2">
          <table:table-cell office:value-type="string">
            <text:p>036</text:p>
          </table:table-cell>
          <table:table-cell office:value-type="string">
            <text:p>36</text:p>
          </table:table-cell>
          <table:table-cell office:value-type="string">
            <text:p>Bourne</text:p>
          </table:table-cell>
          <table:table-cell office:value-type="string">
            <text:p>BARNSTABLE</text:p>
          </table:table-cell>
          <table:table-cell office:value-type="string">
            <text:p>2023</text:p>
          </table:table-cell>
          <table:table-cell office:value-type="float" office:value="20452">
            <text:p>20,452</text:p>
          </table:table-cell>
          <table:table-cell office:value-type="float" office:value="819472000">
            <text:p>819,472,000</text:p>
          </table:table-cell>
          <table:table-cell office:value-type="float" office:value="40068">
            <text:p>40,068</text:p>
          </table:table-cell>
          <table:table-cell office:value-type="float" office:value="5178654100">
            <text:p>5,178,654,100</text:p>
          </table:table-cell>
          <table:table-cell office:value-type="float" office:value="253210">
            <text:p>253,210</text:p>
          </table:table-cell>
          <table:table-cell table:number-columns-repeated="1014"/>
        </table:table-row>
        <table:table-row table:style-name="ro2">
          <table:table-cell office:value-type="string">
            <text:p>037</text:p>
          </table:table-cell>
          <table:table-cell office:value-type="string">
            <text:p>37</text:p>
          </table:table-cell>
          <table:table-cell office:value-type="string">
            <text:p>Boxborough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5506">
            <text:p>5,506</text:p>
          </table:table-cell>
          <table:table-cell office:value-type="float" office:value="364645000">
            <text:p>364,645,000</text:p>
          </table:table-cell>
          <table:table-cell office:value-type="float" office:value="66227">
            <text:p>66,227</text:p>
          </table:table-cell>
          <table:table-cell office:value-type="float" office:value="1245735100">
            <text:p>1,245,735,100</text:p>
          </table:table-cell>
          <table:table-cell office:value-type="float" office:value="226250">
            <text:p>226,250</text:p>
          </table:table-cell>
          <table:table-cell table:number-columns-repeated="1014"/>
        </table:table-row>
        <table:table-row table:style-name="ro2">
          <table:table-cell office:value-type="string">
            <text:p>038</text:p>
          </table:table-cell>
          <table:table-cell office:value-type="string">
            <text:p>38</text:p>
          </table:table-cell>
          <table:table-cell office:value-type="string">
            <text:p>Boxford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8203">
            <text:p>8,203</text:p>
          </table:table-cell>
          <table:table-cell office:value-type="float" office:value="907352000">
            <text:p>907,352,000</text:p>
          </table:table-cell>
          <table:table-cell office:value-type="float" office:value="110612">
            <text:p>110,612</text:p>
          </table:table-cell>
          <table:table-cell office:value-type="float" office:value="2027205500">
            <text:p>2,027,205,500</text:p>
          </table:table-cell>
          <table:table-cell office:value-type="float" office:value="247130">
            <text:p>247,130</text:p>
          </table:table-cell>
          <table:table-cell table:number-columns-repeated="1014"/>
        </table:table-row>
        <table:table-row table:style-name="ro2">
          <table:table-cell office:value-type="string">
            <text:p>039</text:p>
          </table:table-cell>
          <table:table-cell office:value-type="string">
            <text:p>39</text:p>
          </table:table-cell>
          <table:table-cell office:value-type="string">
            <text:p>Boylston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4849">
            <text:p>4,849</text:p>
          </table:table-cell>
          <table:table-cell office:value-type="float" office:value="306364000">
            <text:p>306,364,000</text:p>
          </table:table-cell>
          <table:table-cell office:value-type="float" office:value="63181">
            <text:p>63,181</text:p>
          </table:table-cell>
          <table:table-cell office:value-type="float" office:value="894665100">
            <text:p>894,665,100</text:p>
          </table:table-cell>
          <table:table-cell office:value-type="float" office:value="184505">
            <text:p>184,505</text:p>
          </table:table-cell>
          <table:table-cell table:number-columns-repeated="1014"/>
        </table:table-row>
        <table:table-row table:style-name="ro2">
          <table:table-cell office:value-type="string">
            <text:p>040</text:p>
          </table:table-cell>
          <table:table-cell office:value-type="string">
            <text:p>40</text:p>
          </table:table-cell>
          <table:table-cell office:value-type="string">
            <text:p>Braintree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39143">
            <text:p>39,143</text:p>
          </table:table-cell>
          <table:table-cell office:value-type="float" office:value="1741785000">
            <text:p>1,741,785,000</text:p>
          </table:table-cell>
          <table:table-cell office:value-type="float" office:value="44498">
            <text:p>44,498</text:p>
          </table:table-cell>
          <table:table-cell office:value-type="float" office:value="8213296300">
            <text:p>8,213,296,300</text:p>
          </table:table-cell>
          <table:table-cell office:value-type="float" office:value="209828">
            <text:p>209,828</text:p>
          </table:table-cell>
          <table:table-cell table:number-columns-repeated="1014"/>
        </table:table-row>
        <table:table-row table:style-name="ro2">
          <table:table-cell office:value-type="string">
            <text:p>041</text:p>
          </table:table-cell>
          <table:table-cell office:value-type="string">
            <text:p>41</text:p>
          </table:table-cell>
          <table:table-cell office:value-type="string">
            <text:p>Brewster</text:p>
          </table:table-cell>
          <table:table-cell office:value-type="string">
            <text:p>BARNSTABLE</text:p>
          </table:table-cell>
          <table:table-cell office:value-type="string">
            <text:p>2023</text:p>
          </table:table-cell>
          <table:table-cell office:value-type="float" office:value="10318">
            <text:p>10,318</text:p>
          </table:table-cell>
          <table:table-cell office:value-type="float" office:value="433996000">
            <text:p>433,996,000</text:p>
          </table:table-cell>
          <table:table-cell office:value-type="float" office:value="42062">
            <text:p>42,062</text:p>
          </table:table-cell>
          <table:table-cell office:value-type="float" office:value="4380442300">
            <text:p>4,380,442,300</text:p>
          </table:table-cell>
          <table:table-cell office:value-type="float" office:value="424544">
            <text:p>424,544</text:p>
          </table:table-cell>
          <table:table-cell table:number-columns-repeated="1014"/>
        </table:table-row>
        <table:table-row table:style-name="ro2">
          <table:table-cell office:value-type="string">
            <text:p>042</text:p>
          </table:table-cell>
          <table:table-cell office:value-type="string">
            <text:p>42</text:p>
          </table:table-cell>
          <table:table-cell office:value-type="string">
            <text:p>Bridgewater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28633">
            <text:p>28,633</text:p>
          </table:table-cell>
          <table:table-cell office:value-type="float" office:value="977567000">
            <text:p>977,567,000</text:p>
          </table:table-cell>
          <table:table-cell office:value-type="float" office:value="34141">
            <text:p>34,141</text:p>
          </table:table-cell>
          <table:table-cell office:value-type="float" office:value="3400108700">
            <text:p>3,400,108,700</text:p>
          </table:table-cell>
          <table:table-cell office:value-type="float" office:value="118748">
            <text:p>118,748</text:p>
          </table:table-cell>
          <table:table-cell table:number-columns-repeated="1014"/>
        </table:table-row>
        <table:table-row table:style-name="ro2">
          <table:table-cell office:value-type="string">
            <text:p>043</text:p>
          </table:table-cell>
          <table:table-cell office:value-type="string">
            <text:p>43</text:p>
          </table:table-cell>
          <table:table-cell office:value-type="string">
            <text:p>Brimfield</text:p>
          </table:table-cell>
          <table:table-cell office:value-type="string">
            <text:p>HAMPDEN</text:p>
          </table:table-cell>
          <table:table-cell office:value-type="string">
            <text:p>2023</text:p>
          </table:table-cell>
          <table:table-cell office:value-type="float" office:value="3694">
            <text:p>3,694</text:p>
          </table:table-cell>
          <table:table-cell office:value-type="float" office:value="150717000">
            <text:p>150,717,000</text:p>
          </table:table-cell>
          <table:table-cell office:value-type="float" office:value="40800">
            <text:p>40,800</text:p>
          </table:table-cell>
          <table:table-cell office:value-type="float" office:value="466597600">
            <text:p>466,597,600</text:p>
          </table:table-cell>
          <table:table-cell office:value-type="float" office:value="126312">
            <text:p>126,312</text:p>
          </table:table-cell>
          <table:table-cell table:number-columns-repeated="1014"/>
        </table:table-row>
        <table:table-row table:style-name="ro2">
          <table:table-cell office:value-type="string">
            <text:p>044</text:p>
          </table:table-cell>
          <table:table-cell office:value-type="string">
            <text:p>44</text:p>
          </table:table-cell>
          <table:table-cell office:value-type="string">
            <text:p>Brockton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105643">
            <text:p>105,643</text:p>
          </table:table-cell>
          <table:table-cell office:value-type="float" office:value="2294511000">
            <text:p>2,294,511,000</text:p>
          </table:table-cell>
          <table:table-cell office:value-type="float" office:value="21719">
            <text:p>21,719</text:p>
          </table:table-cell>
          <table:table-cell office:value-type="float" office:value="8886561300">
            <text:p>8,886,561,300</text:p>
          </table:table-cell>
          <table:table-cell office:value-type="float" office:value="84119">
            <text:p>84,119</text:p>
          </table:table-cell>
          <table:table-cell table:number-columns-repeated="1014"/>
        </table:table-row>
        <table:table-row table:style-name="ro2">
          <table:table-cell office:value-type="string">
            <text:p>045</text:p>
          </table:table-cell>
          <table:table-cell office:value-type="string">
            <text:p>45</text:p>
          </table:table-cell>
          <table:table-cell office:value-type="string">
            <text:p>Brookfield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3439">
            <text:p>3,439</text:p>
          </table:table-cell>
          <table:table-cell office:value-type="float" office:value="102428000">
            <text:p>102,428,000</text:p>
          </table:table-cell>
          <table:table-cell office:value-type="float" office:value="29784">
            <text:p>29,784</text:p>
          </table:table-cell>
          <table:table-cell office:value-type="float" office:value="312533400">
            <text:p>312,533,400</text:p>
          </table:table-cell>
          <table:table-cell office:value-type="float" office:value="90879">
            <text:p>90,879</text:p>
          </table:table-cell>
          <table:table-cell table:number-columns-repeated="1014"/>
        </table:table-row>
        <table:table-row table:style-name="ro2">
          <table:table-cell office:value-type="string">
            <text:p>046</text:p>
          </table:table-cell>
          <table:table-cell office:value-type="string">
            <text:p>46</text:p>
          </table:table-cell>
          <table:table-cell office:value-type="string">
            <text:p>Brookline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63191">
            <text:p>63,191</text:p>
          </table:table-cell>
          <table:table-cell office:value-type="float" office:value="5258060000">
            <text:p>5,258,060,000</text:p>
          </table:table-cell>
          <table:table-cell office:value-type="float" office:value="83209">
            <text:p>83,209</text:p>
          </table:table-cell>
          <table:table-cell office:value-type="float" office:value="28147948700">
            <text:p>28,147,948,700</text:p>
          </table:table-cell>
          <table:table-cell office:value-type="float" office:value="445442">
            <text:p>445,442</text:p>
          </table:table-cell>
          <table:table-cell table:number-columns-repeated="1014"/>
        </table:table-row>
        <table:table-row table:style-name="ro2">
          <table:table-cell office:value-type="string">
            <text:p>047</text:p>
          </table:table-cell>
          <table:table-cell office:value-type="string">
            <text:p>47</text:p>
          </table:table-cell>
          <table:table-cell office:value-type="string">
            <text:p>Buckland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1816">
            <text:p>1,816</text:p>
          </table:table-cell>
          <table:table-cell office:value-type="float" office:value="44572050">
            <text:p>44,572,050</text:p>
          </table:table-cell>
          <table:table-cell office:value-type="float" office:value="24544">
            <text:p>24,544</text:p>
          </table:table-cell>
          <table:table-cell office:value-type="float" office:value="236099700">
            <text:p>236,099,700</text:p>
          </table:table-cell>
          <table:table-cell office:value-type="float" office:value="130011">
            <text:p>130,011</text:p>
          </table:table-cell>
          <table:table-cell table:number-columns-repeated="1014"/>
        </table:table-row>
        <table:table-row table:style-name="ro2">
          <table:table-cell office:value-type="string">
            <text:p>048</text:p>
          </table:table-cell>
          <table:table-cell office:value-type="string">
            <text:p>48</text:p>
          </table:table-cell>
          <table:table-cell office:value-type="string">
            <text:p>Burlington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26377">
            <text:p>26,377</text:p>
          </table:table-cell>
          <table:table-cell office:value-type="float" office:value="1423904000">
            <text:p>1,423,904,000</text:p>
          </table:table-cell>
          <table:table-cell office:value-type="float" office:value="53983">
            <text:p>53,983</text:p>
          </table:table-cell>
          <table:table-cell office:value-type="float" office:value="8100649200">
            <text:p>8,100,649,200</text:p>
          </table:table-cell>
          <table:table-cell office:value-type="float" office:value="307110">
            <text:p>307,110</text:p>
          </table:table-cell>
          <table:table-cell table:number-columns-repeated="1014"/>
        </table:table-row>
        <table:table-row table:style-name="ro2">
          <table:table-cell office:value-type="string">
            <text:p>049</text:p>
          </table:table-cell>
          <table:table-cell office:value-type="string">
            <text:p>49</text:p>
          </table:table-cell>
          <table:table-cell office:value-type="string">
            <text:p>Cambridge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118403">
            <text:p>118,403</text:p>
          </table:table-cell>
          <table:table-cell office:value-type="float" office:value="8626740000">
            <text:p>8,626,740,000</text:p>
          </table:table-cell>
          <table:table-cell office:value-type="float" office:value="72859">
            <text:p>72,859</text:p>
          </table:table-cell>
          <table:table-cell office:value-type="float" office:value="63505735500">
            <text:p>63,505,735,500</text:p>
          </table:table-cell>
          <table:table-cell office:value-type="float" office:value="536352">
            <text:p>536,352</text:p>
          </table:table-cell>
          <table:table-cell table:number-columns-repeated="1014"/>
        </table:table-row>
        <table:table-row table:style-name="ro2">
          <table:table-cell office:value-type="string">
            <text:p>050</text:p>
          </table:table-cell>
          <table:table-cell office:value-type="string">
            <text:p>50</text:p>
          </table:table-cell>
          <table:table-cell office:value-type="string">
            <text:p>Canton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24370">
            <text:p>24,370</text:p>
          </table:table-cell>
          <table:table-cell office:value-type="float" office:value="1466824000">
            <text:p>1,466,824,000</text:p>
          </table:table-cell>
          <table:table-cell office:value-type="float" office:value="60190">
            <text:p>60,190</text:p>
          </table:table-cell>
          <table:table-cell office:value-type="float" office:value="5664784600">
            <text:p>5,664,784,600</text:p>
          </table:table-cell>
          <table:table-cell office:value-type="float" office:value="232449">
            <text:p>232,449</text:p>
          </table:table-cell>
          <table:table-cell table:number-columns-repeated="1014"/>
        </table:table-row>
        <table:table-row table:style-name="ro2">
          <table:table-cell office:value-type="string">
            <text:p>051</text:p>
          </table:table-cell>
          <table:table-cell office:value-type="string">
            <text:p>51</text:p>
          </table:table-cell>
          <table:table-cell office:value-type="string">
            <text:p>Carlisle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5237">
            <text:p>5,237</text:p>
          </table:table-cell>
          <table:table-cell office:value-type="float" office:value="696005000">
            <text:p>696,005,000</text:p>
          </table:table-cell>
          <table:table-cell office:value-type="float" office:value="132901">
            <text:p>132,901</text:p>
          </table:table-cell>
          <table:table-cell office:value-type="float" office:value="1657167300">
            <text:p>1,657,167,300</text:p>
          </table:table-cell>
          <table:table-cell office:value-type="float" office:value="316434">
            <text:p>316,434</text:p>
          </table:table-cell>
          <table:table-cell table:number-columns-repeated="1014"/>
        </table:table-row>
        <table:table-row table:style-name="ro2">
          <table:table-cell office:value-type="string">
            <text:p>052</text:p>
          </table:table-cell>
          <table:table-cell office:value-type="string">
            <text:p>52</text:p>
          </table:table-cell>
          <table:table-cell office:value-type="string">
            <text:p>Carver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11645">
            <text:p>11,645</text:p>
          </table:table-cell>
          <table:table-cell office:value-type="float" office:value="414530000">
            <text:p>414,530,000</text:p>
          </table:table-cell>
          <table:table-cell office:value-type="float" office:value="35597">
            <text:p>35,597</text:p>
          </table:table-cell>
          <table:table-cell office:value-type="float" office:value="1542843600">
            <text:p>1,542,843,600</text:p>
          </table:table-cell>
          <table:table-cell office:value-type="float" office:value="132490">
            <text:p>132,490</text:p>
          </table:table-cell>
          <table:table-cell table:number-columns-repeated="1014"/>
        </table:table-row>
        <table:table-row table:style-name="ro2">
          <table:table-cell office:value-type="string">
            <text:p>053</text:p>
          </table:table-cell>
          <table:table-cell office:value-type="string">
            <text:p>53</text:p>
          </table:table-cell>
          <table:table-cell office:value-type="string">
            <text:p>Charlemont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1185">
            <text:p>1,185</text:p>
          </table:table-cell>
          <table:table-cell office:value-type="float" office:value="28506000">
            <text:p>28,506,000</text:p>
          </table:table-cell>
          <table:table-cell office:value-type="float" office:value="24056">
            <text:p>24,056</text:p>
          </table:table-cell>
          <table:table-cell office:value-type="float" office:value="147289000">
            <text:p>147,289,000</text:p>
          </table:table-cell>
          <table:table-cell office:value-type="float" office:value="124295">
            <text:p>124,295</text:p>
          </table:table-cell>
          <table:table-cell table:number-columns-repeated="1014"/>
        </table:table-row>
        <table:table-row table:style-name="ro2">
          <table:table-cell office:value-type="string">
            <text:p>054</text:p>
          </table:table-cell>
          <table:table-cell office:value-type="string">
            <text:p>54</text:p>
          </table:table-cell>
          <table:table-cell office:value-type="string">
            <text:p>Charlton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13315">
            <text:p>13,315</text:p>
          </table:table-cell>
          <table:table-cell office:value-type="float" office:value="544329000">
            <text:p>544,329,000</text:p>
          </table:table-cell>
          <table:table-cell office:value-type="float" office:value="40881">
            <text:p>40,881</text:p>
          </table:table-cell>
          <table:table-cell office:value-type="float" office:value="1794497600">
            <text:p>1,794,497,600</text:p>
          </table:table-cell>
          <table:table-cell office:value-type="float" office:value="134773">
            <text:p>134,773</text:p>
          </table:table-cell>
          <table:table-cell table:number-columns-repeated="1014"/>
        </table:table-row>
        <table:table-row table:style-name="ro2">
          <table:table-cell office:value-type="string">
            <text:p>055</text:p>
          </table:table-cell>
          <table:table-cell office:value-type="string">
            <text:p>55</text:p>
          </table:table-cell>
          <table:table-cell office:value-type="string">
            <text:p>Chatham</text:p>
          </table:table-cell>
          <table:table-cell office:value-type="string">
            <text:p>BARNSTABLE</text:p>
          </table:table-cell>
          <table:table-cell office:value-type="string">
            <text:p>2023</text:p>
          </table:table-cell>
          <table:table-cell office:value-type="float" office:value="6594">
            <text:p>6,594</text:p>
          </table:table-cell>
          <table:table-cell office:value-type="float" office:value="462832000">
            <text:p>462,832,000</text:p>
          </table:table-cell>
          <table:table-cell office:value-type="float" office:value="70190">
            <text:p>70,190</text:p>
          </table:table-cell>
          <table:table-cell office:value-type="float" office:value="7904158600">
            <text:p>7,904,158,600</text:p>
          </table:table-cell>
          <table:table-cell office:value-type="float" office:value="1198690">
            <text:p>1,198,690</text:p>
          </table:table-cell>
          <table:table-cell table:number-columns-repeated="1014"/>
        </table:table-row>
        <table:table-row table:style-name="ro2">
          <table:table-cell office:value-type="string">
            <text:p>056</text:p>
          </table:table-cell>
          <table:table-cell office:value-type="string">
            <text:p>56</text:p>
          </table:table-cell>
          <table:table-cell office:value-type="string">
            <text:p>Chelmsford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36392">
            <text:p>36,392</text:p>
          </table:table-cell>
          <table:table-cell office:value-type="float" office:value="2065597000">
            <text:p>2,065,597,000</text:p>
          </table:table-cell>
          <table:table-cell office:value-type="float" office:value="56760">
            <text:p>56,760</text:p>
          </table:table-cell>
          <table:table-cell office:value-type="float" office:value="6551073600">
            <text:p>6,551,073,600</text:p>
          </table:table-cell>
          <table:table-cell office:value-type="float" office:value="180014">
            <text:p>180,014</text:p>
          </table:table-cell>
          <table:table-cell table:number-columns-repeated="1014"/>
        </table:table-row>
        <table:table-row table:style-name="ro2">
          <table:table-cell office:value-type="string">
            <text:p>057</text:p>
          </table:table-cell>
          <table:table-cell office:value-type="string">
            <text:p>57</text:p>
          </table:table-cell>
          <table:table-cell office:value-type="string">
            <text:p>Chelsea</text:p>
          </table:table-cell>
          <table:table-cell office:value-type="string">
            <text:p>SUFFOLK</text:p>
          </table:table-cell>
          <table:table-cell office:value-type="string">
            <text:p>2023</text:p>
          </table:table-cell>
          <table:table-cell office:value-type="float" office:value="40787">
            <text:p>40,787</text:p>
          </table:table-cell>
          <table:table-cell office:value-type="float" office:value="863146000">
            <text:p>863,146,000</text:p>
          </table:table-cell>
          <table:table-cell office:value-type="float" office:value="21162">
            <text:p>21,162</text:p>
          </table:table-cell>
          <table:table-cell office:value-type="float" office:value="4225152600">
            <text:p>4,225,152,600</text:p>
          </table:table-cell>
          <table:table-cell office:value-type="float" office:value="103591">
            <text:p>103,591</text:p>
          </table:table-cell>
          <table:table-cell table:number-columns-repeated="1014"/>
        </table:table-row>
        <table:table-row table:style-name="ro2">
          <table:table-cell office:value-type="string">
            <text:p>058</text:p>
          </table:table-cell>
          <table:table-cell office:value-type="string">
            <text:p>58</text:p>
          </table:table-cell>
          <table:table-cell office:value-type="string">
            <text:p>Cheshire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3258">
            <text:p>3,258</text:p>
          </table:table-cell>
          <table:table-cell office:value-type="float" office:value="100720000">
            <text:p>100,720,000</text:p>
          </table:table-cell>
          <table:table-cell office:value-type="float" office:value="30915">
            <text:p>30,915</text:p>
          </table:table-cell>
          <table:table-cell office:value-type="float" office:value="327182900">
            <text:p>327,182,900</text:p>
          </table:table-cell>
          <table:table-cell office:value-type="float" office:value="100424">
            <text:p>100,424</text:p>
          </table:table-cell>
          <table:table-cell table:number-columns-repeated="1014"/>
        </table:table-row>
        <table:table-row table:style-name="ro2">
          <table:table-cell office:value-type="string">
            <text:p>059</text:p>
          </table:table-cell>
          <table:table-cell office:value-type="string">
            <text:p>59</text:p>
          </table:table-cell>
          <table:table-cell office:value-type="string">
            <text:p>Chester</text:p>
          </table:table-cell>
          <table:table-cell office:value-type="string">
            <text:p>HAMPDEN</text:p>
          </table:table-cell>
          <table:table-cell office:value-type="string">
            <text:p>2023</text:p>
          </table:table-cell>
          <table:table-cell office:value-type="float" office:value="1228">
            <text:p>1,228</text:p>
          </table:table-cell>
          <table:table-cell office:value-type="float" office:value="31514000">
            <text:p>31,514,000</text:p>
          </table:table-cell>
          <table:table-cell office:value-type="float" office:value="25663">
            <text:p>25,663</text:p>
          </table:table-cell>
          <table:table-cell office:value-type="float" office:value="129904800">
            <text:p>129,904,800</text:p>
          </table:table-cell>
          <table:table-cell office:value-type="float" office:value="105786">
            <text:p>105,786</text:p>
          </table:table-cell>
          <table:table-cell table:number-columns-repeated="1014"/>
        </table:table-row>
        <table:table-row table:style-name="ro2">
          <table:table-cell office:value-type="string">
            <text:p>060</text:p>
          </table:table-cell>
          <table:table-cell office:value-type="string">
            <text:p>60</text:p>
          </table:table-cell>
          <table:table-cell office:value-type="string">
            <text:p>Chesterfield</text:p>
          </table:table-cell>
          <table:table-cell office:value-type="string">
            <text:p>HAMPSHIRE</text:p>
          </table:table-cell>
          <table:table-cell office:value-type="string">
            <text:p>2023</text:p>
          </table:table-cell>
          <table:table-cell office:value-type="float" office:value="1186">
            <text:p>1,186</text:p>
          </table:table-cell>
          <table:table-cell office:value-type="float" office:value="37028000">
            <text:p>37,028,000</text:p>
          </table:table-cell>
          <table:table-cell office:value-type="float" office:value="31221">
            <text:p>31,221</text:p>
          </table:table-cell>
          <table:table-cell office:value-type="float" office:value="165075500">
            <text:p>165,075,500</text:p>
          </table:table-cell>
          <table:table-cell office:value-type="float" office:value="139187">
            <text:p>139,187</text:p>
          </table:table-cell>
          <table:table-cell table:number-columns-repeated="1014"/>
        </table:table-row>
        <table:table-row table:style-name="ro2">
          <table:table-cell office:value-type="string">
            <text:p>061</text:p>
          </table:table-cell>
          <table:table-cell office:value-type="string">
            <text:p>61</text:p>
          </table:table-cell>
          <table:table-cell office:value-type="string">
            <text:p>Chicopee</text:p>
          </table:table-cell>
          <table:table-cell office:value-type="string">
            <text:p>HAMPDEN</text:p>
          </table:table-cell>
          <table:table-cell office:value-type="string">
            <text:p>2023</text:p>
          </table:table-cell>
          <table:table-cell office:value-type="float" office:value="55560">
            <text:p>55,560</text:p>
          </table:table-cell>
          <table:table-cell office:value-type="float" office:value="1217103000">
            <text:p>1,217,103,000</text:p>
          </table:table-cell>
          <table:table-cell office:value-type="float" office:value="21906">
            <text:p>21,906</text:p>
          </table:table-cell>
          <table:table-cell office:value-type="float" office:value="4282298400">
            <text:p>4,282,298,400</text:p>
          </table:table-cell>
          <table:table-cell office:value-type="float" office:value="77075">
            <text:p>77,075</text:p>
          </table:table-cell>
          <table:table-cell table:number-columns-repeated="1014"/>
        </table:table-row>
        <table:table-row table:style-name="ro2">
          <table:table-cell office:value-type="string">
            <text:p>062</text:p>
          </table:table-cell>
          <table:table-cell office:value-type="string">
            <text:p>62</text:p>
          </table:table-cell>
          <table:table-cell office:value-type="string">
            <text:p>Chilmark</text:p>
          </table:table-cell>
          <table:table-cell office:value-type="string">
            <text:p>DUKES</text:p>
          </table:table-cell>
          <table:table-cell office:value-type="string">
            <text:p>2023</text:p>
          </table:table-cell>
          <table:table-cell office:value-type="float" office:value="1212">
            <text:p>1,212</text:p>
          </table:table-cell>
          <table:table-cell office:value-type="float" office:value="84756000">
            <text:p>84,756,000</text:p>
          </table:table-cell>
          <table:table-cell office:value-type="float" office:value="69931">
            <text:p>69,931</text:p>
          </table:table-cell>
          <table:table-cell office:value-type="float" office:value="3657005200">
            <text:p>3,657,005,200</text:p>
          </table:table-cell>
          <table:table-cell office:value-type="float" office:value="3017331">
            <text:p>3,017,331</text:p>
          </table:table-cell>
          <table:table-cell table:number-columns-repeated="1014"/>
        </table:table-row>
        <table:table-row table:style-name="ro2">
          <table:table-cell office:value-type="string">
            <text:p>063</text:p>
          </table:table-cell>
          <table:table-cell office:value-type="string">
            <text:p>63</text:p>
          </table:table-cell>
          <table:table-cell office:value-type="string">
            <text:p>Clarksburg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1657">
            <text:p>1,657</text:p>
          </table:table-cell>
          <table:table-cell office:value-type="float" office:value="42428000">
            <text:p>42,428,000</text:p>
          </table:table-cell>
          <table:table-cell office:value-type="float" office:value="25605">
            <text:p>25,605</text:p>
          </table:table-cell>
          <table:table-cell office:value-type="float" office:value="133566700">
            <text:p>133,566,700</text:p>
          </table:table-cell>
          <table:table-cell office:value-type="float" office:value="80608">
            <text:p>80,608</text:p>
          </table:table-cell>
          <table:table-cell table:number-columns-repeated="1014"/>
        </table:table-row>
        <table:table-row table:style-name="ro2">
          <table:table-cell office:value-type="string">
            <text:p>064</text:p>
          </table:table-cell>
          <table:table-cell office:value-type="string">
            <text:p>64</text:p>
          </table:table-cell>
          <table:table-cell office:value-type="string">
            <text:p>Clinton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15428">
            <text:p>15,428</text:p>
          </table:table-cell>
          <table:table-cell office:value-type="float" office:value="473675000">
            <text:p>473,675,000</text:p>
          </table:table-cell>
          <table:table-cell office:value-type="float" office:value="30702">
            <text:p>30,702</text:p>
          </table:table-cell>
          <table:table-cell office:value-type="float" office:value="1653168200">
            <text:p>1,653,168,200</text:p>
          </table:table-cell>
          <table:table-cell office:value-type="float" office:value="107154">
            <text:p>107,154</text:p>
          </table:table-cell>
          <table:table-cell table:number-columns-repeated="1014"/>
        </table:table-row>
        <table:table-row table:style-name="ro2">
          <table:table-cell office:value-type="string">
            <text:p>065</text:p>
          </table:table-cell>
          <table:table-cell office:value-type="string">
            <text:p>65</text:p>
          </table:table-cell>
          <table:table-cell office:value-type="string">
            <text:p>Cohasset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8381">
            <text:p>8,381</text:p>
          </table:table-cell>
          <table:table-cell office:value-type="float" office:value="1097715000">
            <text:p>1,097,715,000</text:p>
          </table:table-cell>
          <table:table-cell office:value-type="float" office:value="130977">
            <text:p>130,977</text:p>
          </table:table-cell>
          <table:table-cell office:value-type="float" office:value="3240448100">
            <text:p>3,240,448,100</text:p>
          </table:table-cell>
          <table:table-cell office:value-type="float" office:value="386642">
            <text:p>386,642</text:p>
          </table:table-cell>
          <table:table-cell table:number-columns-repeated="1014"/>
        </table:table-row>
        <table:table-row table:style-name="ro2">
          <table:table-cell office:value-type="string">
            <text:p>066</text:p>
          </table:table-cell>
          <table:table-cell office:value-type="string">
            <text:p>66</text:p>
          </table:table-cell>
          <table:table-cell office:value-type="string">
            <text:p>Colrain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1606">
            <text:p>1,606</text:p>
          </table:table-cell>
          <table:table-cell office:value-type="float" office:value="45888000">
            <text:p>45,888,000</text:p>
          </table:table-cell>
          <table:table-cell office:value-type="float" office:value="28573">
            <text:p>28,573</text:p>
          </table:table-cell>
          <table:table-cell office:value-type="float" office:value="182644300">
            <text:p>182,644,300</text:p>
          </table:table-cell>
          <table:table-cell office:value-type="float" office:value="113726">
            <text:p>113,726</text:p>
          </table:table-cell>
          <table:table-cell table:number-columns-repeated="1014"/>
        </table:table-row>
        <table:table-row table:style-name="ro2">
          <table:table-cell office:value-type="string">
            <text:p>067</text:p>
          </table:table-cell>
          <table:table-cell office:value-type="string">
            <text:p>67</text:p>
          </table:table-cell>
          <table:table-cell office:value-type="string">
            <text:p>Concord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18491">
            <text:p>18,491</text:p>
          </table:table-cell>
          <table:table-cell office:value-type="float" office:value="2815154000">
            <text:p>2,815,154,000</text:p>
          </table:table-cell>
          <table:table-cell office:value-type="float" office:value="152245">
            <text:p>152,245</text:p>
          </table:table-cell>
          <table:table-cell office:value-type="float" office:value="7134203400">
            <text:p>7,134,203,400</text:p>
          </table:table-cell>
          <table:table-cell office:value-type="float" office:value="385820">
            <text:p>385,820</text:p>
          </table:table-cell>
          <table:table-cell table:number-columns-repeated="1014"/>
        </table:table-row>
        <table:table-row table:style-name="ro2">
          <table:table-cell office:value-type="string">
            <text:p>068</text:p>
          </table:table-cell>
          <table:table-cell office:value-type="string">
            <text:p>68</text:p>
          </table:table-cell>
          <table:table-cell office:value-type="string">
            <text:p>Conway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1761">
            <text:p>1,761</text:p>
          </table:table-cell>
          <table:table-cell office:value-type="float" office:value="65789000">
            <text:p>65,789,000</text:p>
          </table:table-cell>
          <table:table-cell office:value-type="float" office:value="37359">
            <text:p>37,359</text:p>
          </table:table-cell>
          <table:table-cell office:value-type="float" office:value="272849200">
            <text:p>272,849,200</text:p>
          </table:table-cell>
          <table:table-cell office:value-type="float" office:value="154940">
            <text:p>154,940</text:p>
          </table:table-cell>
          <table:table-cell table:number-columns-repeated="1014"/>
        </table:table-row>
        <table:table-row table:style-name="ro2">
          <table:table-cell office:value-type="string">
            <text:p>069</text:p>
          </table:table-cell>
          <table:table-cell office:value-type="string">
            <text:p>69</text:p>
          </table:table-cell>
          <table:table-cell office:value-type="string">
            <text:p>Cummington</text:p>
          </table:table-cell>
          <table:table-cell office:value-type="string">
            <text:p>HAMPSHIRE</text:p>
          </table:table-cell>
          <table:table-cell office:value-type="string">
            <text:p>2023</text:p>
          </table:table-cell>
          <table:table-cell office:value-type="float" office:value="829">
            <text:p>829</text:p>
          </table:table-cell>
          <table:table-cell office:value-type="float" office:value="25931000">
            <text:p>25,931,000</text:p>
          </table:table-cell>
          <table:table-cell office:value-type="float" office:value="31280">
            <text:p>31,280</text:p>
          </table:table-cell>
          <table:table-cell office:value-type="float" office:value="136764000">
            <text:p>136,764,000</text:p>
          </table:table-cell>
          <table:table-cell office:value-type="float" office:value="164975">
            <text:p>164,975</text:p>
          </table:table-cell>
          <table:table-cell table:number-columns-repeated="1014"/>
        </table:table-row>
        <table:table-row table:style-name="ro2">
          <table:table-cell office:value-type="string">
            <text:p>070</text:p>
          </table:table-cell>
          <table:table-cell office:value-type="string">
            <text:p>70</text:p>
          </table:table-cell>
          <table:table-cell office:value-type="string">
            <text:p>Dalton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6330">
            <text:p>6,330</text:p>
          </table:table-cell>
          <table:table-cell office:value-type="float" office:value="216785000">
            <text:p>216,785,000</text:p>
          </table:table-cell>
          <table:table-cell office:value-type="float" office:value="34247">
            <text:p>34,247</text:p>
          </table:table-cell>
          <table:table-cell office:value-type="float" office:value="659304000">
            <text:p>659,304,000</text:p>
          </table:table-cell>
          <table:table-cell office:value-type="float" office:value="104155">
            <text:p>104,155</text:p>
          </table:table-cell>
          <table:table-cell table:number-columns-repeated="1014"/>
        </table:table-row>
        <table:table-row table:style-name="ro2">
          <table:table-cell office:value-type="string">
            <text:p>071</text:p>
          </table:table-cell>
          <table:table-cell office:value-type="string">
            <text:p>71</text:p>
          </table:table-cell>
          <table:table-cell office:value-type="string">
            <text:p>Danvers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28087">
            <text:p>28,087</text:p>
          </table:table-cell>
          <table:table-cell office:value-type="float" office:value="1359576000">
            <text:p>1,359,576,000</text:p>
          </table:table-cell>
          <table:table-cell office:value-type="float" office:value="48406">
            <text:p>48,406</text:p>
          </table:table-cell>
          <table:table-cell office:value-type="float" office:value="5748464900">
            <text:p>5,748,464,900</text:p>
          </table:table-cell>
          <table:table-cell office:value-type="float" office:value="204666">
            <text:p>204,666</text:p>
          </table:table-cell>
          <table:table-cell table:number-columns-repeated="1014"/>
        </table:table-row>
        <table:table-row table:style-name="ro2">
          <table:table-cell office:value-type="string">
            <text:p>072</text:p>
          </table:table-cell>
          <table:table-cell office:value-type="string">
            <text:p>72</text:p>
          </table:table-cell>
          <table:table-cell office:value-type="string">
            <text:p>Dartmouth</text:p>
          </table:table-cell>
          <table:table-cell office:value-type="string">
            <text:p>BRISTOL</text:p>
          </table:table-cell>
          <table:table-cell office:value-type="string">
            <text:p>2023</text:p>
          </table:table-cell>
          <table:table-cell office:value-type="float" office:value="33783">
            <text:p>33,783</text:p>
          </table:table-cell>
          <table:table-cell office:value-type="float" office:value="1413488000">
            <text:p>1,413,488,000</text:p>
          </table:table-cell>
          <table:table-cell office:value-type="float" office:value="41840">
            <text:p>41,840</text:p>
          </table:table-cell>
          <table:table-cell office:value-type="float" office:value="6198070600">
            <text:p>6,198,070,600</text:p>
          </table:table-cell>
          <table:table-cell office:value-type="float" office:value="183467">
            <text:p>183,467</text:p>
          </table:table-cell>
          <table:table-cell table:number-columns-repeated="1014"/>
        </table:table-row>
        <table:table-row table:style-name="ro2">
          <table:table-cell office:value-type="string">
            <text:p>073</text:p>
          </table:table-cell>
          <table:table-cell office:value-type="string">
            <text:p>73</text:p>
          </table:table-cell>
          <table:table-cell office:value-type="string">
            <text:p>Dedham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25364">
            <text:p>25,364</text:p>
          </table:table-cell>
          <table:table-cell office:value-type="float" office:value="1544132000">
            <text:p>1,544,132,000</text:p>
          </table:table-cell>
          <table:table-cell office:value-type="float" office:value="60879">
            <text:p>60,879</text:p>
          </table:table-cell>
          <table:table-cell office:value-type="float" office:value="5863555800">
            <text:p>5,863,555,800</text:p>
          </table:table-cell>
          <table:table-cell office:value-type="float" office:value="231176">
            <text:p>231,176</text:p>
          </table:table-cell>
          <table:table-cell table:number-columns-repeated="1014"/>
        </table:table-row>
        <table:table-row table:style-name="ro2">
          <table:table-cell office:value-type="string">
            <text:p>074</text:p>
          </table:table-cell>
          <table:table-cell office:value-type="string">
            <text:p>74</text:p>
          </table:table-cell>
          <table:table-cell office:value-type="string">
            <text:p>Deerfield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5090">
            <text:p>5,090</text:p>
          </table:table-cell>
          <table:table-cell office:value-type="float" office:value="236065000">
            <text:p>236,065,000</text:p>
          </table:table-cell>
          <table:table-cell office:value-type="float" office:value="46378">
            <text:p>46,378</text:p>
          </table:table-cell>
          <table:table-cell office:value-type="float" office:value="808941100">
            <text:p>808,941,100</text:p>
          </table:table-cell>
          <table:table-cell office:value-type="float" office:value="158928">
            <text:p>158,928</text:p>
          </table:table-cell>
          <table:table-cell table:number-columns-repeated="1014"/>
        </table:table-row>
        <table:table-row table:style-name="ro2">
          <table:table-cell office:value-type="string">
            <text:p>075</text:p>
          </table:table-cell>
          <table:table-cell office:value-type="string">
            <text:p>75</text:p>
          </table:table-cell>
          <table:table-cell office:value-type="string">
            <text:p>Dennis</text:p>
          </table:table-cell>
          <table:table-cell office:value-type="string">
            <text:p>BARNSTABLE</text:p>
          </table:table-cell>
          <table:table-cell office:value-type="string">
            <text:p>2023</text:p>
          </table:table-cell>
          <table:table-cell office:value-type="float" office:value="14674">
            <text:p>14,674</text:p>
          </table:table-cell>
          <table:table-cell office:value-type="float" office:value="576790000">
            <text:p>576,790,000</text:p>
          </table:table-cell>
          <table:table-cell office:value-type="float" office:value="39307">
            <text:p>39,307</text:p>
          </table:table-cell>
          <table:table-cell office:value-type="float" office:value="7955584100">
            <text:p>7,955,584,100</text:p>
          </table:table-cell>
          <table:table-cell office:value-type="float" office:value="542155">
            <text:p>542,155</text:p>
          </table:table-cell>
          <table:table-cell table:number-columns-repeated="1014"/>
        </table:table-row>
        <table:table-row table:style-name="ro2">
          <table:table-cell office:value-type="string">
            <text:p>076</text:p>
          </table:table-cell>
          <table:table-cell office:value-type="string">
            <text:p>76</text:p>
          </table:table-cell>
          <table:table-cell office:value-type="string">
            <text:p>Dighton</text:p>
          </table:table-cell>
          <table:table-cell office:value-type="string">
            <text:p>BRISTOL</text:p>
          </table:table-cell>
          <table:table-cell office:value-type="string">
            <text:p>2023</text:p>
          </table:table-cell>
          <table:table-cell office:value-type="float" office:value="8101">
            <text:p>8,101</text:p>
          </table:table-cell>
          <table:table-cell office:value-type="float" office:value="302643000">
            <text:p>302,643,000</text:p>
          </table:table-cell>
          <table:table-cell office:value-type="float" office:value="37359">
            <text:p>37,359</text:p>
          </table:table-cell>
          <table:table-cell office:value-type="float" office:value="1162938400">
            <text:p>1,162,938,400</text:p>
          </table:table-cell>
          <table:table-cell office:value-type="float" office:value="143555">
            <text:p>143,555</text:p>
          </table:table-cell>
          <table:table-cell table:number-columns-repeated="1014"/>
        </table:table-row>
        <table:table-row table:style-name="ro2">
          <table:table-cell office:value-type="string">
            <text:p>077</text:p>
          </table:table-cell>
          <table:table-cell office:value-type="string">
            <text:p>77</text:p>
          </table:table-cell>
          <table:table-cell office:value-type="string">
            <text:p>Douglas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8983">
            <text:p>8,983</text:p>
          </table:table-cell>
          <table:table-cell office:value-type="float" office:value="360048000">
            <text:p>360,048,000</text:p>
          </table:table-cell>
          <table:table-cell office:value-type="float" office:value="40081">
            <text:p>40,081</text:p>
          </table:table-cell>
          <table:table-cell office:value-type="float" office:value="1154562000">
            <text:p>1,154,562,000</text:p>
          </table:table-cell>
          <table:table-cell office:value-type="float" office:value="128527">
            <text:p>128,527</text:p>
          </table:table-cell>
          <table:table-cell table:number-columns-repeated="1014"/>
        </table:table-row>
        <table:table-row table:style-name="ro2">
          <table:table-cell office:value-type="string">
            <text:p>078</text:p>
          </table:table-cell>
          <table:table-cell office:value-type="string">
            <text:p>78</text:p>
          </table:table-cell>
          <table:table-cell office:value-type="string">
            <text:p>Dover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5923">
            <text:p>5,923</text:p>
          </table:table-cell>
          <table:table-cell office:value-type="float" office:value="1455913000">
            <text:p>1,455,913,000</text:p>
          </table:table-cell>
          <table:table-cell office:value-type="float" office:value="245807">
            <text:p>245,807</text:p>
          </table:table-cell>
          <table:table-cell office:value-type="float" office:value="2831290600">
            <text:p>2,831,290,600</text:p>
          </table:table-cell>
          <table:table-cell office:value-type="float" office:value="478016">
            <text:p>478,016</text:p>
          </table:table-cell>
          <table:table-cell table:number-columns-repeated="1014"/>
        </table:table-row>
        <table:table-row table:style-name="ro2">
          <table:table-cell office:value-type="string">
            <text:p>079</text:p>
          </table:table-cell>
          <table:table-cell office:value-type="string">
            <text:p>79</text:p>
          </table:table-cell>
          <table:table-cell office:value-type="string">
            <text:p>Dracut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32617">
            <text:p>32,617</text:p>
          </table:table-cell>
          <table:table-cell office:value-type="float" office:value="1183256000">
            <text:p>1,183,256,000</text:p>
          </table:table-cell>
          <table:table-cell office:value-type="float" office:value="36277">
            <text:p>36,277</text:p>
          </table:table-cell>
          <table:table-cell office:value-type="float" office:value="4153988500">
            <text:p>4,153,988,500</text:p>
          </table:table-cell>
          <table:table-cell office:value-type="float" office:value="127357">
            <text:p>127,357</text:p>
          </table:table-cell>
          <table:table-cell table:number-columns-repeated="1014"/>
        </table:table-row>
        <table:table-row table:style-name="ro2">
          <table:table-cell office:value-type="string">
            <text:p>080</text:p>
          </table:table-cell>
          <table:table-cell office:value-type="string">
            <text:p>80</text:p>
          </table:table-cell>
          <table:table-cell office:value-type="string">
            <text:p>Dudley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11921">
            <text:p>11,921</text:p>
          </table:table-cell>
          <table:table-cell office:value-type="float" office:value="352426000">
            <text:p>352,426,000</text:p>
          </table:table-cell>
          <table:table-cell office:value-type="float" office:value="29563">
            <text:p>29,563</text:p>
          </table:table-cell>
          <table:table-cell office:value-type="float" office:value="1146095200">
            <text:p>1,146,095,200</text:p>
          </table:table-cell>
          <table:table-cell office:value-type="float" office:value="96141">
            <text:p>96,141</text:p>
          </table:table-cell>
          <table:table-cell table:number-columns-repeated="1014"/>
        </table:table-row>
        <table:table-row table:style-name="ro2">
          <table:table-cell office:value-type="string">
            <text:p>081</text:p>
          </table:table-cell>
          <table:table-cell office:value-type="string">
            <text:p>81</text:p>
          </table:table-cell>
          <table:table-cell office:value-type="string">
            <text:p>Dunstable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3358">
            <text:p>3,358</text:p>
          </table:table-cell>
          <table:table-cell office:value-type="float" office:value="225804000">
            <text:p>225,804,000</text:p>
          </table:table-cell>
          <table:table-cell office:value-type="float" office:value="67244">
            <text:p>67,244</text:p>
          </table:table-cell>
          <table:table-cell office:value-type="float" office:value="606991900">
            <text:p>606,991,900</text:p>
          </table:table-cell>
          <table:table-cell office:value-type="float" office:value="180760">
            <text:p>180,760</text:p>
          </table:table-cell>
          <table:table-cell table:number-columns-repeated="1014"/>
        </table:table-row>
        <table:table-row table:style-name="ro2">
          <table:table-cell office:value-type="string">
            <text:p>082</text:p>
          </table:table-cell>
          <table:table-cell office:value-type="string">
            <text:p>82</text:p>
          </table:table-cell>
          <table:table-cell office:value-type="string">
            <text:p>Duxbury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16090">
            <text:p>16,090</text:p>
          </table:table-cell>
          <table:table-cell office:value-type="float" office:value="1831514000">
            <text:p>1,831,514,000</text:p>
          </table:table-cell>
          <table:table-cell office:value-type="float" office:value="113829">
            <text:p>113,829</text:p>
          </table:table-cell>
          <table:table-cell office:value-type="float" office:value="4654728300">
            <text:p>4,654,728,300</text:p>
          </table:table-cell>
          <table:table-cell office:value-type="float" office:value="289293">
            <text:p>289,293</text:p>
          </table:table-cell>
          <table:table-cell table:number-columns-repeated="1014"/>
        </table:table-row>
        <table:table-row table:style-name="ro2">
          <table:table-cell office:value-type="string">
            <text:p>083</text:p>
          </table:table-cell>
          <table:table-cell office:value-type="string">
            <text:p>83</text:p>
          </table:table-cell>
          <table:table-cell office:value-type="string">
            <text:p>East Bridgewater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14440">
            <text:p>14,440</text:p>
          </table:table-cell>
          <table:table-cell office:value-type="float" office:value="545081000">
            <text:p>545,081,000</text:p>
          </table:table-cell>
          <table:table-cell office:value-type="float" office:value="37748">
            <text:p>37,748</text:p>
          </table:table-cell>
          <table:table-cell office:value-type="float" office:value="1926835300">
            <text:p>1,926,835,300</text:p>
          </table:table-cell>
          <table:table-cell office:value-type="float" office:value="133437">
            <text:p>133,437</text:p>
          </table:table-cell>
          <table:table-cell table:number-columns-repeated="1014"/>
        </table:table-row>
        <table:table-row table:style-name="ro2">
          <table:table-cell office:value-type="string">
            <text:p>084</text:p>
          </table:table-cell>
          <table:table-cell office:value-type="string">
            <text:p>84</text:p>
          </table:table-cell>
          <table:table-cell office:value-type="string">
            <text:p>East Brookfield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2224">
            <text:p>2,224</text:p>
          </table:table-cell>
          <table:table-cell office:value-type="float" office:value="77494000">
            <text:p>77,494,000</text:p>
          </table:table-cell>
          <table:table-cell office:value-type="float" office:value="34844">
            <text:p>34,844</text:p>
          </table:table-cell>
          <table:table-cell office:value-type="float" office:value="278867500">
            <text:p>278,867,500</text:p>
          </table:table-cell>
          <table:table-cell office:value-type="float" office:value="125390">
            <text:p>125,390</text:p>
          </table:table-cell>
          <table:table-cell table:number-columns-repeated="1014"/>
        </table:table-row>
        <table:table-row table:style-name="ro2">
          <table:table-cell office:value-type="string">
            <text:p>085</text:p>
          </table:table-cell>
          <table:table-cell office:value-type="string">
            <text:p>87</text:p>
          </table:table-cell>
          <table:table-cell office:value-type="string">
            <text:p>East Longmeadow</text:p>
          </table:table-cell>
          <table:table-cell office:value-type="string">
            <text:p>HAMPDEN</text:p>
          </table:table-cell>
          <table:table-cell office:value-type="string">
            <text:p>2023</text:p>
          </table:table-cell>
          <table:table-cell office:value-type="float" office:value="16430">
            <text:p>16,430</text:p>
          </table:table-cell>
          <table:table-cell office:value-type="float" office:value="732957000">
            <text:p>732,957,000</text:p>
          </table:table-cell>
          <table:table-cell office:value-type="float" office:value="44611">
            <text:p>44,611</text:p>
          </table:table-cell>
          <table:table-cell office:value-type="float" office:value="2143969100">
            <text:p>2,143,969,100</text:p>
          </table:table-cell>
          <table:table-cell office:value-type="float" office:value="130491">
            <text:p>130,491</text:p>
          </table:table-cell>
          <table:table-cell table:number-columns-repeated="1014"/>
        </table:table-row>
        <table:table-row table:style-name="ro2">
          <table:table-cell office:value-type="string">
            <text:p>086</text:p>
          </table:table-cell>
          <table:table-cell office:value-type="string">
            <text:p>85</text:p>
          </table:table-cell>
          <table:table-cell office:value-type="string">
            <text:p>Eastham</text:p>
          </table:table-cell>
          <table:table-cell office:value-type="string">
            <text:p>BARNSTABLE</text:p>
          </table:table-cell>
          <table:table-cell office:value-type="string">
            <text:p>2023</text:p>
          </table:table-cell>
          <table:table-cell office:value-type="float" office:value="5752">
            <text:p>5,752</text:p>
          </table:table-cell>
          <table:table-cell office:value-type="float" office:value="217839000">
            <text:p>217,839,000</text:p>
          </table:table-cell>
          <table:table-cell office:value-type="float" office:value="37872">
            <text:p>37,872</text:p>
          </table:table-cell>
          <table:table-cell office:value-type="float" office:value="3250149400">
            <text:p>3,250,149,400</text:p>
          </table:table-cell>
          <table:table-cell office:value-type="float" office:value="565047">
            <text:p>565,047</text:p>
          </table:table-cell>
          <table:table-cell table:number-columns-repeated="1014"/>
        </table:table-row>
        <table:table-row table:style-name="ro2">
          <table:table-cell office:value-type="string">
            <text:p>087</text:p>
          </table:table-cell>
          <table:table-cell office:value-type="string">
            <text:p>86</text:p>
          </table:table-cell>
          <table:table-cell office:value-type="string">
            <text:p>Easthampton</text:p>
          </table:table-cell>
          <table:table-cell office:value-type="string">
            <text:p>HAMPSHIRE</text:p>
          </table:table-cell>
          <table:table-cell office:value-type="string">
            <text:p>2023</text:p>
          </table:table-cell>
          <table:table-cell office:value-type="float" office:value="16211">
            <text:p>16,211</text:p>
          </table:table-cell>
          <table:table-cell office:value-type="float" office:value="523032000">
            <text:p>523,032,000</text:p>
          </table:table-cell>
          <table:table-cell office:value-type="float" office:value="32264">
            <text:p>32,264</text:p>
          </table:table-cell>
          <table:table-cell office:value-type="float" office:value="1773024900">
            <text:p>1,773,024,900</text:p>
          </table:table-cell>
          <table:table-cell office:value-type="float" office:value="109372">
            <text:p>109,372</text:p>
          </table:table-cell>
          <table:table-cell table:number-columns-repeated="1014"/>
        </table:table-row>
        <table:table-row table:style-name="ro2">
          <table:table-cell office:value-type="string">
            <text:p>088</text:p>
          </table:table-cell>
          <table:table-cell office:value-type="string">
            <text:p>88</text:p>
          </table:table-cell>
          <table:table-cell office:value-type="string">
            <text:p>Easton</text:p>
          </table:table-cell>
          <table:table-cell office:value-type="string">
            <text:p>BRISTOL</text:p>
          </table:table-cell>
          <table:table-cell office:value-type="string">
            <text:p>2023</text:p>
          </table:table-cell>
          <table:table-cell office:value-type="float" office:value="25058">
            <text:p>25,058</text:p>
          </table:table-cell>
          <table:table-cell office:value-type="float" office:value="1341245000">
            <text:p>1,341,245,000</text:p>
          </table:table-cell>
          <table:table-cell office:value-type="float" office:value="53526">
            <text:p>53,526</text:p>
          </table:table-cell>
          <table:table-cell office:value-type="float" office:value="4091504700">
            <text:p>4,091,504,700</text:p>
          </table:table-cell>
          <table:table-cell office:value-type="float" office:value="163281">
            <text:p>163,281</text:p>
          </table:table-cell>
          <table:table-cell table:number-columns-repeated="1014"/>
        </table:table-row>
        <table:table-row table:style-name="ro2">
          <table:table-cell office:value-type="string">
            <text:p>089</text:p>
          </table:table-cell>
          <table:table-cell office:value-type="string">
            <text:p>89</text:p>
          </table:table-cell>
          <table:table-cell office:value-type="string">
            <text:p>Edgartown</text:p>
          </table:table-cell>
          <table:table-cell office:value-type="string">
            <text:p>DUKES</text:p>
          </table:table-cell>
          <table:table-cell office:value-type="string">
            <text:p>2023</text:p>
          </table:table-cell>
          <table:table-cell office:value-type="float" office:value="5168">
            <text:p>5,168</text:p>
          </table:table-cell>
          <table:table-cell office:value-type="float" office:value="354791000">
            <text:p>354,791,000</text:p>
          </table:table-cell>
          <table:table-cell office:value-type="float" office:value="68652">
            <text:p>68,652</text:p>
          </table:table-cell>
          <table:table-cell office:value-type="float" office:value="10127877000">
            <text:p>10,127,877,000</text:p>
          </table:table-cell>
          <table:table-cell office:value-type="float" office:value="1959729">
            <text:p>1,959,729</text:p>
          </table:table-cell>
          <table:table-cell table:number-columns-repeated="1014"/>
        </table:table-row>
        <table:table-row table:style-name="ro2">
          <table:table-cell office:value-type="string">
            <text:p>090</text:p>
          </table:table-cell>
          <table:table-cell office:value-type="string">
            <text:p>90</text:p>
          </table:table-cell>
          <table:table-cell office:value-type="string">
            <text:p>Egremont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1372">
            <text:p>1,372</text:p>
          </table:table-cell>
          <table:table-cell office:value-type="float" office:value="39762000">
            <text:p>39,762,000</text:p>
          </table:table-cell>
          <table:table-cell office:value-type="float" office:value="28981">
            <text:p>28,981</text:p>
          </table:table-cell>
          <table:table-cell office:value-type="float" office:value="461457900">
            <text:p>461,457,900</text:p>
          </table:table-cell>
          <table:table-cell office:value-type="float" office:value="336340">
            <text:p>336,340</text:p>
          </table:table-cell>
          <table:table-cell table:number-columns-repeated="1014"/>
        </table:table-row>
        <table:table-row table:style-name="ro2">
          <table:table-cell office:value-type="string">
            <text:p>091</text:p>
          </table:table-cell>
          <table:table-cell office:value-type="string">
            <text:p>91</text:p>
          </table:table-cell>
          <table:table-cell office:value-type="string">
            <text:p>Erving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1665">
            <text:p>1,665</text:p>
          </table:table-cell>
          <table:table-cell office:value-type="float" office:value="43553000">
            <text:p>43,553,000</text:p>
          </table:table-cell>
          <table:table-cell office:value-type="float" office:value="26158">
            <text:p>26,158</text:p>
          </table:table-cell>
          <table:table-cell office:value-type="float" office:value="956478200">
            <text:p>956,478,200</text:p>
          </table:table-cell>
          <table:table-cell office:value-type="float" office:value="574461">
            <text:p>574,461</text:p>
          </table:table-cell>
          <table:table-cell table:number-columns-repeated="1014"/>
        </table:table-row>
        <table:table-row table:style-name="ro2">
          <table:table-cell office:value-type="string">
            <text:p>092</text:p>
          </table:table-cell>
          <table:table-cell office:value-type="string">
            <text:p>92</text:p>
          </table:table-cell>
          <table:table-cell office:value-type="string">
            <text:p>Essex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3675">
            <text:p>3,675</text:p>
          </table:table-cell>
          <table:table-cell office:value-type="float" office:value="258565000">
            <text:p>258,565,000</text:p>
          </table:table-cell>
          <table:table-cell office:value-type="float" office:value="70358">
            <text:p>70,358</text:p>
          </table:table-cell>
          <table:table-cell office:value-type="float" office:value="944642600">
            <text:p>944,642,600</text:p>
          </table:table-cell>
          <table:table-cell office:value-type="float" office:value="257046">
            <text:p>257,046</text:p>
          </table:table-cell>
          <table:table-cell table:number-columns-repeated="1014"/>
        </table:table-row>
        <table:table-row table:style-name="ro2">
          <table:table-cell office:value-type="string">
            <text:p>093</text:p>
          </table:table-cell>
          <table:table-cell office:value-type="string">
            <text:p>93</text:p>
          </table:table-cell>
          <table:table-cell office:value-type="string">
            <text:p>Everett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49075">
            <text:p>49,075</text:p>
          </table:table-cell>
          <table:table-cell office:value-type="float" office:value="1119184000">
            <text:p>1,119,184,000</text:p>
          </table:table-cell>
          <table:table-cell office:value-type="float" office:value="22806">
            <text:p>22,806</text:p>
          </table:table-cell>
          <table:table-cell office:value-type="float" office:value="7029819300">
            <text:p>7,029,819,300</text:p>
          </table:table-cell>
          <table:table-cell office:value-type="float" office:value="143246">
            <text:p>143,246</text:p>
          </table:table-cell>
          <table:table-cell table:number-columns-repeated="1014"/>
        </table:table-row>
        <table:table-row table:style-name="ro2">
          <table:table-cell office:value-type="string">
            <text:p>094</text:p>
          </table:table-cell>
          <table:table-cell office:value-type="string">
            <text:p>94</text:p>
          </table:table-cell>
          <table:table-cell office:value-type="string">
            <text:p>Fairhaven</text:p>
          </table:table-cell>
          <table:table-cell office:value-type="string">
            <text:p>BRISTOL</text:p>
          </table:table-cell>
          <table:table-cell office:value-type="string">
            <text:p>2023</text:p>
          </table:table-cell>
          <table:table-cell office:value-type="float" office:value="15924">
            <text:p>15,924</text:p>
          </table:table-cell>
          <table:table-cell office:value-type="float" office:value="519080000">
            <text:p>519,080,000</text:p>
          </table:table-cell>
          <table:table-cell office:value-type="float" office:value="32597">
            <text:p>32,597</text:p>
          </table:table-cell>
          <table:table-cell office:value-type="float" office:value="2482405500">
            <text:p>2,482,405,500</text:p>
          </table:table-cell>
          <table:table-cell office:value-type="float" office:value="155891">
            <text:p>155,891</text:p>
          </table:table-cell>
          <table:table-cell table:number-columns-repeated="1014"/>
        </table:table-row>
        <table:table-row table:style-name="ro2">
          <table:table-cell office:value-type="string">
            <text:p>095</text:p>
          </table:table-cell>
          <table:table-cell office:value-type="string">
            <text:p>95</text:p>
          </table:table-cell>
          <table:table-cell office:value-type="string">
            <text:p>Fall River</text:p>
          </table:table-cell>
          <table:table-cell office:value-type="string">
            <text:p>BRISTOL</text:p>
          </table:table-cell>
          <table:table-cell office:value-type="string">
            <text:p>2023</text:p>
          </table:table-cell>
          <table:table-cell office:value-type="float" office:value="94000">
            <text:p>94,000</text:p>
          </table:table-cell>
          <table:table-cell office:value-type="float" office:value="1754923000">
            <text:p>1,754,923,000</text:p>
          </table:table-cell>
          <table:table-cell office:value-type="float" office:value="18669">
            <text:p>18,669</text:p>
          </table:table-cell>
          <table:table-cell office:value-type="float" office:value="6253556700">
            <text:p>6,253,556,700</text:p>
          </table:table-cell>
          <table:table-cell office:value-type="float" office:value="66527">
            <text:p>66,527</text:p>
          </table:table-cell>
          <table:table-cell table:number-columns-repeated="1014"/>
        </table:table-row>
        <table:table-row table:style-name="ro2">
          <table:table-cell office:value-type="string">
            <text:p>096</text:p>
          </table:table-cell>
          <table:table-cell office:value-type="string">
            <text:p>96</text:p>
          </table:table-cell>
          <table:table-cell office:value-type="string">
            <text:p>Falmouth</text:p>
          </table:table-cell>
          <table:table-cell office:value-type="string">
            <text:p>BARNSTABLE</text:p>
          </table:table-cell>
          <table:table-cell office:value-type="string">
            <text:p>2023</text:p>
          </table:table-cell>
          <table:table-cell office:value-type="float" office:value="32517">
            <text:p>32,517</text:p>
          </table:table-cell>
          <table:table-cell office:value-type="float" office:value="1530740000">
            <text:p>1,530,740,000</text:p>
          </table:table-cell>
          <table:table-cell office:value-type="float" office:value="47075">
            <text:p>47,075</text:p>
          </table:table-cell>
          <table:table-cell office:value-type="float" office:value="13186717700">
            <text:p>13,186,717,700</text:p>
          </table:table-cell>
          <table:table-cell office:value-type="float" office:value="405533">
            <text:p>405,533</text:p>
          </table:table-cell>
          <table:table-cell table:number-columns-repeated="1014"/>
        </table:table-row>
        <table:table-row table:style-name="ro2">
          <table:table-cell office:value-type="string">
            <text:p>097</text:p>
          </table:table-cell>
          <table:table-cell office:value-type="string">
            <text:p>97</text:p>
          </table:table-cell>
          <table:table-cell office:value-type="string">
            <text:p>Fitchburg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41946">
            <text:p>41,946</text:p>
          </table:table-cell>
          <table:table-cell office:value-type="float" office:value="910150000">
            <text:p>910,150,000</text:p>
          </table:table-cell>
          <table:table-cell office:value-type="float" office:value="21698">
            <text:p>21,698</text:p>
          </table:table-cell>
          <table:table-cell office:value-type="float" office:value="3008407300">
            <text:p>3,008,407,300</text:p>
          </table:table-cell>
          <table:table-cell office:value-type="float" office:value="71721">
            <text:p>71,721</text:p>
          </table:table-cell>
          <table:table-cell table:number-columns-repeated="1014"/>
        </table:table-row>
        <table:table-row table:style-name="ro2">
          <table:table-cell office:value-type="string">
            <text:p>098</text:p>
          </table:table-cell>
          <table:table-cell office:value-type="string">
            <text:p>98</text:p>
          </table:table-cell>
          <table:table-cell office:value-type="string">
            <text:p>Florida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694">
            <text:p>694</text:p>
          </table:table-cell>
          <table:table-cell office:value-type="float" office:value="14511000">
            <text:p>14,511,000</text:p>
          </table:table-cell>
          <table:table-cell office:value-type="float" office:value="20909">
            <text:p>20,909</text:p>
          </table:table-cell>
          <table:table-cell office:value-type="float" office:value="182043400">
            <text:p>182,043,400</text:p>
          </table:table-cell>
          <table:table-cell office:value-type="float" office:value="262310">
            <text:p>262,310</text:p>
          </table:table-cell>
          <table:table-cell table:number-columns-repeated="1014"/>
        </table:table-row>
        <table:table-row table:style-name="ro2">
          <table:table-cell office:value-type="string">
            <text:p>099</text:p>
          </table:table-cell>
          <table:table-cell office:value-type="string">
            <text:p>99</text:p>
          </table:table-cell>
          <table:table-cell office:value-type="string">
            <text:p>Foxborough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18618">
            <text:p>18,618</text:p>
          </table:table-cell>
          <table:table-cell office:value-type="float" office:value="993227000">
            <text:p>993,227,000</text:p>
          </table:table-cell>
          <table:table-cell office:value-type="float" office:value="53348">
            <text:p>53,348</text:p>
          </table:table-cell>
          <table:table-cell office:value-type="float" office:value="3632254300">
            <text:p>3,632,254,300</text:p>
          </table:table-cell>
          <table:table-cell office:value-type="float" office:value="195094">
            <text:p>195,094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00</text:p>
          </table:table-cell>
          <table:table-cell office:value-type="string">
            <text:p>Framingham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72362">
            <text:p>72,362</text:p>
          </table:table-cell>
          <table:table-cell office:value-type="float" office:value="2776859000">
            <text:p>2,776,859,000</text:p>
          </table:table-cell>
          <table:table-cell office:value-type="float" office:value="38375">
            <text:p>38,375</text:p>
          </table:table-cell>
          <table:table-cell office:value-type="float" office:value="11101738800">
            <text:p>11,101,738,800</text:p>
          </table:table-cell>
          <table:table-cell office:value-type="float" office:value="153419">
            <text:p>153,419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01</text:p>
          </table:table-cell>
          <table:table-cell office:value-type="string">
            <text:p>Franklin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33261">
            <text:p>33,261</text:p>
          </table:table-cell>
          <table:table-cell office:value-type="float" office:value="1811756000">
            <text:p>1,811,756,000</text:p>
          </table:table-cell>
          <table:table-cell office:value-type="float" office:value="54471">
            <text:p>54,471</text:p>
          </table:table-cell>
          <table:table-cell office:value-type="float" office:value="6057291000">
            <text:p>6,057,291,000</text:p>
          </table:table-cell>
          <table:table-cell office:value-type="float" office:value="182114">
            <text:p>182,114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02</text:p>
          </table:table-cell>
          <table:table-cell office:value-type="string">
            <text:p>Freetown</text:p>
          </table:table-cell>
          <table:table-cell office:value-type="string">
            <text:p>BRISTOL</text:p>
          </table:table-cell>
          <table:table-cell office:value-type="string">
            <text:p>2023</text:p>
          </table:table-cell>
          <table:table-cell office:value-type="float" office:value="9206">
            <text:p>9,206</text:p>
          </table:table-cell>
          <table:table-cell office:value-type="float" office:value="364015000">
            <text:p>364,015,000</text:p>
          </table:table-cell>
          <table:table-cell office:value-type="float" office:value="39541">
            <text:p>39,541</text:p>
          </table:table-cell>
          <table:table-cell office:value-type="float" office:value="1612258700">
            <text:p>1,612,258,700</text:p>
          </table:table-cell>
          <table:table-cell office:value-type="float" office:value="175131">
            <text:p>175,131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03</text:p>
          </table:table-cell>
          <table:table-cell office:value-type="string">
            <text:p>Gardner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21287">
            <text:p>21,287</text:p>
          </table:table-cell>
          <table:table-cell office:value-type="float" office:value="469806000">
            <text:p>469,806,000</text:p>
          </table:table-cell>
          <table:table-cell office:value-type="float" office:value="22070">
            <text:p>22,070</text:p>
          </table:table-cell>
          <table:table-cell office:value-type="float" office:value="1481985500">
            <text:p>1,481,985,500</text:p>
          </table:table-cell>
          <table:table-cell office:value-type="float" office:value="69619">
            <text:p>69,619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04</text:p>
          </table:table-cell>
          <table:table-cell office:value-type="string">
            <text:p>Aquinnah</text:p>
          </table:table-cell>
          <table:table-cell office:value-type="string">
            <text:p>DUKES</text:p>
          </table:table-cell>
          <table:table-cell office:value-type="string">
            <text:p>2023</text:p>
          </table:table-cell>
          <table:table-cell office:value-type="float" office:value="439">
            <text:p>439</text:p>
          </table:table-cell>
          <table:table-cell office:value-type="float" office:value="12927000">
            <text:p>12,927,000</text:p>
          </table:table-cell>
          <table:table-cell office:value-type="float" office:value="29446">
            <text:p>29,446</text:p>
          </table:table-cell>
          <table:table-cell office:value-type="float" office:value="810687000">
            <text:p>810,687,000</text:p>
          </table:table-cell>
          <table:table-cell office:value-type="float" office:value="1846667">
            <text:p>1,846,667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05</text:p>
          </table:table-cell>
          <table:table-cell office:value-type="string">
            <text:p>Georgetown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8470">
            <text:p>8,470</text:p>
          </table:table-cell>
          <table:table-cell office:value-type="float" office:value="448136000">
            <text:p>448,136,000</text:p>
          </table:table-cell>
          <table:table-cell office:value-type="float" office:value="52909">
            <text:p>52,909</text:p>
          </table:table-cell>
          <table:table-cell office:value-type="float" office:value="1425622900">
            <text:p>1,425,622,900</text:p>
          </table:table-cell>
          <table:table-cell office:value-type="float" office:value="168314">
            <text:p>168,314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06</text:p>
          </table:table-cell>
          <table:table-cell office:value-type="string">
            <text:p>Gill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1551">
            <text:p>1,551</text:p>
          </table:table-cell>
          <table:table-cell office:value-type="float" office:value="39605000">
            <text:p>39,605,000</text:p>
          </table:table-cell>
          <table:table-cell office:value-type="float" office:value="25535">
            <text:p>25,535</text:p>
          </table:table-cell>
          <table:table-cell office:value-type="float" office:value="173933200">
            <text:p>173,933,200</text:p>
          </table:table-cell>
          <table:table-cell office:value-type="float" office:value="112143">
            <text:p>112,143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07</text:p>
          </table:table-cell>
          <table:table-cell office:value-type="string">
            <text:p>Gloucester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29729">
            <text:p>29,729</text:p>
          </table:table-cell>
          <table:table-cell office:value-type="float" office:value="1223353000">
            <text:p>1,223,353,000</text:p>
          </table:table-cell>
          <table:table-cell office:value-type="float" office:value="41150">
            <text:p>41,150</text:p>
          </table:table-cell>
          <table:table-cell office:value-type="float" office:value="7571872500">
            <text:p>7,571,872,500</text:p>
          </table:table-cell>
          <table:table-cell office:value-type="float" office:value="254697">
            <text:p>254,697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08</text:p>
          </table:table-cell>
          <table:table-cell office:value-type="string">
            <text:p>Goshen</text:p>
          </table:table-cell>
          <table:table-cell office:value-type="string">
            <text:p>HAMPSHIRE</text:p>
          </table:table-cell>
          <table:table-cell office:value-type="string">
            <text:p>2023</text:p>
          </table:table-cell>
          <table:table-cell office:value-type="float" office:value="960">
            <text:p>960</text:p>
          </table:table-cell>
          <table:table-cell office:value-type="float" office:value="15756000">
            <text:p>15,756,000</text:p>
          </table:table-cell>
          <table:table-cell office:value-type="float" office:value="16413">
            <text:p>16,413</text:p>
          </table:table-cell>
          <table:table-cell office:value-type="float" office:value="173818900">
            <text:p>173,818,900</text:p>
          </table:table-cell>
          <table:table-cell office:value-type="float" office:value="181061">
            <text:p>181,061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09</text:p>
          </table:table-cell>
          <table:table-cell office:value-type="string">
            <text:p>Gosnold</text:p>
          </table:table-cell>
          <table:table-cell office:value-type="string">
            <text:p>DUKES</text:p>
          </table:table-cell>
          <table:table-cell office:value-type="string">
            <text:p>2023</text:p>
          </table:table-cell>
          <table:table-cell office:value-type="float" office:value="70">
            <text:p>70</text:p>
          </table:table-cell>
          <table:table-cell office:value-type="float" office:value="879000">
            <text:p>879,000</text:p>
          </table:table-cell>
          <table:table-cell office:value-type="float" office:value="12557">
            <text:p>12,557</text:p>
          </table:table-cell>
          <table:table-cell office:value-type="float" office:value="229578500">
            <text:p>229,578,500</text:p>
          </table:table-cell>
          <table:table-cell office:value-type="float" office:value="3279693">
            <text:p>3,279,693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10</text:p>
          </table:table-cell>
          <table:table-cell office:value-type="string">
            <text:p>Grafton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19664">
            <text:p>19,664</text:p>
          </table:table-cell>
          <table:table-cell office:value-type="float" office:value="1013829000">
            <text:p>1,013,829,000</text:p>
          </table:table-cell>
          <table:table-cell office:value-type="float" office:value="51558">
            <text:p>51,558</text:p>
          </table:table-cell>
          <table:table-cell office:value-type="float" office:value="2853771800">
            <text:p>2,853,771,800</text:p>
          </table:table-cell>
          <table:table-cell office:value-type="float" office:value="145127">
            <text:p>145,127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11</text:p>
          </table:table-cell>
          <table:table-cell office:value-type="string">
            <text:p>Granby</text:p>
          </table:table-cell>
          <table:table-cell office:value-type="string">
            <text:p>HAMPSHIRE</text:p>
          </table:table-cell>
          <table:table-cell office:value-type="string">
            <text:p>2023</text:p>
          </table:table-cell>
          <table:table-cell office:value-type="float" office:value="6110">
            <text:p>6,110</text:p>
          </table:table-cell>
          <table:table-cell office:value-type="float" office:value="219903000">
            <text:p>219,903,000</text:p>
          </table:table-cell>
          <table:table-cell office:value-type="float" office:value="35991">
            <text:p>35,991</text:p>
          </table:table-cell>
          <table:table-cell office:value-type="float" office:value="698314800">
            <text:p>698,314,800</text:p>
          </table:table-cell>
          <table:table-cell office:value-type="float" office:value="114290">
            <text:p>114,29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12</text:p>
          </table:table-cell>
          <table:table-cell office:value-type="string">
            <text:p>Granville</text:p>
          </table:table-cell>
          <table:table-cell office:value-type="string">
            <text:p>HAMPDEN</text:p>
          </table:table-cell>
          <table:table-cell office:value-type="string">
            <text:p>2023</text:p>
          </table:table-cell>
          <table:table-cell office:value-type="float" office:value="1538">
            <text:p>1,538</text:p>
          </table:table-cell>
          <table:table-cell office:value-type="float" office:value="55406000">
            <text:p>55,406,000</text:p>
          </table:table-cell>
          <table:table-cell office:value-type="float" office:value="36025">
            <text:p>36,025</text:p>
          </table:table-cell>
          <table:table-cell office:value-type="float" office:value="210428400">
            <text:p>210,428,400</text:p>
          </table:table-cell>
          <table:table-cell office:value-type="float" office:value="136820">
            <text:p>136,82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13</text:p>
          </table:table-cell>
          <table:table-cell office:value-type="string">
            <text:p>Great Barrington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7172">
            <text:p>7,172</text:p>
          </table:table-cell>
          <table:table-cell office:value-type="float" office:value="348192000">
            <text:p>348,192,000</text:p>
          </table:table-cell>
          <table:table-cell office:value-type="float" office:value="48549">
            <text:p>48,549</text:p>
          </table:table-cell>
          <table:table-cell office:value-type="float" office:value="1600428300">
            <text:p>1,600,428,300</text:p>
          </table:table-cell>
          <table:table-cell office:value-type="float" office:value="223150">
            <text:p>223,15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14</text:p>
          </table:table-cell>
          <table:table-cell office:value-type="string">
            <text:p>Greenfield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17768">
            <text:p>17,768</text:p>
          </table:table-cell>
          <table:table-cell office:value-type="float" office:value="418675000">
            <text:p>418,675,000</text:p>
          </table:table-cell>
          <table:table-cell office:value-type="float" office:value="23563">
            <text:p>23,563</text:p>
          </table:table-cell>
          <table:table-cell office:value-type="float" office:value="1635101600">
            <text:p>1,635,101,600</text:p>
          </table:table-cell>
          <table:table-cell office:value-type="float" office:value="92025">
            <text:p>92,025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15</text:p>
          </table:table-cell>
          <table:table-cell office:value-type="string">
            <text:p>Groton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11315">
            <text:p>11,315</text:p>
          </table:table-cell>
          <table:table-cell office:value-type="float" office:value="780657000">
            <text:p>780,657,000</text:p>
          </table:table-cell>
          <table:table-cell office:value-type="float" office:value="68993">
            <text:p>68,993</text:p>
          </table:table-cell>
          <table:table-cell office:value-type="float" office:value="2033204400">
            <text:p>2,033,204,400</text:p>
          </table:table-cell>
          <table:table-cell office:value-type="float" office:value="179691">
            <text:p>179,691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16</text:p>
          </table:table-cell>
          <table:table-cell office:value-type="string">
            <text:p>Groveland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6752">
            <text:p>6,752</text:p>
          </table:table-cell>
          <table:table-cell office:value-type="float" office:value="294671000">
            <text:p>294,671,000</text:p>
          </table:table-cell>
          <table:table-cell office:value-type="float" office:value="43642">
            <text:p>43,642</text:p>
          </table:table-cell>
          <table:table-cell office:value-type="float" office:value="1116385500">
            <text:p>1,116,385,500</text:p>
          </table:table-cell>
          <table:table-cell office:value-type="float" office:value="165341">
            <text:p>165,341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17</text:p>
          </table:table-cell>
          <table:table-cell office:value-type="string">
            <text:p>Hadley</text:p>
          </table:table-cell>
          <table:table-cell office:value-type="string">
            <text:p>HAMPSHIRE</text:p>
          </table:table-cell>
          <table:table-cell office:value-type="string">
            <text:p>2023</text:p>
          </table:table-cell>
          <table:table-cell office:value-type="float" office:value="5325">
            <text:p>5,325</text:p>
          </table:table-cell>
          <table:table-cell office:value-type="float" office:value="189557000">
            <text:p>189,557,000</text:p>
          </table:table-cell>
          <table:table-cell office:value-type="float" office:value="35598">
            <text:p>35,598</text:p>
          </table:table-cell>
          <table:table-cell office:value-type="float" office:value="1106994300">
            <text:p>1,106,994,300</text:p>
          </table:table-cell>
          <table:table-cell office:value-type="float" office:value="207886">
            <text:p>207,886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18</text:p>
          </table:table-cell>
          <table:table-cell office:value-type="string">
            <text:p>Halifax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7749">
            <text:p>7,749</text:p>
          </table:table-cell>
          <table:table-cell office:value-type="float" office:value="337544000">
            <text:p>337,544,000</text:p>
          </table:table-cell>
          <table:table-cell office:value-type="float" office:value="43560">
            <text:p>43,560</text:p>
          </table:table-cell>
          <table:table-cell office:value-type="float" office:value="1059770900">
            <text:p>1,059,770,900</text:p>
          </table:table-cell>
          <table:table-cell office:value-type="float" office:value="136762">
            <text:p>136,762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19</text:p>
          </table:table-cell>
          <table:table-cell office:value-type="string">
            <text:p>Hamilton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7561">
            <text:p>7,561</text:p>
          </table:table-cell>
          <table:table-cell office:value-type="float" office:value="602577000">
            <text:p>602,577,000</text:p>
          </table:table-cell>
          <table:table-cell office:value-type="float" office:value="79695">
            <text:p>79,695</text:p>
          </table:table-cell>
          <table:table-cell office:value-type="float" office:value="1756199200">
            <text:p>1,756,199,200</text:p>
          </table:table-cell>
          <table:table-cell office:value-type="float" office:value="232271">
            <text:p>232,271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20</text:p>
          </table:table-cell>
          <table:table-cell office:value-type="string">
            <text:p>Hampden</text:p>
          </table:table-cell>
          <table:table-cell office:value-type="string">
            <text:p>HAMPDEN</text:p>
          </table:table-cell>
          <table:table-cell office:value-type="string">
            <text:p>2023</text:p>
          </table:table-cell>
          <table:table-cell office:value-type="float" office:value="4966">
            <text:p>4,966</text:p>
          </table:table-cell>
          <table:table-cell office:value-type="float" office:value="229631000">
            <text:p>229,631,000</text:p>
          </table:table-cell>
          <table:table-cell office:value-type="float" office:value="46241">
            <text:p>46,241</text:p>
          </table:table-cell>
          <table:table-cell office:value-type="float" office:value="662234900">
            <text:p>662,234,900</text:p>
          </table:table-cell>
          <table:table-cell office:value-type="float" office:value="133354">
            <text:p>133,354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21</text:p>
          </table:table-cell>
          <table:table-cell office:value-type="string">
            <text:p>Hancock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757">
            <text:p>757</text:p>
          </table:table-cell>
          <table:table-cell office:value-type="float" office:value="11350000">
            <text:p>11,350,000</text:p>
          </table:table-cell>
          <table:table-cell office:value-type="float" office:value="14993">
            <text:p>14,993</text:p>
          </table:table-cell>
          <table:table-cell office:value-type="float" office:value="322918000">
            <text:p>322,918,000</text:p>
          </table:table-cell>
          <table:table-cell office:value-type="float" office:value="426576">
            <text:p>426,576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22</text:p>
          </table:table-cell>
          <table:table-cell office:value-type="string">
            <text:p>Hanover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14833">
            <text:p>14,833</text:p>
          </table:table-cell>
          <table:table-cell office:value-type="float" office:value="850059000">
            <text:p>850,059,000</text:p>
          </table:table-cell>
          <table:table-cell office:value-type="float" office:value="57309">
            <text:p>57,309</text:p>
          </table:table-cell>
          <table:table-cell office:value-type="float" office:value="3073778500">
            <text:p>3,073,778,500</text:p>
          </table:table-cell>
          <table:table-cell office:value-type="float" office:value="207226">
            <text:p>207,226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23</text:p>
          </table:table-cell>
          <table:table-cell office:value-type="string">
            <text:p>Hanson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10639">
            <text:p>10,639</text:p>
          </table:table-cell>
          <table:table-cell office:value-type="float" office:value="422602000">
            <text:p>422,602,000</text:p>
          </table:table-cell>
          <table:table-cell office:value-type="float" office:value="39722">
            <text:p>39,722</text:p>
          </table:table-cell>
          <table:table-cell office:value-type="float" office:value="1526710200">
            <text:p>1,526,710,200</text:p>
          </table:table-cell>
          <table:table-cell office:value-type="float" office:value="143501">
            <text:p>143,501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24</text:p>
          </table:table-cell>
          <table:table-cell office:value-type="string">
            <text:p>Hardwick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2667">
            <text:p>2,667</text:p>
          </table:table-cell>
          <table:table-cell office:value-type="float" office:value="66384000">
            <text:p>66,384,000</text:p>
          </table:table-cell>
          <table:table-cell office:value-type="float" office:value="24891">
            <text:p>24,891</text:p>
          </table:table-cell>
          <table:table-cell office:value-type="float" office:value="270761600">
            <text:p>270,761,600</text:p>
          </table:table-cell>
          <table:table-cell office:value-type="float" office:value="101523">
            <text:p>101,523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25</text:p>
          </table:table-cell>
          <table:table-cell office:value-type="string">
            <text:p>Harvard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6851">
            <text:p>6,851</text:p>
          </table:table-cell>
          <table:table-cell office:value-type="float" office:value="483840000">
            <text:p>483,840,000</text:p>
          </table:table-cell>
          <table:table-cell office:value-type="float" office:value="70623">
            <text:p>70,623</text:p>
          </table:table-cell>
          <table:table-cell office:value-type="float" office:value="1320082000">
            <text:p>1,320,082,000</text:p>
          </table:table-cell>
          <table:table-cell office:value-type="float" office:value="192685">
            <text:p>192,685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26</text:p>
          </table:table-cell>
          <table:table-cell office:value-type="string">
            <text:p>Harwich</text:p>
          </table:table-cell>
          <table:table-cell office:value-type="string">
            <text:p>BARNSTABLE</text:p>
          </table:table-cell>
          <table:table-cell office:value-type="string">
            <text:p>2023</text:p>
          </table:table-cell>
          <table:table-cell office:value-type="float" office:value="13440">
            <text:p>13,440</text:p>
          </table:table-cell>
          <table:table-cell office:value-type="float" office:value="560400000">
            <text:p>560,400,000</text:p>
          </table:table-cell>
          <table:table-cell office:value-type="float" office:value="41696">
            <text:p>41,696</text:p>
          </table:table-cell>
          <table:table-cell office:value-type="float" office:value="6396397000">
            <text:p>6,396,397,000</text:p>
          </table:table-cell>
          <table:table-cell office:value-type="float" office:value="475922">
            <text:p>475,922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27</text:p>
          </table:table-cell>
          <table:table-cell office:value-type="string">
            <text:p>Hatfield</text:p>
          </table:table-cell>
          <table:table-cell office:value-type="string">
            <text:p>HAMPSHIRE</text:p>
          </table:table-cell>
          <table:table-cell office:value-type="string">
            <text:p>2023</text:p>
          </table:table-cell>
          <table:table-cell office:value-type="float" office:value="3352">
            <text:p>3,352</text:p>
          </table:table-cell>
          <table:table-cell office:value-type="float" office:value="133900000">
            <text:p>133,900,000</text:p>
          </table:table-cell>
          <table:table-cell office:value-type="float" office:value="39946">
            <text:p>39,946</text:p>
          </table:table-cell>
          <table:table-cell office:value-type="float" office:value="610123900">
            <text:p>610,123,900</text:p>
          </table:table-cell>
          <table:table-cell office:value-type="float" office:value="182018">
            <text:p>182,018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28</text:p>
          </table:table-cell>
          <table:table-cell office:value-type="string">
            <text:p>Haverhill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67787">
            <text:p>67,787</text:p>
          </table:table-cell>
          <table:table-cell office:value-type="float" office:value="2048798000">
            <text:p>2,048,798,000</text:p>
          </table:table-cell>
          <table:table-cell office:value-type="float" office:value="30224">
            <text:p>30,224</text:p>
          </table:table-cell>
          <table:table-cell office:value-type="float" office:value="7590825800">
            <text:p>7,590,825,800</text:p>
          </table:table-cell>
          <table:table-cell office:value-type="float" office:value="111981">
            <text:p>111,981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29</text:p>
          </table:table-cell>
          <table:table-cell office:value-type="string">
            <text:p>Hawley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353">
            <text:p>353</text:p>
          </table:table-cell>
          <table:table-cell office:value-type="float" office:value="7067000">
            <text:p>7,067,000</text:p>
          </table:table-cell>
          <table:table-cell office:value-type="float" office:value="20020">
            <text:p>20,020</text:p>
          </table:table-cell>
          <table:table-cell office:value-type="float" office:value="51879800">
            <text:p>51,879,800</text:p>
          </table:table-cell>
          <table:table-cell office:value-type="float" office:value="146968">
            <text:p>146,968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30</text:p>
          </table:table-cell>
          <table:table-cell office:value-type="string">
            <text:p>Heath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723">
            <text:p>723</text:p>
          </table:table-cell>
          <table:table-cell office:value-type="float" office:value="9390000">
            <text:p>9,390,000</text:p>
          </table:table-cell>
          <table:table-cell office:value-type="float" office:value="12988">
            <text:p>12,988</text:p>
          </table:table-cell>
          <table:table-cell office:value-type="float" office:value="96423600">
            <text:p>96,423,600</text:p>
          </table:table-cell>
          <table:table-cell office:value-type="float" office:value="133366">
            <text:p>133,366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31</text:p>
          </table:table-cell>
          <table:table-cell office:value-type="string">
            <text:p>Hingham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24284">
            <text:p>24,284</text:p>
          </table:table-cell>
          <table:table-cell office:value-type="float" office:value="3107735000">
            <text:p>3,107,735,000</text:p>
          </table:table-cell>
          <table:table-cell office:value-type="float" office:value="127975">
            <text:p>127,975</text:p>
          </table:table-cell>
          <table:table-cell office:value-type="float" office:value="7942260800">
            <text:p>7,942,260,800</text:p>
          </table:table-cell>
          <table:table-cell office:value-type="float" office:value="327057">
            <text:p>327,057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32</text:p>
          </table:table-cell>
          <table:table-cell office:value-type="string">
            <text:p>Hinsdale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1919">
            <text:p>1,919</text:p>
          </table:table-cell>
          <table:table-cell office:value-type="float" office:value="73337000">
            <text:p>73,337,000</text:p>
          </table:table-cell>
          <table:table-cell office:value-type="float" office:value="38216">
            <text:p>38,216</text:p>
          </table:table-cell>
          <table:table-cell office:value-type="float" office:value="323523800">
            <text:p>323,523,800</text:p>
          </table:table-cell>
          <table:table-cell office:value-type="float" office:value="168590">
            <text:p>168,59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33</text:p>
          </table:table-cell>
          <table:table-cell office:value-type="string">
            <text:p>Holbrook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11405">
            <text:p>11,405</text:p>
          </table:table-cell>
          <table:table-cell office:value-type="float" office:value="372777000">
            <text:p>372,777,000</text:p>
          </table:table-cell>
          <table:table-cell office:value-type="float" office:value="32685">
            <text:p>32,685</text:p>
          </table:table-cell>
          <table:table-cell office:value-type="float" office:value="1455967400">
            <text:p>1,455,967,400</text:p>
          </table:table-cell>
          <table:table-cell office:value-type="float" office:value="127660">
            <text:p>127,66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34</text:p>
          </table:table-cell>
          <table:table-cell office:value-type="string">
            <text:p>Holden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19905">
            <text:p>19,905</text:p>
          </table:table-cell>
          <table:table-cell office:value-type="float" office:value="913423000">
            <text:p>913,423,000</text:p>
          </table:table-cell>
          <table:table-cell office:value-type="float" office:value="45889">
            <text:p>45,889</text:p>
          </table:table-cell>
          <table:table-cell office:value-type="float" office:value="2669892800">
            <text:p>2,669,892,800</text:p>
          </table:table-cell>
          <table:table-cell office:value-type="float" office:value="134132">
            <text:p>134,132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35</text:p>
          </table:table-cell>
          <table:table-cell office:value-type="string">
            <text:p>Holland</text:p>
          </table:table-cell>
          <table:table-cell office:value-type="string">
            <text:p>HAMPDEN</text:p>
          </table:table-cell>
          <table:table-cell office:value-type="string">
            <text:p>2023</text:p>
          </table:table-cell>
          <table:table-cell office:value-type="float" office:value="2603">
            <text:p>2,603</text:p>
          </table:table-cell>
          <table:table-cell office:value-type="float" office:value="89724000">
            <text:p>89,724,000</text:p>
          </table:table-cell>
          <table:table-cell office:value-type="float" office:value="34469">
            <text:p>34,469</text:p>
          </table:table-cell>
          <table:table-cell office:value-type="float" office:value="368404300">
            <text:p>368,404,300</text:p>
          </table:table-cell>
          <table:table-cell office:value-type="float" office:value="141531">
            <text:p>141,531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36</text:p>
          </table:table-cell>
          <table:table-cell office:value-type="string">
            <text:p>Holliston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14996">
            <text:p>14,996</text:p>
          </table:table-cell>
          <table:table-cell office:value-type="float" office:value="1295623000">
            <text:p>1,295,623,000</text:p>
          </table:table-cell>
          <table:table-cell office:value-type="float" office:value="86398">
            <text:p>86,398</text:p>
          </table:table-cell>
          <table:table-cell office:value-type="float" office:value="2882048100">
            <text:p>2,882,048,100</text:p>
          </table:table-cell>
          <table:table-cell office:value-type="float" office:value="192188">
            <text:p>192,188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37</text:p>
          </table:table-cell>
          <table:table-cell office:value-type="string">
            <text:p>Holyoke</text:p>
          </table:table-cell>
          <table:table-cell office:value-type="string">
            <text:p>HAMPDEN</text:p>
          </table:table-cell>
          <table:table-cell office:value-type="string">
            <text:p>2023</text:p>
          </table:table-cell>
          <table:table-cell office:value-type="float" office:value="38238">
            <text:p>38,238</text:p>
          </table:table-cell>
          <table:table-cell office:value-type="float" office:value="754071000">
            <text:p>754,071,000</text:p>
          </table:table-cell>
          <table:table-cell office:value-type="float" office:value="19720">
            <text:p>19,720</text:p>
          </table:table-cell>
          <table:table-cell office:value-type="float" office:value="2379718800">
            <text:p>2,379,718,800</text:p>
          </table:table-cell>
          <table:table-cell office:value-type="float" office:value="62234">
            <text:p>62,234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38</text:p>
          </table:table-cell>
          <table:table-cell office:value-type="string">
            <text:p>Hopedale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6017">
            <text:p>6,017</text:p>
          </table:table-cell>
          <table:table-cell office:value-type="float" office:value="280469000">
            <text:p>280,469,000</text:p>
          </table:table-cell>
          <table:table-cell office:value-type="float" office:value="46613">
            <text:p>46,613</text:p>
          </table:table-cell>
          <table:table-cell office:value-type="float" office:value="867520800">
            <text:p>867,520,800</text:p>
          </table:table-cell>
          <table:table-cell office:value-type="float" office:value="144178">
            <text:p>144,178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39</text:p>
          </table:table-cell>
          <table:table-cell office:value-type="string">
            <text:p>Hopkinton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18758">
            <text:p>18,758</text:p>
          </table:table-cell>
          <table:table-cell office:value-type="float" office:value="1631987000">
            <text:p>1,631,987,000</text:p>
          </table:table-cell>
          <table:table-cell office:value-type="float" office:value="87002">
            <text:p>87,002</text:p>
          </table:table-cell>
          <table:table-cell office:value-type="float" office:value="4454778900">
            <text:p>4,454,778,900</text:p>
          </table:table-cell>
          <table:table-cell office:value-type="float" office:value="237487">
            <text:p>237,487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40</text:p>
          </table:table-cell>
          <table:table-cell office:value-type="string">
            <text:p>Hubbardston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4328">
            <text:p>4,328</text:p>
          </table:table-cell>
          <table:table-cell office:value-type="float" office:value="167723000">
            <text:p>167,723,000</text:p>
          </table:table-cell>
          <table:table-cell office:value-type="float" office:value="38753">
            <text:p>38,753</text:p>
          </table:table-cell>
          <table:table-cell office:value-type="float" office:value="527028100">
            <text:p>527,028,100</text:p>
          </table:table-cell>
          <table:table-cell office:value-type="float" office:value="121772">
            <text:p>121,772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41</text:p>
          </table:table-cell>
          <table:table-cell office:value-type="string">
            <text:p>Hudson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20092">
            <text:p>20,092</text:p>
          </table:table-cell>
          <table:table-cell office:value-type="float" office:value="833465000">
            <text:p>833,465,000</text:p>
          </table:table-cell>
          <table:table-cell office:value-type="float" office:value="41482">
            <text:p>41,482</text:p>
          </table:table-cell>
          <table:table-cell office:value-type="float" office:value="3166995200">
            <text:p>3,166,995,200</text:p>
          </table:table-cell>
          <table:table-cell office:value-type="float" office:value="157625">
            <text:p>157,625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42</text:p>
          </table:table-cell>
          <table:table-cell office:value-type="string">
            <text:p>Hull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10072">
            <text:p>10,072</text:p>
          </table:table-cell>
          <table:table-cell office:value-type="float" office:value="494319000">
            <text:p>494,319,000</text:p>
          </table:table-cell>
          <table:table-cell office:value-type="float" office:value="49079">
            <text:p>49,079</text:p>
          </table:table-cell>
          <table:table-cell office:value-type="float" office:value="2567554800">
            <text:p>2,567,554,800</text:p>
          </table:table-cell>
          <table:table-cell office:value-type="float" office:value="254920">
            <text:p>254,92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43</text:p>
          </table:table-cell>
          <table:table-cell office:value-type="string">
            <text:p>Huntington</text:p>
          </table:table-cell>
          <table:table-cell office:value-type="string">
            <text:p>HAMPSHIRE</text:p>
          </table:table-cell>
          <table:table-cell office:value-type="string">
            <text:p>2023</text:p>
          </table:table-cell>
          <table:table-cell office:value-type="float" office:value="2094">
            <text:p>2,094</text:p>
          </table:table-cell>
          <table:table-cell office:value-type="float" office:value="68901000">
            <text:p>68,901,000</text:p>
          </table:table-cell>
          <table:table-cell office:value-type="float" office:value="32904">
            <text:p>32,904</text:p>
          </table:table-cell>
          <table:table-cell office:value-type="float" office:value="203312000">
            <text:p>203,312,000</text:p>
          </table:table-cell>
          <table:table-cell office:value-type="float" office:value="97093">
            <text:p>97,093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44</text:p>
          </table:table-cell>
          <table:table-cell office:value-type="string">
            <text:p>Ipswich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13785">
            <text:p>13,785</text:p>
          </table:table-cell>
          <table:table-cell office:value-type="float" office:value="949198000">
            <text:p>949,198,000</text:p>
          </table:table-cell>
          <table:table-cell office:value-type="float" office:value="68857">
            <text:p>68,857</text:p>
          </table:table-cell>
          <table:table-cell office:value-type="float" office:value="3246602500">
            <text:p>3,246,602,500</text:p>
          </table:table-cell>
          <table:table-cell office:value-type="float" office:value="235517">
            <text:p>235,517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45</text:p>
          </table:table-cell>
          <table:table-cell office:value-type="string">
            <text:p>Kingston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13708">
            <text:p>13,708</text:p>
          </table:table-cell>
          <table:table-cell office:value-type="float" office:value="612825000">
            <text:p>612,825,000</text:p>
          </table:table-cell>
          <table:table-cell office:value-type="float" office:value="44706">
            <text:p>44,706</text:p>
          </table:table-cell>
          <table:table-cell office:value-type="float" office:value="2303085100">
            <text:p>2,303,085,100</text:p>
          </table:table-cell>
          <table:table-cell office:value-type="float" office:value="168010">
            <text:p>168,01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46</text:p>
          </table:table-cell>
          <table:table-cell office:value-type="string">
            <text:p>Lakeville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11523">
            <text:p>11,523</text:p>
          </table:table-cell>
          <table:table-cell office:value-type="float" office:value="506180000">
            <text:p>506,180,000</text:p>
          </table:table-cell>
          <table:table-cell office:value-type="float" office:value="43928">
            <text:p>43,928</text:p>
          </table:table-cell>
          <table:table-cell office:value-type="float" office:value="2033953800">
            <text:p>2,033,953,800</text:p>
          </table:table-cell>
          <table:table-cell office:value-type="float" office:value="176513">
            <text:p>176,513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47</text:p>
          </table:table-cell>
          <table:table-cell office:value-type="string">
            <text:p>Lancaster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8441">
            <text:p>8,441</text:p>
          </table:table-cell>
          <table:table-cell office:value-type="float" office:value="323775000">
            <text:p>323,775,000</text:p>
          </table:table-cell>
          <table:table-cell office:value-type="float" office:value="38357">
            <text:p>38,357</text:p>
          </table:table-cell>
          <table:table-cell office:value-type="float" office:value="1088038600">
            <text:p>1,088,038,600</text:p>
          </table:table-cell>
          <table:table-cell office:value-type="float" office:value="128899">
            <text:p>128,899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48</text:p>
          </table:table-cell>
          <table:table-cell office:value-type="string">
            <text:p>Lanesborough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3038">
            <text:p>3,038</text:p>
          </table:table-cell>
          <table:table-cell office:value-type="float" office:value="89385000">
            <text:p>89,385,000</text:p>
          </table:table-cell>
          <table:table-cell office:value-type="float" office:value="29422">
            <text:p>29,422</text:p>
          </table:table-cell>
          <table:table-cell office:value-type="float" office:value="426435400">
            <text:p>426,435,400</text:p>
          </table:table-cell>
          <table:table-cell office:value-type="float" office:value="140367">
            <text:p>140,367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49</text:p>
          </table:table-cell>
          <table:table-cell office:value-type="string">
            <text:p>Lawrence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89143">
            <text:p>89,143</text:p>
          </table:table-cell>
          <table:table-cell office:value-type="float" office:value="1535412000">
            <text:p>1,535,412,000</text:p>
          </table:table-cell>
          <table:table-cell office:value-type="float" office:value="17224">
            <text:p>17,224</text:p>
          </table:table-cell>
          <table:table-cell office:value-type="float" office:value="5310863600">
            <text:p>5,310,863,600</text:p>
          </table:table-cell>
          <table:table-cell office:value-type="float" office:value="59577">
            <text:p>59,577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50</text:p>
          </table:table-cell>
          <table:table-cell office:value-type="string">
            <text:p>Lee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5788">
            <text:p>5,788</text:p>
          </table:table-cell>
          <table:table-cell office:value-type="float" office:value="192660000">
            <text:p>192,660,000</text:p>
          </table:table-cell>
          <table:table-cell office:value-type="float" office:value="33286">
            <text:p>33,286</text:p>
          </table:table-cell>
          <table:table-cell office:value-type="float" office:value="1039758100">
            <text:p>1,039,758,100</text:p>
          </table:table-cell>
          <table:table-cell office:value-type="float" office:value="179640">
            <text:p>179,64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51</text:p>
          </table:table-cell>
          <table:table-cell office:value-type="string">
            <text:p>Leicester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11087">
            <text:p>11,087</text:p>
          </table:table-cell>
          <table:table-cell office:value-type="float" office:value="367953000">
            <text:p>367,953,000</text:p>
          </table:table-cell>
          <table:table-cell office:value-type="float" office:value="33188">
            <text:p>33,188</text:p>
          </table:table-cell>
          <table:table-cell office:value-type="float" office:value="1145368600">
            <text:p>1,145,368,600</text:p>
          </table:table-cell>
          <table:table-cell office:value-type="float" office:value="103307">
            <text:p>103,307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52</text:p>
          </table:table-cell>
          <table:table-cell office:value-type="string">
            <text:p>Lenox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5095">
            <text:p>5,095</text:p>
          </table:table-cell>
          <table:table-cell office:value-type="float" office:value="285824000">
            <text:p>285,824,000</text:p>
          </table:table-cell>
          <table:table-cell office:value-type="float" office:value="56099">
            <text:p>56,099</text:p>
          </table:table-cell>
          <table:table-cell office:value-type="float" office:value="1351518200">
            <text:p>1,351,518,200</text:p>
          </table:table-cell>
          <table:table-cell office:value-type="float" office:value="265264">
            <text:p>265,264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53</text:p>
          </table:table-cell>
          <table:table-cell office:value-type="string">
            <text:p>Leominster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43782">
            <text:p>43,782</text:p>
          </table:table-cell>
          <table:table-cell office:value-type="float" office:value="1313291000">
            <text:p>1,313,291,000</text:p>
          </table:table-cell>
          <table:table-cell office:value-type="float" office:value="29996">
            <text:p>29,996</text:p>
          </table:table-cell>
          <table:table-cell office:value-type="float" office:value="4405389500">
            <text:p>4,405,389,500</text:p>
          </table:table-cell>
          <table:table-cell office:value-type="float" office:value="100621">
            <text:p>100,621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54</text:p>
          </table:table-cell>
          <table:table-cell office:value-type="string">
            <text:p>Leverett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1865">
            <text:p>1,865</text:p>
          </table:table-cell>
          <table:table-cell office:value-type="float" office:value="83155000">
            <text:p>83,155,000</text:p>
          </table:table-cell>
          <table:table-cell office:value-type="float" office:value="44587">
            <text:p>44,587</text:p>
          </table:table-cell>
          <table:table-cell office:value-type="float" office:value="291826100">
            <text:p>291,826,100</text:p>
          </table:table-cell>
          <table:table-cell office:value-type="float" office:value="156475">
            <text:p>156,475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55</text:p>
          </table:table-cell>
          <table:table-cell office:value-type="string">
            <text:p>Lexington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34454">
            <text:p>34,454</text:p>
          </table:table-cell>
          <table:table-cell office:value-type="float" office:value="4526816000">
            <text:p>4,526,816,000</text:p>
          </table:table-cell>
          <table:table-cell office:value-type="float" office:value="131387">
            <text:p>131,387</text:p>
          </table:table-cell>
          <table:table-cell office:value-type="float" office:value="13471181900">
            <text:p>13,471,181,900</text:p>
          </table:table-cell>
          <table:table-cell office:value-type="float" office:value="390990">
            <text:p>390,99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56</text:p>
          </table:table-cell>
          <table:table-cell office:value-type="string">
            <text:p>Leyden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734">
            <text:p>734</text:p>
          </table:table-cell>
          <table:table-cell office:value-type="float" office:value="22145000">
            <text:p>22,145,000</text:p>
          </table:table-cell>
          <table:table-cell office:value-type="float" office:value="30170">
            <text:p>30,170</text:p>
          </table:table-cell>
          <table:table-cell office:value-type="float" office:value="95052200">
            <text:p>95,052,200</text:p>
          </table:table-cell>
          <table:table-cell office:value-type="float" office:value="129499">
            <text:p>129,499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57</text:p>
          </table:table-cell>
          <table:table-cell office:value-type="string">
            <text:p>Lincoln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7014">
            <text:p>7,014</text:p>
          </table:table-cell>
          <table:table-cell office:value-type="float" office:value="1095611000">
            <text:p>1,095,611,000</text:p>
          </table:table-cell>
          <table:table-cell office:value-type="float" office:value="156203">
            <text:p>156,203</text:p>
          </table:table-cell>
          <table:table-cell office:value-type="float" office:value="2323751900">
            <text:p>2,323,751,900</text:p>
          </table:table-cell>
          <table:table-cell office:value-type="float" office:value="331302">
            <text:p>331,302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58</text:p>
          </table:table-cell>
          <table:table-cell office:value-type="string">
            <text:p>Littleton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10141">
            <text:p>10,141</text:p>
          </table:table-cell>
          <table:table-cell office:value-type="float" office:value="593447000">
            <text:p>593,447,000</text:p>
          </table:table-cell>
          <table:table-cell office:value-type="float" office:value="58520">
            <text:p>58,520</text:p>
          </table:table-cell>
          <table:table-cell office:value-type="float" office:value="2226110600">
            <text:p>2,226,110,600</text:p>
          </table:table-cell>
          <table:table-cell office:value-type="float" office:value="219516">
            <text:p>219,516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59</text:p>
          </table:table-cell>
          <table:table-cell office:value-type="string">
            <text:p>Longmeadow</text:p>
          </table:table-cell>
          <table:table-cell office:value-type="string">
            <text:p>HAMPDEN</text:p>
          </table:table-cell>
          <table:table-cell office:value-type="string">
            <text:p>2023</text:p>
          </table:table-cell>
          <table:table-cell office:value-type="float" office:value="15853">
            <text:p>15,853</text:p>
          </table:table-cell>
          <table:table-cell office:value-type="float" office:value="1233310000">
            <text:p>1,233,310,000</text:p>
          </table:table-cell>
          <table:table-cell office:value-type="float" office:value="77797">
            <text:p>77,797</text:p>
          </table:table-cell>
          <table:table-cell office:value-type="float" office:value="2309114600">
            <text:p>2,309,114,600</text:p>
          </table:table-cell>
          <table:table-cell office:value-type="float" office:value="145658">
            <text:p>145,658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60</text:p>
          </table:table-cell>
          <table:table-cell office:value-type="string">
            <text:p>Lowell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115554">
            <text:p>115,554</text:p>
          </table:table-cell>
          <table:table-cell office:value-type="float" office:value="2668420000">
            <text:p>2,668,420,000</text:p>
          </table:table-cell>
          <table:table-cell office:value-type="float" office:value="23092">
            <text:p>23,092</text:p>
          </table:table-cell>
          <table:table-cell office:value-type="float" office:value="9848176600">
            <text:p>9,848,176,600</text:p>
          </table:table-cell>
          <table:table-cell office:value-type="float" office:value="85226">
            <text:p>85,226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61</text:p>
          </table:table-cell>
          <table:table-cell office:value-type="string">
            <text:p>Ludlow</text:p>
          </table:table-cell>
          <table:table-cell office:value-type="string">
            <text:p>HAMPDEN</text:p>
          </table:table-cell>
          <table:table-cell office:value-type="string">
            <text:p>2023</text:p>
          </table:table-cell>
          <table:table-cell office:value-type="float" office:value="21002">
            <text:p>21,002</text:p>
          </table:table-cell>
          <table:table-cell office:value-type="float" office:value="640417000">
            <text:p>640,417,000</text:p>
          </table:table-cell>
          <table:table-cell office:value-type="float" office:value="30493">
            <text:p>30,493</text:p>
          </table:table-cell>
          <table:table-cell office:value-type="float" office:value="2262713800">
            <text:p>2,262,713,800</text:p>
          </table:table-cell>
          <table:table-cell office:value-type="float" office:value="107738">
            <text:p>107,738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62</text:p>
          </table:table-cell>
          <table:table-cell office:value-type="string">
            <text:p>Lunenburg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11782">
            <text:p>11,782</text:p>
          </table:table-cell>
          <table:table-cell office:value-type="float" office:value="480516000">
            <text:p>480,516,000</text:p>
          </table:table-cell>
          <table:table-cell office:value-type="float" office:value="40784">
            <text:p>40,784</text:p>
          </table:table-cell>
          <table:table-cell office:value-type="float" office:value="1672175900">
            <text:p>1,672,175,900</text:p>
          </table:table-cell>
          <table:table-cell office:value-type="float" office:value="141926">
            <text:p>141,926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63</text:p>
          </table:table-cell>
          <table:table-cell office:value-type="string">
            <text:p>Lynn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101253">
            <text:p>101,253</text:p>
          </table:table-cell>
          <table:table-cell office:value-type="float" office:value="2257096000">
            <text:p>2,257,096,000</text:p>
          </table:table-cell>
          <table:table-cell office:value-type="float" office:value="22292">
            <text:p>22,292</text:p>
          </table:table-cell>
          <table:table-cell office:value-type="float" office:value="9814969600">
            <text:p>9,814,969,600</text:p>
          </table:table-cell>
          <table:table-cell office:value-type="float" office:value="96935">
            <text:p>96,935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64</text:p>
          </table:table-cell>
          <table:table-cell office:value-type="string">
            <text:p>Lynnfield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13000">
            <text:p>13,000</text:p>
          </table:table-cell>
          <table:table-cell office:value-type="float" office:value="1147737000">
            <text:p>1,147,737,000</text:p>
          </table:table-cell>
          <table:table-cell office:value-type="float" office:value="88287">
            <text:p>88,287</text:p>
          </table:table-cell>
          <table:table-cell office:value-type="float" office:value="3508636700">
            <text:p>3,508,636,700</text:p>
          </table:table-cell>
          <table:table-cell office:value-type="float" office:value="269895">
            <text:p>269,895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65</text:p>
          </table:table-cell>
          <table:table-cell office:value-type="string">
            <text:p>Malden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66263">
            <text:p>66,263</text:p>
          </table:table-cell>
          <table:table-cell office:value-type="float" office:value="1941308000">
            <text:p>1,941,308,000</text:p>
          </table:table-cell>
          <table:table-cell office:value-type="float" office:value="29297">
            <text:p>29,297</text:p>
          </table:table-cell>
          <table:table-cell office:value-type="float" office:value="9209316800">
            <text:p>9,209,316,800</text:p>
          </table:table-cell>
          <table:table-cell office:value-type="float" office:value="138981">
            <text:p>138,981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66</text:p>
          </table:table-cell>
          <table:table-cell office:value-type="string">
            <text:p>Manchester By The Sea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5395">
            <text:p>5,395</text:p>
          </table:table-cell>
          <table:table-cell office:value-type="float" office:value="969723000">
            <text:p>969,723,000</text:p>
          </table:table-cell>
          <table:table-cell office:value-type="float" office:value="179745">
            <text:p>179,745</text:p>
          </table:table-cell>
          <table:table-cell office:value-type="float" office:value="2662108600">
            <text:p>2,662,108,600</text:p>
          </table:table-cell>
          <table:table-cell office:value-type="float" office:value="493440">
            <text:p>493,44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67</text:p>
          </table:table-cell>
          <table:table-cell office:value-type="string">
            <text:p>Mansfield</text:p>
          </table:table-cell>
          <table:table-cell office:value-type="string">
            <text:p>BRISTOL</text:p>
          </table:table-cell>
          <table:table-cell office:value-type="string">
            <text:p>2023</text:p>
          </table:table-cell>
          <table:table-cell office:value-type="float" office:value="23860">
            <text:p>23,860</text:p>
          </table:table-cell>
          <table:table-cell office:value-type="float" office:value="1286584000">
            <text:p>1,286,584,000</text:p>
          </table:table-cell>
          <table:table-cell office:value-type="float" office:value="53922">
            <text:p>53,922</text:p>
          </table:table-cell>
          <table:table-cell office:value-type="float" office:value="4294632400">
            <text:p>4,294,632,400</text:p>
          </table:table-cell>
          <table:table-cell office:value-type="float" office:value="179993">
            <text:p>179,993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68</text:p>
          </table:table-cell>
          <table:table-cell office:value-type="string">
            <text:p>Marblehead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20441">
            <text:p>20,441</text:p>
          </table:table-cell>
          <table:table-cell office:value-type="float" office:value="1923335000">
            <text:p>1,923,335,000</text:p>
          </table:table-cell>
          <table:table-cell office:value-type="float" office:value="94092">
            <text:p>94,092</text:p>
          </table:table-cell>
          <table:table-cell office:value-type="float" office:value="6959309400">
            <text:p>6,959,309,400</text:p>
          </table:table-cell>
          <table:table-cell office:value-type="float" office:value="340458">
            <text:p>340,458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69</text:p>
          </table:table-cell>
          <table:table-cell office:value-type="string">
            <text:p>Marion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5347">
            <text:p>5,347</text:p>
          </table:table-cell>
          <table:table-cell office:value-type="float" office:value="346147000">
            <text:p>346,147,000</text:p>
          </table:table-cell>
          <table:table-cell office:value-type="float" office:value="64737">
            <text:p>64,737</text:p>
          </table:table-cell>
          <table:table-cell office:value-type="float" office:value="1895160500">
            <text:p>1,895,160,500</text:p>
          </table:table-cell>
          <table:table-cell office:value-type="float" office:value="354434">
            <text:p>354,434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70</text:p>
          </table:table-cell>
          <table:table-cell office:value-type="string">
            <text:p>Marlborough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41793">
            <text:p>41,793</text:p>
          </table:table-cell>
          <table:table-cell office:value-type="float" office:value="1524693000">
            <text:p>1,524,693,000</text:p>
          </table:table-cell>
          <table:table-cell office:value-type="float" office:value="36482">
            <text:p>36,482</text:p>
          </table:table-cell>
          <table:table-cell office:value-type="float" office:value="6865547800">
            <text:p>6,865,547,800</text:p>
          </table:table-cell>
          <table:table-cell office:value-type="float" office:value="164275">
            <text:p>164,275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71</text:p>
          </table:table-cell>
          <table:table-cell office:value-type="string">
            <text:p>Marshfield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25825">
            <text:p>25,825</text:p>
          </table:table-cell>
          <table:table-cell office:value-type="float" office:value="1398900000">
            <text:p>1,398,900,000</text:p>
          </table:table-cell>
          <table:table-cell office:value-type="float" office:value="54168">
            <text:p>54,168</text:p>
          </table:table-cell>
          <table:table-cell office:value-type="float" office:value="5504694400">
            <text:p>5,504,694,400</text:p>
          </table:table-cell>
          <table:table-cell office:value-type="float" office:value="213154">
            <text:p>213,154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72</text:p>
          </table:table-cell>
          <table:table-cell office:value-type="string">
            <text:p>Mashpee</text:p>
          </table:table-cell>
          <table:table-cell office:value-type="string">
            <text:p>BARNSTABLE</text:p>
          </table:table-cell>
          <table:table-cell office:value-type="string">
            <text:p>2023</text:p>
          </table:table-cell>
          <table:table-cell office:value-type="float" office:value="15060">
            <text:p>15,060</text:p>
          </table:table-cell>
          <table:table-cell office:value-type="float" office:value="626791000">
            <text:p>626,791,000</text:p>
          </table:table-cell>
          <table:table-cell office:value-type="float" office:value="41620">
            <text:p>41,620</text:p>
          </table:table-cell>
          <table:table-cell office:value-type="float" office:value="5990551100">
            <text:p>5,990,551,100</text:p>
          </table:table-cell>
          <table:table-cell office:value-type="float" office:value="397779">
            <text:p>397,779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73</text:p>
          </table:table-cell>
          <table:table-cell office:value-type="string">
            <text:p>Mattapoisett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6508">
            <text:p>6,508</text:p>
          </table:table-cell>
          <table:table-cell office:value-type="float" office:value="376081000">
            <text:p>376,081,000</text:p>
          </table:table-cell>
          <table:table-cell office:value-type="float" office:value="57787">
            <text:p>57,787</text:p>
          </table:table-cell>
          <table:table-cell office:value-type="float" office:value="1900482600">
            <text:p>1,900,482,600</text:p>
          </table:table-cell>
          <table:table-cell office:value-type="float" office:value="292023">
            <text:p>292,023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74</text:p>
          </table:table-cell>
          <table:table-cell office:value-type="string">
            <text:p>Maynard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10746">
            <text:p>10,746</text:p>
          </table:table-cell>
          <table:table-cell office:value-type="float" office:value="460513000">
            <text:p>460,513,000</text:p>
          </table:table-cell>
          <table:table-cell office:value-type="float" office:value="42854">
            <text:p>42,854</text:p>
          </table:table-cell>
          <table:table-cell office:value-type="float" office:value="1620005500">
            <text:p>1,620,005,500</text:p>
          </table:table-cell>
          <table:table-cell office:value-type="float" office:value="150754">
            <text:p>150,754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75</text:p>
          </table:table-cell>
          <table:table-cell office:value-type="string">
            <text:p>Medfield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12799">
            <text:p>12,799</text:p>
          </table:table-cell>
          <table:table-cell office:value-type="float" office:value="1274776000">
            <text:p>1,274,776,000</text:p>
          </table:table-cell>
          <table:table-cell office:value-type="float" office:value="99600">
            <text:p>99,600</text:p>
          </table:table-cell>
          <table:table-cell office:value-type="float" office:value="2985655000">
            <text:p>2,985,655,000</text:p>
          </table:table-cell>
          <table:table-cell office:value-type="float" office:value="233273">
            <text:p>233,273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76</text:p>
          </table:table-cell>
          <table:table-cell office:value-type="string">
            <text:p>Medford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59659">
            <text:p>59,659</text:p>
          </table:table-cell>
          <table:table-cell office:value-type="float" office:value="2576488000">
            <text:p>2,576,488,000</text:p>
          </table:table-cell>
          <table:table-cell office:value-type="float" office:value="43187">
            <text:p>43,187</text:p>
          </table:table-cell>
          <table:table-cell office:value-type="float" office:value="12501964700">
            <text:p>12,501,964,700</text:p>
          </table:table-cell>
          <table:table-cell office:value-type="float" office:value="209557">
            <text:p>209,557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77</text:p>
          </table:table-cell>
          <table:table-cell office:value-type="string">
            <text:p>Medway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13115">
            <text:p>13,115</text:p>
          </table:table-cell>
          <table:table-cell office:value-type="float" office:value="736877000">
            <text:p>736,877,000</text:p>
          </table:table-cell>
          <table:table-cell office:value-type="float" office:value="56186">
            <text:p>56,186</text:p>
          </table:table-cell>
          <table:table-cell office:value-type="float" office:value="2494179400">
            <text:p>2,494,179,400</text:p>
          </table:table-cell>
          <table:table-cell office:value-type="float" office:value="190178">
            <text:p>190,178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78</text:p>
          </table:table-cell>
          <table:table-cell office:value-type="string">
            <text:p>Melrose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29817">
            <text:p>29,817</text:p>
          </table:table-cell>
          <table:table-cell office:value-type="float" office:value="1608282000">
            <text:p>1,608,282,000</text:p>
          </table:table-cell>
          <table:table-cell office:value-type="float" office:value="53938">
            <text:p>53,938</text:p>
          </table:table-cell>
          <table:table-cell office:value-type="float" office:value="6208754700">
            <text:p>6,208,754,700</text:p>
          </table:table-cell>
          <table:table-cell office:value-type="float" office:value="208229">
            <text:p>208,229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79</text:p>
          </table:table-cell>
          <table:table-cell office:value-type="string">
            <text:p>Mendon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6228">
            <text:p>6,228</text:p>
          </table:table-cell>
          <table:table-cell office:value-type="float" office:value="367439000">
            <text:p>367,439,000</text:p>
          </table:table-cell>
          <table:table-cell office:value-type="float" office:value="58998">
            <text:p>58,998</text:p>
          </table:table-cell>
          <table:table-cell office:value-type="float" office:value="1082278300">
            <text:p>1,082,278,300</text:p>
          </table:table-cell>
          <table:table-cell office:value-type="float" office:value="173776">
            <text:p>173,776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80</text:p>
          </table:table-cell>
          <table:table-cell office:value-type="string">
            <text:p>Merrimac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6723">
            <text:p>6,723</text:p>
          </table:table-cell>
          <table:table-cell office:value-type="float" office:value="364789000">
            <text:p>364,789,000</text:p>
          </table:table-cell>
          <table:table-cell office:value-type="float" office:value="54260">
            <text:p>54,260</text:p>
          </table:table-cell>
          <table:table-cell office:value-type="float" office:value="966545100">
            <text:p>966,545,100</text:p>
          </table:table-cell>
          <table:table-cell office:value-type="float" office:value="143767">
            <text:p>143,767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81</text:p>
          </table:table-cell>
          <table:table-cell office:value-type="string">
            <text:p>Methuen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53059">
            <text:p>53,059</text:p>
          </table:table-cell>
          <table:table-cell office:value-type="float" office:value="1699916000">
            <text:p>1,699,916,000</text:p>
          </table:table-cell>
          <table:table-cell office:value-type="float" office:value="32038">
            <text:p>32,038</text:p>
          </table:table-cell>
          <table:table-cell office:value-type="float" office:value="6534741900">
            <text:p>6,534,741,900</text:p>
          </table:table-cell>
          <table:table-cell office:value-type="float" office:value="123160">
            <text:p>123,16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82</text:p>
          </table:table-cell>
          <table:table-cell office:value-type="string">
            <text:p>Middleborough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24245">
            <text:p>24,245</text:p>
          </table:table-cell>
          <table:table-cell office:value-type="float" office:value="805712000">
            <text:p>805,712,000</text:p>
          </table:table-cell>
          <table:table-cell office:value-type="float" office:value="33232">
            <text:p>33,232</text:p>
          </table:table-cell>
          <table:table-cell office:value-type="float" office:value="3078877100">
            <text:p>3,078,877,100</text:p>
          </table:table-cell>
          <table:table-cell office:value-type="float" office:value="126990">
            <text:p>126,99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83</text:p>
          </table:table-cell>
          <table:table-cell office:value-type="string">
            <text:p>Middlefield</text:p>
          </table:table-cell>
          <table:table-cell office:value-type="string">
            <text:p>HAMPSHIRE</text:p>
          </table:table-cell>
          <table:table-cell office:value-type="string">
            <text:p>2023</text:p>
          </table:table-cell>
          <table:table-cell office:value-type="float" office:value="385">
            <text:p>385</text:p>
          </table:table-cell>
          <table:table-cell office:value-type="float" office:value="10159000">
            <text:p>10,159,000</text:p>
          </table:table-cell>
          <table:table-cell office:value-type="float" office:value="26387">
            <text:p>26,387</text:p>
          </table:table-cell>
          <table:table-cell office:value-type="float" office:value="73050200">
            <text:p>73,050,200</text:p>
          </table:table-cell>
          <table:table-cell office:value-type="float" office:value="189741">
            <text:p>189,741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84</text:p>
          </table:table-cell>
          <table:table-cell office:value-type="string">
            <text:p>Middleton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9779">
            <text:p>9,779</text:p>
          </table:table-cell>
          <table:table-cell office:value-type="float" office:value="581197000">
            <text:p>581,197,000</text:p>
          </table:table-cell>
          <table:table-cell office:value-type="float" office:value="59433">
            <text:p>59,433</text:p>
          </table:table-cell>
          <table:table-cell office:value-type="float" office:value="2366454600">
            <text:p>2,366,454,600</text:p>
          </table:table-cell>
          <table:table-cell office:value-type="float" office:value="241994">
            <text:p>241,994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85</text:p>
          </table:table-cell>
          <table:table-cell office:value-type="string">
            <text:p>Milford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30379">
            <text:p>30,379</text:p>
          </table:table-cell>
          <table:table-cell office:value-type="float" office:value="1034640000">
            <text:p>1,034,640,000</text:p>
          </table:table-cell>
          <table:table-cell office:value-type="float" office:value="34058">
            <text:p>34,058</text:p>
          </table:table-cell>
          <table:table-cell office:value-type="float" office:value="3913410800">
            <text:p>3,913,410,800</text:p>
          </table:table-cell>
          <table:table-cell office:value-type="float" office:value="128820">
            <text:p>128,82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86</text:p>
          </table:table-cell>
          <table:table-cell office:value-type="string">
            <text:p>Millbury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13831">
            <text:p>13,831</text:p>
          </table:table-cell>
          <table:table-cell office:value-type="float" office:value="515196000">
            <text:p>515,196,000</text:p>
          </table:table-cell>
          <table:table-cell office:value-type="float" office:value="37249">
            <text:p>37,249</text:p>
          </table:table-cell>
          <table:table-cell office:value-type="float" office:value="1940073800">
            <text:p>1,940,073,800</text:p>
          </table:table-cell>
          <table:table-cell office:value-type="float" office:value="140270">
            <text:p>140,27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87</text:p>
          </table:table-cell>
          <table:table-cell office:value-type="string">
            <text:p>Millis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8460">
            <text:p>8,460</text:p>
          </table:table-cell>
          <table:table-cell office:value-type="float" office:value="400704000">
            <text:p>400,704,000</text:p>
          </table:table-cell>
          <table:table-cell office:value-type="float" office:value="47365">
            <text:p>47,365</text:p>
          </table:table-cell>
          <table:table-cell office:value-type="float" office:value="1417727000">
            <text:p>1,417,727,000</text:p>
          </table:table-cell>
          <table:table-cell office:value-type="float" office:value="167580">
            <text:p>167,58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88</text:p>
          </table:table-cell>
          <table:table-cell office:value-type="string">
            <text:p>Millville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3174">
            <text:p>3,174</text:p>
          </table:table-cell>
          <table:table-cell office:value-type="float" office:value="107806000">
            <text:p>107,806,000</text:p>
          </table:table-cell>
          <table:table-cell office:value-type="float" office:value="33965">
            <text:p>33,965</text:p>
          </table:table-cell>
          <table:table-cell office:value-type="float" office:value="337150600">
            <text:p>337,150,600</text:p>
          </table:table-cell>
          <table:table-cell office:value-type="float" office:value="106223">
            <text:p>106,223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89</text:p>
          </table:table-cell>
          <table:table-cell office:value-type="string">
            <text:p>Milton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28630">
            <text:p>28,630</text:p>
          </table:table-cell>
          <table:table-cell office:value-type="float" office:value="2228818000">
            <text:p>2,228,818,000</text:p>
          </table:table-cell>
          <table:table-cell office:value-type="float" office:value="77849">
            <text:p>77,849</text:p>
          </table:table-cell>
          <table:table-cell office:value-type="float" office:value="6817342900">
            <text:p>6,817,342,900</text:p>
          </table:table-cell>
          <table:table-cell office:value-type="float" office:value="238119">
            <text:p>238,119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90</text:p>
          </table:table-cell>
          <table:table-cell office:value-type="string">
            <text:p>Monroe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118">
            <text:p>118</text:p>
          </table:table-cell>
          <table:table-cell office:value-type="float" office:value="982000">
            <text:p>982,000</text:p>
          </table:table-cell>
          <table:table-cell office:value-type="float" office:value="8322">
            <text:p>8,322</text:p>
          </table:table-cell>
          <table:table-cell office:value-type="float" office:value="28214600">
            <text:p>28,214,600</text:p>
          </table:table-cell>
          <table:table-cell office:value-type="float" office:value="239107">
            <text:p>239,107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91</text:p>
          </table:table-cell>
          <table:table-cell office:value-type="string">
            <text:p>Monson</text:p>
          </table:table-cell>
          <table:table-cell office:value-type="string">
            <text:p>HAMPDEN</text:p>
          </table:table-cell>
          <table:table-cell office:value-type="string">
            <text:p>2023</text:p>
          </table:table-cell>
          <table:table-cell office:value-type="float" office:value="8150">
            <text:p>8,150</text:p>
          </table:table-cell>
          <table:table-cell office:value-type="float" office:value="276677000">
            <text:p>276,677,000</text:p>
          </table:table-cell>
          <table:table-cell office:value-type="float" office:value="33948">
            <text:p>33,948</text:p>
          </table:table-cell>
          <table:table-cell office:value-type="float" office:value="853970900">
            <text:p>853,970,900</text:p>
          </table:table-cell>
          <table:table-cell office:value-type="float" office:value="104782">
            <text:p>104,782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92</text:p>
          </table:table-cell>
          <table:table-cell office:value-type="string">
            <text:p>Montague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8580">
            <text:p>8,580</text:p>
          </table:table-cell>
          <table:table-cell office:value-type="float" office:value="205571000">
            <text:p>205,571,000</text:p>
          </table:table-cell>
          <table:table-cell office:value-type="float" office:value="23959">
            <text:p>23,959</text:p>
          </table:table-cell>
          <table:table-cell office:value-type="float" office:value="953787100">
            <text:p>953,787,100</text:p>
          </table:table-cell>
          <table:table-cell office:value-type="float" office:value="111164">
            <text:p>111,164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93</text:p>
          </table:table-cell>
          <table:table-cell office:value-type="string">
            <text:p>Monterey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1095">
            <text:p>1,095</text:p>
          </table:table-cell>
          <table:table-cell office:value-type="float" office:value="29613000">
            <text:p>29,613,000</text:p>
          </table:table-cell>
          <table:table-cell office:value-type="float" office:value="27044">
            <text:p>27,044</text:p>
          </table:table-cell>
          <table:table-cell office:value-type="float" office:value="540379700">
            <text:p>540,379,700</text:p>
          </table:table-cell>
          <table:table-cell office:value-type="float" office:value="493497">
            <text:p>493,497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94</text:p>
          </table:table-cell>
          <table:table-cell office:value-type="string">
            <text:p>Montgomery</text:p>
          </table:table-cell>
          <table:table-cell office:value-type="string">
            <text:p>HAMPDEN</text:p>
          </table:table-cell>
          <table:table-cell office:value-type="string">
            <text:p>2023</text:p>
          </table:table-cell>
          <table:table-cell office:value-type="float" office:value="819">
            <text:p>819</text:p>
          </table:table-cell>
          <table:table-cell office:value-type="float" office:value="29728000">
            <text:p>29,728,000</text:p>
          </table:table-cell>
          <table:table-cell office:value-type="float" office:value="36298">
            <text:p>36,298</text:p>
          </table:table-cell>
          <table:table-cell office:value-type="float" office:value="113997900">
            <text:p>113,997,900</text:p>
          </table:table-cell>
          <table:table-cell office:value-type="float" office:value="139192">
            <text:p>139,192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95</text:p>
          </table:table-cell>
          <table:table-cell office:value-type="string">
            <text:p>Mount Washington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160">
            <text:p>160</text:p>
          </table:table-cell>
          <table:table-cell office:value-type="float" office:value="3221000">
            <text:p>3,221,000</text:p>
          </table:table-cell>
          <table:table-cell office:value-type="float" office:value="20131">
            <text:p>20,131</text:p>
          </table:table-cell>
          <table:table-cell office:value-type="float" office:value="100069300">
            <text:p>100,069,300</text:p>
          </table:table-cell>
          <table:table-cell office:value-type="float" office:value="625433">
            <text:p>625,433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96</text:p>
          </table:table-cell>
          <table:table-cell office:value-type="string">
            <text:p>Nahant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3334">
            <text:p>3,334</text:p>
          </table:table-cell>
          <table:table-cell office:value-type="float" office:value="231730000">
            <text:p>231,730,000</text:p>
          </table:table-cell>
          <table:table-cell office:value-type="float" office:value="69505">
            <text:p>69,505</text:p>
          </table:table-cell>
          <table:table-cell office:value-type="float" office:value="1034428700">
            <text:p>1,034,428,700</text:p>
          </table:table-cell>
          <table:table-cell office:value-type="float" office:value="310267">
            <text:p>310,267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97</text:p>
          </table:table-cell>
          <table:table-cell office:value-type="string">
            <text:p>Nantucket</text:p>
          </table:table-cell>
          <table:table-cell office:value-type="string">
            <text:p>NANTUCKET</text:p>
          </table:table-cell>
          <table:table-cell office:value-type="string">
            <text:p>2023</text:p>
          </table:table-cell>
          <table:table-cell office:value-type="float" office:value="14255">
            <text:p>14,255</text:p>
          </table:table-cell>
          <table:table-cell office:value-type="float" office:value="843478000">
            <text:p>843,478,000</text:p>
          </table:table-cell>
          <table:table-cell office:value-type="float" office:value="59171">
            <text:p>59,171</text:p>
          </table:table-cell>
          <table:table-cell office:value-type="float" office:value="26096711600">
            <text:p>26,096,711,600</text:p>
          </table:table-cell>
          <table:table-cell office:value-type="float" office:value="1830706">
            <text:p>1,830,706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98</text:p>
          </table:table-cell>
          <table:table-cell office:value-type="string">
            <text:p>Natick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37006">
            <text:p>37,006</text:p>
          </table:table-cell>
          <table:table-cell office:value-type="float" office:value="2330827000">
            <text:p>2,330,827,000</text:p>
          </table:table-cell>
          <table:table-cell office:value-type="float" office:value="62985">
            <text:p>62,985</text:p>
          </table:table-cell>
          <table:table-cell office:value-type="float" office:value="9500063400">
            <text:p>9,500,063,400</text:p>
          </table:table-cell>
          <table:table-cell office:value-type="float" office:value="256717">
            <text:p>256,717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199</text:p>
          </table:table-cell>
          <table:table-cell office:value-type="string">
            <text:p>Needham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32091">
            <text:p>32,091</text:p>
          </table:table-cell>
          <table:table-cell office:value-type="float" office:value="3823782000">
            <text:p>3,823,782,000</text:p>
          </table:table-cell>
          <table:table-cell office:value-type="float" office:value="119154">
            <text:p>119,154</text:p>
          </table:table-cell>
          <table:table-cell office:value-type="float" office:value="11580160100">
            <text:p>11,580,160,100</text:p>
          </table:table-cell>
          <table:table-cell office:value-type="float" office:value="360854">
            <text:p>360,854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00</text:p>
          </table:table-cell>
          <table:table-cell office:value-type="string">
            <text:p>New Ashford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250">
            <text:p>250</text:p>
          </table:table-cell>
          <table:table-cell office:value-type="float" office:value="6924000">
            <text:p>6,924,000</text:p>
          </table:table-cell>
          <table:table-cell office:value-type="float" office:value="27696">
            <text:p>27,696</text:p>
          </table:table-cell>
          <table:table-cell office:value-type="float" office:value="40130500">
            <text:p>40,130,500</text:p>
          </table:table-cell>
          <table:table-cell office:value-type="float" office:value="160522">
            <text:p>160,522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01</text:p>
          </table:table-cell>
          <table:table-cell office:value-type="string">
            <text:p>New Bedford</text:p>
          </table:table-cell>
          <table:table-cell office:value-type="string">
            <text:p>BRISTOL</text:p>
          </table:table-cell>
          <table:table-cell office:value-type="string">
            <text:p>2023</text:p>
          </table:table-cell>
          <table:table-cell office:value-type="float" office:value="101079">
            <text:p>101,079</text:p>
          </table:table-cell>
          <table:table-cell office:value-type="float" office:value="1906151000">
            <text:p>1,906,151,000</text:p>
          </table:table-cell>
          <table:table-cell office:value-type="float" office:value="18858">
            <text:p>18,858</text:p>
          </table:table-cell>
          <table:table-cell office:value-type="float" office:value="6947603100">
            <text:p>6,947,603,100</text:p>
          </table:table-cell>
          <table:table-cell office:value-type="float" office:value="68734">
            <text:p>68,734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02</text:p>
          </table:table-cell>
          <table:table-cell office:value-type="string">
            <text:p>New Braintree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996">
            <text:p>996</text:p>
          </table:table-cell>
          <table:table-cell office:value-type="float" office:value="39367000">
            <text:p>39,367,000</text:p>
          </table:table-cell>
          <table:table-cell office:value-type="float" office:value="39525">
            <text:p>39,525</text:p>
          </table:table-cell>
          <table:table-cell office:value-type="float" office:value="125454700">
            <text:p>125,454,700</text:p>
          </table:table-cell>
          <table:table-cell office:value-type="float" office:value="125959">
            <text:p>125,959</text:p>
          </table:table-cell>
          <table:table-cell table:number-columns-repeated="1014"/>
        </table:table-row>
        <table:table-row table:style-name="ro2">
          <table:table-cell office:value-type="string">
            <text:p>203</text:p>
          </table:table-cell>
          <table:table-cell office:value-type="string">
            <text:p>205</text:p>
          </table:table-cell>
          <table:table-cell office:value-type="string">
            <text:p>New Marlborough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1528">
            <text:p>1,528</text:p>
          </table:table-cell>
          <table:table-cell office:value-type="float" office:value="54346000">
            <text:p>54,346,000</text:p>
          </table:table-cell>
          <table:table-cell office:value-type="float" office:value="35567">
            <text:p>35,567</text:p>
          </table:table-cell>
          <table:table-cell office:value-type="float" office:value="568276600">
            <text:p>568,276,600</text:p>
          </table:table-cell>
          <table:table-cell office:value-type="float" office:value="371909">
            <text:p>371,909</text:p>
          </table:table-cell>
          <table:table-cell table:number-columns-repeated="1014"/>
        </table:table-row>
        <table:table-row table:style-name="ro2">
          <table:table-cell office:value-type="string">
            <text:p>204</text:p>
          </table:table-cell>
          <table:table-cell office:value-type="string">
            <text:p>206</text:p>
          </table:table-cell>
          <table:table-cell office:value-type="string">
            <text:p>New Salem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983">
            <text:p>983</text:p>
          </table:table-cell>
          <table:table-cell office:value-type="float" office:value="27111000">
            <text:p>27,111,000</text:p>
          </table:table-cell>
          <table:table-cell office:value-type="float" office:value="27580">
            <text:p>27,580</text:p>
          </table:table-cell>
          <table:table-cell office:value-type="float" office:value="123679700">
            <text:p>123,679,700</text:p>
          </table:table-cell>
          <table:table-cell office:value-type="float" office:value="125819">
            <text:p>125,819</text:p>
          </table:table-cell>
          <table:table-cell table:number-columns-repeated="1014"/>
        </table:table-row>
        <table:table-row table:style-name="ro2">
          <table:table-cell office:value-type="string">
            <text:p>205</text:p>
          </table:table-cell>
          <table:table-cell office:value-type="string">
            <text:p>203</text:p>
          </table:table-cell>
          <table:table-cell office:value-type="string">
            <text:p>Newbury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6716">
            <text:p>6,716</text:p>
          </table:table-cell>
          <table:table-cell office:value-type="float" office:value="469123000">
            <text:p>469,123,000</text:p>
          </table:table-cell>
          <table:table-cell office:value-type="float" office:value="69852">
            <text:p>69,852</text:p>
          </table:table-cell>
          <table:table-cell office:value-type="float" office:value="1736208200">
            <text:p>1,736,208,200</text:p>
          </table:table-cell>
          <table:table-cell office:value-type="float" office:value="258518">
            <text:p>258,518</text:p>
          </table:table-cell>
          <table:table-cell table:number-columns-repeated="1014"/>
        </table:table-row>
        <table:table-row table:style-name="ro2">
          <table:table-cell office:value-type="string">
            <text:p>206</text:p>
          </table:table-cell>
          <table:table-cell office:value-type="string">
            <text:p>204</text:p>
          </table:table-cell>
          <table:table-cell office:value-type="string">
            <text:p>Newburyport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18289">
            <text:p>18,289</text:p>
          </table:table-cell>
          <table:table-cell office:value-type="float" office:value="1206685000">
            <text:p>1,206,685,000</text:p>
          </table:table-cell>
          <table:table-cell office:value-type="float" office:value="65979">
            <text:p>65,979</text:p>
          </table:table-cell>
          <table:table-cell office:value-type="float" office:value="4963974700">
            <text:p>4,963,974,700</text:p>
          </table:table-cell>
          <table:table-cell office:value-type="float" office:value="271419">
            <text:p>271,419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07</text:p>
          </table:table-cell>
          <table:table-cell office:value-type="string">
            <text:p>Newton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88923">
            <text:p>88,923</text:p>
          </table:table-cell>
          <table:table-cell office:value-type="float" office:value="13018314000">
            <text:p>13,018,314,000</text:p>
          </table:table-cell>
          <table:table-cell office:value-type="float" office:value="146400">
            <text:p>146,400</text:p>
          </table:table-cell>
          <table:table-cell office:value-type="float" office:value="34257156100">
            <text:p>34,257,156,100</text:p>
          </table:table-cell>
          <table:table-cell office:value-type="float" office:value="385245">
            <text:p>385,245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08</text:p>
          </table:table-cell>
          <table:table-cell office:value-type="string">
            <text:p>Norfolk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11662">
            <text:p>11,662</text:p>
          </table:table-cell>
          <table:table-cell office:value-type="float" office:value="720423000">
            <text:p>720,423,000</text:p>
          </table:table-cell>
          <table:table-cell office:value-type="float" office:value="61775">
            <text:p>61,775</text:p>
          </table:table-cell>
          <table:table-cell office:value-type="float" office:value="1981383700">
            <text:p>1,981,383,700</text:p>
          </table:table-cell>
          <table:table-cell office:value-type="float" office:value="169901">
            <text:p>169,901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09</text:p>
          </table:table-cell>
          <table:table-cell office:value-type="string">
            <text:p>North Adams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12961">
            <text:p>12,961</text:p>
          </table:table-cell>
          <table:table-cell office:value-type="float" office:value="229834000">
            <text:p>229,834,000</text:p>
          </table:table-cell>
          <table:table-cell office:value-type="float" office:value="17733">
            <text:p>17,733</text:p>
          </table:table-cell>
          <table:table-cell office:value-type="float" office:value="801676900">
            <text:p>801,676,900</text:p>
          </table:table-cell>
          <table:table-cell office:value-type="float" office:value="61853">
            <text:p>61,853</text:p>
          </table:table-cell>
          <table:table-cell table:number-columns-repeated="1014"/>
        </table:table-row>
        <table:table-row table:style-name="ro2">
          <table:table-cell office:value-type="string">
            <text:p>210</text:p>
          </table:table-cell>
          <table:table-cell office:value-type="string">
            <text:p>211</text:p>
          </table:table-cell>
          <table:table-cell office:value-type="string">
            <text:p>North Andover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30915">
            <text:p>30,915</text:p>
          </table:table-cell>
          <table:table-cell office:value-type="float" office:value="1928312000">
            <text:p>1,928,312,000</text:p>
          </table:table-cell>
          <table:table-cell office:value-type="float" office:value="62375">
            <text:p>62,375</text:p>
          </table:table-cell>
          <table:table-cell office:value-type="float" office:value="5762245600">
            <text:p>5,762,245,600</text:p>
          </table:table-cell>
          <table:table-cell office:value-type="float" office:value="186390">
            <text:p>186,390</text:p>
          </table:table-cell>
          <table:table-cell table:number-columns-repeated="1014"/>
        </table:table-row>
        <table:table-row table:style-name="ro2">
          <table:table-cell office:value-type="string">
            <text:p>211</text:p>
          </table:table-cell>
          <table:table-cell office:value-type="string">
            <text:p>212</text:p>
          </table:table-cell>
          <table:table-cell office:value-type="string">
            <text:p>North Attleborough</text:p>
          </table:table-cell>
          <table:table-cell office:value-type="string">
            <text:p>BRISTOL</text:p>
          </table:table-cell>
          <table:table-cell office:value-type="string">
            <text:p>2023</text:p>
          </table:table-cell>
          <table:table-cell office:value-type="float" office:value="30834">
            <text:p>30,834</text:p>
          </table:table-cell>
          <table:table-cell office:value-type="float" office:value="1269352000">
            <text:p>1,269,352,000</text:p>
          </table:table-cell>
          <table:table-cell office:value-type="float" office:value="41167">
            <text:p>41,167</text:p>
          </table:table-cell>
          <table:table-cell office:value-type="float" office:value="4386403100">
            <text:p>4,386,403,100</text:p>
          </table:table-cell>
          <table:table-cell office:value-type="float" office:value="142259">
            <text:p>142,259</text:p>
          </table:table-cell>
          <table:table-cell table:number-columns-repeated="1014"/>
        </table:table-row>
        <table:table-row table:style-name="ro2">
          <table:table-cell office:value-type="string">
            <text:p>212</text:p>
          </table:table-cell>
          <table:table-cell office:value-type="string">
            <text:p>215</text:p>
          </table:table-cell>
          <table:table-cell office:value-type="string">
            <text:p>North Brookfield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4735">
            <text:p>4,735</text:p>
          </table:table-cell>
          <table:table-cell office:value-type="float" office:value="143138000">
            <text:p>143,138,000</text:p>
          </table:table-cell>
          <table:table-cell office:value-type="float" office:value="30230">
            <text:p>30,230</text:p>
          </table:table-cell>
          <table:table-cell office:value-type="float" office:value="473064600">
            <text:p>473,064,600</text:p>
          </table:table-cell>
          <table:table-cell office:value-type="float" office:value="99908">
            <text:p>99,908</text:p>
          </table:table-cell>
          <table:table-cell table:number-columns-repeated="1014"/>
        </table:table-row>
        <table:table-row table:style-name="ro2">
          <table:table-cell office:value-type="string">
            <text:p>213</text:p>
          </table:table-cell>
          <table:table-cell office:value-type="string">
            <text:p>217</text:p>
          </table:table-cell>
          <table:table-cell office:value-type="string">
            <text:p>North Reading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15554">
            <text:p>15,554</text:p>
          </table:table-cell>
          <table:table-cell office:value-type="float" office:value="1067199000">
            <text:p>1,067,199,000</text:p>
          </table:table-cell>
          <table:table-cell office:value-type="float" office:value="68613">
            <text:p>68,613</text:p>
          </table:table-cell>
          <table:table-cell office:value-type="float" office:value="3607668800">
            <text:p>3,607,668,800</text:p>
          </table:table-cell>
          <table:table-cell office:value-type="float" office:value="231945">
            <text:p>231,945</text:p>
          </table:table-cell>
          <table:table-cell table:number-columns-repeated="1014"/>
        </table:table-row>
        <table:table-row table:style-name="ro2">
          <table:table-cell office:value-type="string">
            <text:p>214</text:p>
          </table:table-cell>
          <table:table-cell office:value-type="string">
            <text:p>210</text:p>
          </table:table-cell>
          <table:table-cell office:value-type="string">
            <text:p>Northampton</text:p>
          </table:table-cell>
          <table:table-cell office:value-type="string">
            <text:p>HAMPSHIRE</text:p>
          </table:table-cell>
          <table:table-cell office:value-type="string">
            <text:p>2023</text:p>
          </table:table-cell>
          <table:table-cell office:value-type="float" office:value="29571">
            <text:p>29,571</text:p>
          </table:table-cell>
          <table:table-cell office:value-type="float" office:value="1103442000">
            <text:p>1,103,442,000</text:p>
          </table:table-cell>
          <table:table-cell office:value-type="float" office:value="37315">
            <text:p>37,315</text:p>
          </table:table-cell>
          <table:table-cell office:value-type="float" office:value="3915520200">
            <text:p>3,915,520,200</text:p>
          </table:table-cell>
          <table:table-cell office:value-type="float" office:value="132411">
            <text:p>132,411</text:p>
          </table:table-cell>
          <table:table-cell table:number-columns-repeated="1014"/>
        </table:table-row>
        <table:table-row table:style-name="ro2">
          <table:table-cell office:value-type="string">
            <text:p>215</text:p>
          </table:table-cell>
          <table:table-cell office:value-type="string">
            <text:p>213</text:p>
          </table:table-cell>
          <table:table-cell office:value-type="string">
            <text:p>Northborough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15741">
            <text:p>15,741</text:p>
          </table:table-cell>
          <table:table-cell office:value-type="float" office:value="1015458000">
            <text:p>1,015,458,000</text:p>
          </table:table-cell>
          <table:table-cell office:value-type="float" office:value="64510">
            <text:p>64,510</text:p>
          </table:table-cell>
          <table:table-cell office:value-type="float" office:value="3297006900">
            <text:p>3,297,006,900</text:p>
          </table:table-cell>
          <table:table-cell office:value-type="float" office:value="209453">
            <text:p>209,453</text:p>
          </table:table-cell>
          <table:table-cell table:number-columns-repeated="1014"/>
        </table:table-row>
        <table:table-row table:style-name="ro2">
          <table:table-cell office:value-type="string">
            <text:p>216</text:p>
          </table:table-cell>
          <table:table-cell office:value-type="string">
            <text:p>214</text:p>
          </table:table-cell>
          <table:table-cell office:value-type="string">
            <text:p>Northbridge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16335">
            <text:p>16,335</text:p>
          </table:table-cell>
          <table:table-cell office:value-type="float" office:value="601731000">
            <text:p>601,731,000</text:p>
          </table:table-cell>
          <table:table-cell office:value-type="float" office:value="36837">
            <text:p>36,837</text:p>
          </table:table-cell>
          <table:table-cell office:value-type="float" office:value="1894649500">
            <text:p>1,894,649,500</text:p>
          </table:table-cell>
          <table:table-cell office:value-type="float" office:value="115987">
            <text:p>115,987</text:p>
          </table:table-cell>
          <table:table-cell table:number-columns-repeated="1014"/>
        </table:table-row>
        <table:table-row table:style-name="ro2">
          <table:table-cell office:value-type="string">
            <text:p>217</text:p>
          </table:table-cell>
          <table:table-cell office:value-type="string">
            <text:p>216</text:p>
          </table:table-cell>
          <table:table-cell office:value-type="string">
            <text:p>Northfield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2866">
            <text:p>2,866</text:p>
          </table:table-cell>
          <table:table-cell office:value-type="float" office:value="94102000">
            <text:p>94,102,000</text:p>
          </table:table-cell>
          <table:table-cell office:value-type="float" office:value="32834">
            <text:p>32,834</text:p>
          </table:table-cell>
          <table:table-cell office:value-type="float" office:value="517658400">
            <text:p>517,658,400</text:p>
          </table:table-cell>
          <table:table-cell office:value-type="float" office:value="180621">
            <text:p>180,621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18</text:p>
          </table:table-cell>
          <table:table-cell office:value-type="string">
            <text:p>Norton</text:p>
          </table:table-cell>
          <table:table-cell office:value-type="string">
            <text:p>BRISTOL</text:p>
          </table:table-cell>
          <table:table-cell office:value-type="string">
            <text:p>2023</text:p>
          </table:table-cell>
          <table:table-cell office:value-type="float" office:value="19202">
            <text:p>19,202</text:p>
          </table:table-cell>
          <table:table-cell office:value-type="float" office:value="774598000">
            <text:p>774,598,000</text:p>
          </table:table-cell>
          <table:table-cell office:value-type="float" office:value="40339">
            <text:p>40,339</text:p>
          </table:table-cell>
          <table:table-cell office:value-type="float" office:value="2900634100">
            <text:p>2,900,634,100</text:p>
          </table:table-cell>
          <table:table-cell office:value-type="float" office:value="151059">
            <text:p>151,059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19</text:p>
          </table:table-cell>
          <table:table-cell office:value-type="string">
            <text:p>Norwell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11351">
            <text:p>11,351</text:p>
          </table:table-cell>
          <table:table-cell office:value-type="float" office:value="1151717000">
            <text:p>1,151,717,000</text:p>
          </table:table-cell>
          <table:table-cell office:value-type="float" office:value="101464">
            <text:p>101,464</text:p>
          </table:table-cell>
          <table:table-cell office:value-type="float" office:value="2967834000">
            <text:p>2,967,834,000</text:p>
          </table:table-cell>
          <table:table-cell office:value-type="float" office:value="261460">
            <text:p>261,46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20</text:p>
          </table:table-cell>
          <table:table-cell office:value-type="string">
            <text:p>Norwood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31611">
            <text:p>31,611</text:p>
          </table:table-cell>
          <table:table-cell office:value-type="float" office:value="1387243000">
            <text:p>1,387,243,000</text:p>
          </table:table-cell>
          <table:table-cell office:value-type="float" office:value="43885">
            <text:p>43,885</text:p>
          </table:table-cell>
          <table:table-cell office:value-type="float" office:value="6194416300">
            <text:p>6,194,416,300</text:p>
          </table:table-cell>
          <table:table-cell office:value-type="float" office:value="195958">
            <text:p>195,958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21</text:p>
          </table:table-cell>
          <table:table-cell office:value-type="string">
            <text:p>Oak Bluffs</text:p>
          </table:table-cell>
          <table:table-cell office:value-type="string">
            <text:p>DUKES</text:p>
          </table:table-cell>
          <table:table-cell office:value-type="string">
            <text:p>2023</text:p>
          </table:table-cell>
          <table:table-cell office:value-type="float" office:value="5341">
            <text:p>5,341</text:p>
          </table:table-cell>
          <table:table-cell office:value-type="float" office:value="139117000">
            <text:p>139,117,000</text:p>
          </table:table-cell>
          <table:table-cell office:value-type="float" office:value="26047">
            <text:p>26,047</text:p>
          </table:table-cell>
          <table:table-cell office:value-type="float" office:value="3630614100">
            <text:p>3,630,614,100</text:p>
          </table:table-cell>
          <table:table-cell office:value-type="float" office:value="679763">
            <text:p>679,763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22</text:p>
          </table:table-cell>
          <table:table-cell office:value-type="string">
            <text:p>Oakham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1851">
            <text:p>1,851</text:p>
          </table:table-cell>
          <table:table-cell office:value-type="float" office:value="68800000">
            <text:p>68,800,000</text:p>
          </table:table-cell>
          <table:table-cell office:value-type="float" office:value="37169">
            <text:p>37,169</text:p>
          </table:table-cell>
          <table:table-cell office:value-type="float" office:value="239239000">
            <text:p>239,239,000</text:p>
          </table:table-cell>
          <table:table-cell office:value-type="float" office:value="129249">
            <text:p>129,249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23</text:p>
          </table:table-cell>
          <table:table-cell office:value-type="string">
            <text:p>Orange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7569">
            <text:p>7,569</text:p>
          </table:table-cell>
          <table:table-cell office:value-type="float" office:value="162498000">
            <text:p>162,498,000</text:p>
          </table:table-cell>
          <table:table-cell office:value-type="float" office:value="21469">
            <text:p>21,469</text:p>
          </table:table-cell>
          <table:table-cell office:value-type="float" office:value="620932600">
            <text:p>620,932,600</text:p>
          </table:table-cell>
          <table:table-cell office:value-type="float" office:value="82036">
            <text:p>82,036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24</text:p>
          </table:table-cell>
          <table:table-cell office:value-type="string">
            <text:p>Orleans</text:p>
          </table:table-cell>
          <table:table-cell office:value-type="string">
            <text:p>BARNSTABLE</text:p>
          </table:table-cell>
          <table:table-cell office:value-type="string">
            <text:p>2023</text:p>
          </table:table-cell>
          <table:table-cell office:value-type="float" office:value="6307">
            <text:p>6,307</text:p>
          </table:table-cell>
          <table:table-cell office:value-type="float" office:value="349747000">
            <text:p>349,747,000</text:p>
          </table:table-cell>
          <table:table-cell office:value-type="float" office:value="55454">
            <text:p>55,454</text:p>
          </table:table-cell>
          <table:table-cell office:value-type="float" office:value="4515570600">
            <text:p>4,515,570,600</text:p>
          </table:table-cell>
          <table:table-cell office:value-type="float" office:value="715962">
            <text:p>715,962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25</text:p>
          </table:table-cell>
          <table:table-cell office:value-type="string">
            <text:p>Otis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1634">
            <text:p>1,634</text:p>
          </table:table-cell>
          <table:table-cell office:value-type="float" office:value="57559000">
            <text:p>57,559,000</text:p>
          </table:table-cell>
          <table:table-cell office:value-type="float" office:value="35226">
            <text:p>35,226</text:p>
          </table:table-cell>
          <table:table-cell office:value-type="float" office:value="659119700">
            <text:p>659,119,700</text:p>
          </table:table-cell>
          <table:table-cell office:value-type="float" office:value="403378">
            <text:p>403,378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26</text:p>
          </table:table-cell>
          <table:table-cell office:value-type="string">
            <text:p>Oxford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13347">
            <text:p>13,347</text:p>
          </table:table-cell>
          <table:table-cell office:value-type="float" office:value="447676000">
            <text:p>447,676,000</text:p>
          </table:table-cell>
          <table:table-cell office:value-type="float" office:value="33541">
            <text:p>33,541</text:p>
          </table:table-cell>
          <table:table-cell office:value-type="float" office:value="1570978000">
            <text:p>1,570,978,000</text:p>
          </table:table-cell>
          <table:table-cell office:value-type="float" office:value="117703">
            <text:p>117,703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27</text:p>
          </table:table-cell>
          <table:table-cell office:value-type="string">
            <text:p>Palmer</text:p>
          </table:table-cell>
          <table:table-cell office:value-type="string">
            <text:p>HAMPDEN</text:p>
          </table:table-cell>
          <table:table-cell office:value-type="string">
            <text:p>2023</text:p>
          </table:table-cell>
          <table:table-cell office:value-type="float" office:value="12448">
            <text:p>12,448</text:p>
          </table:table-cell>
          <table:table-cell office:value-type="float" office:value="332383000">
            <text:p>332,383,000</text:p>
          </table:table-cell>
          <table:table-cell office:value-type="float" office:value="26702">
            <text:p>26,702</text:p>
          </table:table-cell>
          <table:table-cell office:value-type="float" office:value="1017230700">
            <text:p>1,017,230,700</text:p>
          </table:table-cell>
          <table:table-cell office:value-type="float" office:value="81718">
            <text:p>81,718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28</text:p>
          </table:table-cell>
          <table:table-cell office:value-type="string">
            <text:p>Paxton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5004">
            <text:p>5,004</text:p>
          </table:table-cell>
          <table:table-cell office:value-type="float" office:value="199985000">
            <text:p>199,985,000</text:p>
          </table:table-cell>
          <table:table-cell office:value-type="float" office:value="39965">
            <text:p>39,965</text:p>
          </table:table-cell>
          <table:table-cell office:value-type="float" office:value="607020400">
            <text:p>607,020,400</text:p>
          </table:table-cell>
          <table:table-cell office:value-type="float" office:value="121307">
            <text:p>121,307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29</text:p>
          </table:table-cell>
          <table:table-cell office:value-type="string">
            <text:p>Peabody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54481">
            <text:p>54,481</text:p>
          </table:table-cell>
          <table:table-cell office:value-type="float" office:value="1940206000">
            <text:p>1,940,206,000</text:p>
          </table:table-cell>
          <table:table-cell office:value-type="float" office:value="35613">
            <text:p>35,613</text:p>
          </table:table-cell>
          <table:table-cell office:value-type="float" office:value="9078660600">
            <text:p>9,078,660,600</text:p>
          </table:table-cell>
          <table:table-cell office:value-type="float" office:value="166639">
            <text:p>166,639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30</text:p>
          </table:table-cell>
          <table:table-cell office:value-type="string">
            <text:p>Pelham</text:p>
          </table:table-cell>
          <table:table-cell office:value-type="string">
            <text:p>HAMPSHIRE</text:p>
          </table:table-cell>
          <table:table-cell office:value-type="string">
            <text:p>2023</text:p>
          </table:table-cell>
          <table:table-cell office:value-type="float" office:value="1280">
            <text:p>1,280</text:p>
          </table:table-cell>
          <table:table-cell office:value-type="float" office:value="54164000">
            <text:p>54,164,000</text:p>
          </table:table-cell>
          <table:table-cell office:value-type="float" office:value="42316">
            <text:p>42,316</text:p>
          </table:table-cell>
          <table:table-cell office:value-type="float" office:value="189643300">
            <text:p>189,643,300</text:p>
          </table:table-cell>
          <table:table-cell office:value-type="float" office:value="148159">
            <text:p>148,159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31</text:p>
          </table:table-cell>
          <table:table-cell office:value-type="string">
            <text:p>Pembroke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18361">
            <text:p>18,361</text:p>
          </table:table-cell>
          <table:table-cell office:value-type="float" office:value="839640000">
            <text:p>839,640,000</text:p>
          </table:table-cell>
          <table:table-cell office:value-type="float" office:value="45730">
            <text:p>45,730</text:p>
          </table:table-cell>
          <table:table-cell office:value-type="float" office:value="3116738700">
            <text:p>3,116,738,700</text:p>
          </table:table-cell>
          <table:table-cell office:value-type="float" office:value="169748">
            <text:p>169,748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32</text:p>
          </table:table-cell>
          <table:table-cell office:value-type="string">
            <text:p>Pepperell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11604">
            <text:p>11,604</text:p>
          </table:table-cell>
          <table:table-cell office:value-type="float" office:value="477249000">
            <text:p>477,249,000</text:p>
          </table:table-cell>
          <table:table-cell office:value-type="float" office:value="41128">
            <text:p>41,128</text:p>
          </table:table-cell>
          <table:table-cell office:value-type="float" office:value="1488119500">
            <text:p>1,488,119,500</text:p>
          </table:table-cell>
          <table:table-cell office:value-type="float" office:value="128242">
            <text:p>128,242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33</text:p>
          </table:table-cell>
          <table:table-cell office:value-type="string">
            <text:p>Peru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814">
            <text:p>814</text:p>
          </table:table-cell>
          <table:table-cell office:value-type="float" office:value="19443000">
            <text:p>19,443,000</text:p>
          </table:table-cell>
          <table:table-cell office:value-type="float" office:value="23886">
            <text:p>23,886</text:p>
          </table:table-cell>
          <table:table-cell office:value-type="float" office:value="100581000">
            <text:p>100,581,000</text:p>
          </table:table-cell>
          <table:table-cell office:value-type="float" office:value="123564">
            <text:p>123,564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34</text:p>
          </table:table-cell>
          <table:table-cell office:value-type="string">
            <text:p>Petersham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1194">
            <text:p>1,194</text:p>
          </table:table-cell>
          <table:table-cell office:value-type="float" office:value="42894000">
            <text:p>42,894,000</text:p>
          </table:table-cell>
          <table:table-cell office:value-type="float" office:value="35925">
            <text:p>35,925</text:p>
          </table:table-cell>
          <table:table-cell office:value-type="float" office:value="168293700">
            <text:p>168,293,700</text:p>
          </table:table-cell>
          <table:table-cell office:value-type="float" office:value="140949">
            <text:p>140,949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35</text:p>
          </table:table-cell>
          <table:table-cell office:value-type="string">
            <text:p>Phillipston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1726">
            <text:p>1,726</text:p>
          </table:table-cell>
          <table:table-cell office:value-type="float" office:value="54346000">
            <text:p>54,346,000</text:p>
          </table:table-cell>
          <table:table-cell office:value-type="float" office:value="31487">
            <text:p>31,487</text:p>
          </table:table-cell>
          <table:table-cell office:value-type="float" office:value="225116800">
            <text:p>225,116,800</text:p>
          </table:table-cell>
          <table:table-cell office:value-type="float" office:value="130427">
            <text:p>130,427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36</text:p>
          </table:table-cell>
          <table:table-cell office:value-type="string">
            <text:p>Pittsfield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43927">
            <text:p>43,927</text:p>
          </table:table-cell>
          <table:table-cell office:value-type="float" office:value="1216141000">
            <text:p>1,216,141,000</text:p>
          </table:table-cell>
          <table:table-cell office:value-type="float" office:value="27686">
            <text:p>27,686</text:p>
          </table:table-cell>
          <table:table-cell office:value-type="float" office:value="3828682400">
            <text:p>3,828,682,400</text:p>
          </table:table-cell>
          <table:table-cell office:value-type="float" office:value="87160">
            <text:p>87,16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37</text:p>
          </table:table-cell>
          <table:table-cell office:value-type="string">
            <text:p>Plainfield</text:p>
          </table:table-cell>
          <table:table-cell office:value-type="string">
            <text:p>HAMPSHIRE</text:p>
          </table:table-cell>
          <table:table-cell office:value-type="string">
            <text:p>2023</text:p>
          </table:table-cell>
          <table:table-cell office:value-type="float" office:value="633">
            <text:p>633</text:p>
          </table:table-cell>
          <table:table-cell office:value-type="float" office:value="18143000">
            <text:p>18,143,000</text:p>
          </table:table-cell>
          <table:table-cell office:value-type="float" office:value="28662">
            <text:p>28,662</text:p>
          </table:table-cell>
          <table:table-cell office:value-type="float" office:value="98187300">
            <text:p>98,187,300</text:p>
          </table:table-cell>
          <table:table-cell office:value-type="float" office:value="155114">
            <text:p>155,114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38</text:p>
          </table:table-cell>
          <table:table-cell office:value-type="string">
            <text:p>Plainville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9945">
            <text:p>9,945</text:p>
          </table:table-cell>
          <table:table-cell office:value-type="float" office:value="440083000">
            <text:p>440,083,000</text:p>
          </table:table-cell>
          <table:table-cell office:value-type="float" office:value="44252">
            <text:p>44,252</text:p>
          </table:table-cell>
          <table:table-cell office:value-type="float" office:value="1692502300">
            <text:p>1,692,502,300</text:p>
          </table:table-cell>
          <table:table-cell office:value-type="float" office:value="170186">
            <text:p>170,186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39</text:p>
          </table:table-cell>
          <table:table-cell office:value-type="string">
            <text:p>Plymouth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61217">
            <text:p>61,217</text:p>
          </table:table-cell>
          <table:table-cell office:value-type="float" office:value="2531178000">
            <text:p>2,531,178,000</text:p>
          </table:table-cell>
          <table:table-cell office:value-type="float" office:value="41348">
            <text:p>41,348</text:p>
          </table:table-cell>
          <table:table-cell office:value-type="float" office:value="12163150000">
            <text:p>12,163,150,000</text:p>
          </table:table-cell>
          <table:table-cell office:value-type="float" office:value="198689">
            <text:p>198,689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40</text:p>
          </table:table-cell>
          <table:table-cell office:value-type="string">
            <text:p>Plympton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2930">
            <text:p>2,930</text:p>
          </table:table-cell>
          <table:table-cell office:value-type="float" office:value="124936000">
            <text:p>124,936,000</text:p>
          </table:table-cell>
          <table:table-cell office:value-type="float" office:value="42640">
            <text:p>42,640</text:p>
          </table:table-cell>
          <table:table-cell office:value-type="float" office:value="591177800">
            <text:p>591,177,800</text:p>
          </table:table-cell>
          <table:table-cell office:value-type="float" office:value="201767">
            <text:p>201,767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41</text:p>
          </table:table-cell>
          <table:table-cell office:value-type="string">
            <text:p>Princeton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3495">
            <text:p>3,495</text:p>
          </table:table-cell>
          <table:table-cell office:value-type="float" office:value="211798000">
            <text:p>211,798,000</text:p>
          </table:table-cell>
          <table:table-cell office:value-type="float" office:value="60600">
            <text:p>60,600</text:p>
          </table:table-cell>
          <table:table-cell office:value-type="float" office:value="591085900">
            <text:p>591,085,900</text:p>
          </table:table-cell>
          <table:table-cell office:value-type="float" office:value="169123">
            <text:p>169,123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42</text:p>
          </table:table-cell>
          <table:table-cell office:value-type="string">
            <text:p>Provincetown</text:p>
          </table:table-cell>
          <table:table-cell office:value-type="string">
            <text:p>BARNSTABLE</text:p>
          </table:table-cell>
          <table:table-cell office:value-type="string">
            <text:p>2023</text:p>
          </table:table-cell>
          <table:table-cell office:value-type="float" office:value="3664">
            <text:p>3,664</text:p>
          </table:table-cell>
          <table:table-cell office:value-type="float" office:value="218901000">
            <text:p>218,901,000</text:p>
          </table:table-cell>
          <table:table-cell office:value-type="float" office:value="59744">
            <text:p>59,744</text:p>
          </table:table-cell>
          <table:table-cell office:value-type="float" office:value="3620873900">
            <text:p>3,620,873,900</text:p>
          </table:table-cell>
          <table:table-cell office:value-type="float" office:value="988230">
            <text:p>988,23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43</text:p>
          </table:table-cell>
          <table:table-cell office:value-type="string">
            <text:p>Quincy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101636">
            <text:p>101,636</text:p>
          </table:table-cell>
          <table:table-cell office:value-type="float" office:value="3736448000">
            <text:p>3,736,448,000</text:p>
          </table:table-cell>
          <table:table-cell office:value-type="float" office:value="36763">
            <text:p>36,763</text:p>
          </table:table-cell>
          <table:table-cell office:value-type="float" office:value="18377975900">
            <text:p>18,377,975,900</text:p>
          </table:table-cell>
          <table:table-cell office:value-type="float" office:value="180822">
            <text:p>180,822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44</text:p>
          </table:table-cell>
          <table:table-cell office:value-type="string">
            <text:p>Randolph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34984">
            <text:p>34,984</text:p>
          </table:table-cell>
          <table:table-cell office:value-type="float" office:value="1037114000">
            <text:p>1,037,114,000</text:p>
          </table:table-cell>
          <table:table-cell office:value-type="float" office:value="29645">
            <text:p>29,645</text:p>
          </table:table-cell>
          <table:table-cell office:value-type="float" office:value="4234173100">
            <text:p>4,234,173,100</text:p>
          </table:table-cell>
          <table:table-cell office:value-type="float" office:value="121032">
            <text:p>121,032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45</text:p>
          </table:table-cell>
          <table:table-cell office:value-type="string">
            <text:p>Raynham</text:p>
          </table:table-cell>
          <table:table-cell office:value-type="string">
            <text:p>BRISTOL</text:p>
          </table:table-cell>
          <table:table-cell office:value-type="string">
            <text:p>2023</text:p>
          </table:table-cell>
          <table:table-cell office:value-type="float" office:value="15142">
            <text:p>15,142</text:p>
          </table:table-cell>
          <table:table-cell office:value-type="float" office:value="626456000">
            <text:p>626,456,000</text:p>
          </table:table-cell>
          <table:table-cell office:value-type="float" office:value="41372">
            <text:p>41,372</text:p>
          </table:table-cell>
          <table:table-cell office:value-type="float" office:value="2528923600">
            <text:p>2,528,923,600</text:p>
          </table:table-cell>
          <table:table-cell office:value-type="float" office:value="167014">
            <text:p>167,014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46</text:p>
          </table:table-cell>
          <table:table-cell office:value-type="string">
            <text:p>Reading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25518">
            <text:p>25,518</text:p>
          </table:table-cell>
          <table:table-cell office:value-type="float" office:value="1758121000">
            <text:p>1,758,121,000</text:p>
          </table:table-cell>
          <table:table-cell office:value-type="float" office:value="68897">
            <text:p>68,897</text:p>
          </table:table-cell>
          <table:table-cell office:value-type="float" office:value="5817458000">
            <text:p>5,817,458,000</text:p>
          </table:table-cell>
          <table:table-cell office:value-type="float" office:value="227975">
            <text:p>227,975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47</text:p>
          </table:table-cell>
          <table:table-cell office:value-type="string">
            <text:p>Rehoboth</text:p>
          </table:table-cell>
          <table:table-cell office:value-type="string">
            <text:p>BRISTOL</text:p>
          </table:table-cell>
          <table:table-cell office:value-type="string">
            <text:p>2023</text:p>
          </table:table-cell>
          <table:table-cell office:value-type="float" office:value="12502">
            <text:p>12,502</text:p>
          </table:table-cell>
          <table:table-cell office:value-type="float" office:value="619307000">
            <text:p>619,307,000</text:p>
          </table:table-cell>
          <table:table-cell office:value-type="float" office:value="49537">
            <text:p>49,537</text:p>
          </table:table-cell>
          <table:table-cell office:value-type="float" office:value="2137328300">
            <text:p>2,137,328,300</text:p>
          </table:table-cell>
          <table:table-cell office:value-type="float" office:value="170959">
            <text:p>170,959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48</text:p>
          </table:table-cell>
          <table:table-cell office:value-type="string">
            <text:p>Revere</text:p>
          </table:table-cell>
          <table:table-cell office:value-type="string">
            <text:p>SUFFOLK</text:p>
          </table:table-cell>
          <table:table-cell office:value-type="string">
            <text:p>2023</text:p>
          </table:table-cell>
          <table:table-cell office:value-type="float" office:value="62186">
            <text:p>62,186</text:p>
          </table:table-cell>
          <table:table-cell office:value-type="float" office:value="1548089000">
            <text:p>1,548,089,000</text:p>
          </table:table-cell>
          <table:table-cell office:value-type="float" office:value="24894">
            <text:p>24,894</text:p>
          </table:table-cell>
          <table:table-cell office:value-type="float" office:value="7759126900">
            <text:p>7,759,126,900</text:p>
          </table:table-cell>
          <table:table-cell office:value-type="float" office:value="124773">
            <text:p>124,773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49</text:p>
          </table:table-cell>
          <table:table-cell office:value-type="string">
            <text:p>Richmond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1407">
            <text:p>1,407</text:p>
          </table:table-cell>
          <table:table-cell office:value-type="float" office:value="66778000">
            <text:p>66,778,000</text:p>
          </table:table-cell>
          <table:table-cell office:value-type="float" office:value="47461">
            <text:p>47,461</text:p>
          </table:table-cell>
          <table:table-cell office:value-type="float" office:value="441224400">
            <text:p>441,224,400</text:p>
          </table:table-cell>
          <table:table-cell office:value-type="float" office:value="313592">
            <text:p>313,592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50</text:p>
          </table:table-cell>
          <table:table-cell office:value-type="string">
            <text:p>Rochester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5717">
            <text:p>5,717</text:p>
          </table:table-cell>
          <table:table-cell office:value-type="float" office:value="263747000">
            <text:p>263,747,000</text:p>
          </table:table-cell>
          <table:table-cell office:value-type="float" office:value="46134">
            <text:p>46,134</text:p>
          </table:table-cell>
          <table:table-cell office:value-type="float" office:value="1099776900">
            <text:p>1,099,776,900</text:p>
          </table:table-cell>
          <table:table-cell office:value-type="float" office:value="192370">
            <text:p>192,37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51</text:p>
          </table:table-cell>
          <table:table-cell office:value-type="string">
            <text:p>Rockland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17803">
            <text:p>17,803</text:p>
          </table:table-cell>
          <table:table-cell office:value-type="float" office:value="583397000">
            <text:p>583,397,000</text:p>
          </table:table-cell>
          <table:table-cell office:value-type="float" office:value="32770">
            <text:p>32,770</text:p>
          </table:table-cell>
          <table:table-cell office:value-type="float" office:value="2402334500">
            <text:p>2,402,334,500</text:p>
          </table:table-cell>
          <table:table-cell office:value-type="float" office:value="134940">
            <text:p>134,94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52</text:p>
          </table:table-cell>
          <table:table-cell office:value-type="string">
            <text:p>Rockport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6992">
            <text:p>6,992</text:p>
          </table:table-cell>
          <table:table-cell office:value-type="float" office:value="370029000">
            <text:p>370,029,000</text:p>
          </table:table-cell>
          <table:table-cell office:value-type="float" office:value="52922">
            <text:p>52,922</text:p>
          </table:table-cell>
          <table:table-cell office:value-type="float" office:value="2475141900">
            <text:p>2,475,141,900</text:p>
          </table:table-cell>
          <table:table-cell office:value-type="float" office:value="353996">
            <text:p>353,996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53</text:p>
          </table:table-cell>
          <table:table-cell office:value-type="string">
            <text:p>Rowe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424">
            <text:p>424</text:p>
          </table:table-cell>
          <table:table-cell office:value-type="float" office:value="11401000">
            <text:p>11,401,000</text:p>
          </table:table-cell>
          <table:table-cell office:value-type="float" office:value="26889">
            <text:p>26,889</text:p>
          </table:table-cell>
          <table:table-cell office:value-type="float" office:value="520263200">
            <text:p>520,263,200</text:p>
          </table:table-cell>
          <table:table-cell office:value-type="float" office:value="1227036">
            <text:p>1,227,036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54</text:p>
          </table:table-cell>
          <table:table-cell office:value-type="string">
            <text:p>Rowley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6161">
            <text:p>6,161</text:p>
          </table:table-cell>
          <table:table-cell office:value-type="float" office:value="312639000">
            <text:p>312,639,000</text:p>
          </table:table-cell>
          <table:table-cell office:value-type="float" office:value="50745">
            <text:p>50,745</text:p>
          </table:table-cell>
          <table:table-cell office:value-type="float" office:value="1201949600">
            <text:p>1,201,949,600</text:p>
          </table:table-cell>
          <table:table-cell office:value-type="float" office:value="195090">
            <text:p>195,09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55</text:p>
          </table:table-cell>
          <table:table-cell office:value-type="string">
            <text:p>Royalston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1250">
            <text:p>1,250</text:p>
          </table:table-cell>
          <table:table-cell office:value-type="float" office:value="32431000">
            <text:p>32,431,000</text:p>
          </table:table-cell>
          <table:table-cell office:value-type="float" office:value="25945">
            <text:p>25,945</text:p>
          </table:table-cell>
          <table:table-cell office:value-type="float" office:value="148156600">
            <text:p>148,156,600</text:p>
          </table:table-cell>
          <table:table-cell office:value-type="float" office:value="118525">
            <text:p>118,525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56</text:p>
          </table:table-cell>
          <table:table-cell office:value-type="string">
            <text:p>Russell</text:p>
          </table:table-cell>
          <table:table-cell office:value-type="string">
            <text:p>HAMPDEN</text:p>
          </table:table-cell>
          <table:table-cell office:value-type="string">
            <text:p>2023</text:p>
          </table:table-cell>
          <table:table-cell office:value-type="float" office:value="1643">
            <text:p>1,643</text:p>
          </table:table-cell>
          <table:table-cell office:value-type="float" office:value="57818000">
            <text:p>57,818,000</text:p>
          </table:table-cell>
          <table:table-cell office:value-type="float" office:value="35191">
            <text:p>35,191</text:p>
          </table:table-cell>
          <table:table-cell office:value-type="float" office:value="159385000">
            <text:p>159,385,000</text:p>
          </table:table-cell>
          <table:table-cell office:value-type="float" office:value="97009">
            <text:p>97,009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57</text:p>
          </table:table-cell>
          <table:table-cell office:value-type="string">
            <text:p>Rutland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9049">
            <text:p>9,049</text:p>
          </table:table-cell>
          <table:table-cell office:value-type="float" office:value="359752000">
            <text:p>359,752,000</text:p>
          </table:table-cell>
          <table:table-cell office:value-type="float" office:value="39756">
            <text:p>39,756</text:p>
          </table:table-cell>
          <table:table-cell office:value-type="float" office:value="1039229400">
            <text:p>1,039,229,400</text:p>
          </table:table-cell>
          <table:table-cell office:value-type="float" office:value="114845">
            <text:p>114,845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58</text:p>
          </table:table-cell>
          <table:table-cell office:value-type="string">
            <text:p>Salem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44480">
            <text:p>44,480</text:p>
          </table:table-cell>
          <table:table-cell office:value-type="float" office:value="1494565000">
            <text:p>1,494,565,000</text:p>
          </table:table-cell>
          <table:table-cell office:value-type="float" office:value="33601">
            <text:p>33,601</text:p>
          </table:table-cell>
          <table:table-cell office:value-type="float" office:value="6641110700">
            <text:p>6,641,110,700</text:p>
          </table:table-cell>
          <table:table-cell office:value-type="float" office:value="149306">
            <text:p>149,306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59</text:p>
          </table:table-cell>
          <table:table-cell office:value-type="string">
            <text:p>Salisbury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9236">
            <text:p>9,236</text:p>
          </table:table-cell>
          <table:table-cell office:value-type="float" office:value="328107000">
            <text:p>328,107,000</text:p>
          </table:table-cell>
          <table:table-cell office:value-type="float" office:value="35525">
            <text:p>35,525</text:p>
          </table:table-cell>
          <table:table-cell office:value-type="float" office:value="2004195100">
            <text:p>2,004,195,100</text:p>
          </table:table-cell>
          <table:table-cell office:value-type="float" office:value="216998">
            <text:p>216,998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60</text:p>
          </table:table-cell>
          <table:table-cell office:value-type="string">
            <text:p>Sandisfield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989">
            <text:p>989</text:p>
          </table:table-cell>
          <table:table-cell office:value-type="float" office:value="19125000">
            <text:p>19,125,000</text:p>
          </table:table-cell>
          <table:table-cell office:value-type="float" office:value="19338">
            <text:p>19,338</text:p>
          </table:table-cell>
          <table:table-cell office:value-type="float" office:value="239836800">
            <text:p>239,836,800</text:p>
          </table:table-cell>
          <table:table-cell office:value-type="float" office:value="242504">
            <text:p>242,504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61</text:p>
          </table:table-cell>
          <table:table-cell office:value-type="string">
            <text:p>Sandwich</text:p>
          </table:table-cell>
          <table:table-cell office:value-type="string">
            <text:p>BARNSTABLE</text:p>
          </table:table-cell>
          <table:table-cell office:value-type="string">
            <text:p>2023</text:p>
          </table:table-cell>
          <table:table-cell office:value-type="float" office:value="20259">
            <text:p>20,259</text:p>
          </table:table-cell>
          <table:table-cell office:value-type="float" office:value="933582000">
            <text:p>933,582,000</text:p>
          </table:table-cell>
          <table:table-cell office:value-type="float" office:value="46082">
            <text:p>46,082</text:p>
          </table:table-cell>
          <table:table-cell office:value-type="float" office:value="4979931300">
            <text:p>4,979,931,300</text:p>
          </table:table-cell>
          <table:table-cell office:value-type="float" office:value="245813">
            <text:p>245,813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62</text:p>
          </table:table-cell>
          <table:table-cell office:value-type="string">
            <text:p>Saugus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28619">
            <text:p>28,619</text:p>
          </table:table-cell>
          <table:table-cell office:value-type="float" office:value="1087457000">
            <text:p>1,087,457,000</text:p>
          </table:table-cell>
          <table:table-cell office:value-type="float" office:value="37998">
            <text:p>37,998</text:p>
          </table:table-cell>
          <table:table-cell office:value-type="float" office:value="5498717200">
            <text:p>5,498,717,200</text:p>
          </table:table-cell>
          <table:table-cell office:value-type="float" office:value="192135">
            <text:p>192,135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63</text:p>
          </table:table-cell>
          <table:table-cell office:value-type="string">
            <text:p>Savoy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645">
            <text:p>645</text:p>
          </table:table-cell>
          <table:table-cell office:value-type="float" office:value="19312000">
            <text:p>19,312,000</text:p>
          </table:table-cell>
          <table:table-cell office:value-type="float" office:value="29941">
            <text:p>29,941</text:p>
          </table:table-cell>
          <table:table-cell office:value-type="float" office:value="75889600">
            <text:p>75,889,600</text:p>
          </table:table-cell>
          <table:table-cell office:value-type="float" office:value="117658">
            <text:p>117,658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64</text:p>
          </table:table-cell>
          <table:table-cell office:value-type="string">
            <text:p>Scituate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19063">
            <text:p>19,063</text:p>
          </table:table-cell>
          <table:table-cell office:value-type="float" office:value="1384226000">
            <text:p>1,384,226,000</text:p>
          </table:table-cell>
          <table:table-cell office:value-type="float" office:value="72613">
            <text:p>72,613</text:p>
          </table:table-cell>
          <table:table-cell office:value-type="float" office:value="5194149500">
            <text:p>5,194,149,500</text:p>
          </table:table-cell>
          <table:table-cell office:value-type="float" office:value="272473">
            <text:p>272,473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65</text:p>
          </table:table-cell>
          <table:table-cell office:value-type="string">
            <text:p>Seekonk</text:p>
          </table:table-cell>
          <table:table-cell office:value-type="string">
            <text:p>BRISTOL</text:p>
          </table:table-cell>
          <table:table-cell office:value-type="string">
            <text:p>2023</text:p>
          </table:table-cell>
          <table:table-cell office:value-type="float" office:value="15531">
            <text:p>15,531</text:p>
          </table:table-cell>
          <table:table-cell office:value-type="float" office:value="626706000">
            <text:p>626,706,000</text:p>
          </table:table-cell>
          <table:table-cell office:value-type="float" office:value="40352">
            <text:p>40,352</text:p>
          </table:table-cell>
          <table:table-cell office:value-type="float" office:value="2729356900">
            <text:p>2,729,356,900</text:p>
          </table:table-cell>
          <table:table-cell office:value-type="float" office:value="175736">
            <text:p>175,736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66</text:p>
          </table:table-cell>
          <table:table-cell office:value-type="string">
            <text:p>Sharon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18575">
            <text:p>18,575</text:p>
          </table:table-cell>
          <table:table-cell office:value-type="float" office:value="1291970000">
            <text:p>1,291,970,000</text:p>
          </table:table-cell>
          <table:table-cell office:value-type="float" office:value="69554">
            <text:p>69,554</text:p>
          </table:table-cell>
          <table:table-cell office:value-type="float" office:value="3961784600">
            <text:p>3,961,784,600</text:p>
          </table:table-cell>
          <table:table-cell office:value-type="float" office:value="213286">
            <text:p>213,286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67</text:p>
          </table:table-cell>
          <table:table-cell office:value-type="string">
            <text:p>Sheffield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3327">
            <text:p>3,327</text:p>
          </table:table-cell>
          <table:table-cell office:value-type="float" office:value="121639000">
            <text:p>121,639,000</text:p>
          </table:table-cell>
          <table:table-cell office:value-type="float" office:value="36561">
            <text:p>36,561</text:p>
          </table:table-cell>
          <table:table-cell office:value-type="float" office:value="717578800">
            <text:p>717,578,800</text:p>
          </table:table-cell>
          <table:table-cell office:value-type="float" office:value="215683">
            <text:p>215,683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68</text:p>
          </table:table-cell>
          <table:table-cell office:value-type="string">
            <text:p>Shelburne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1884">
            <text:p>1,884</text:p>
          </table:table-cell>
          <table:table-cell office:value-type="float" office:value="44258841">
            <text:p>44,258,841</text:p>
          </table:table-cell>
          <table:table-cell office:value-type="float" office:value="23492">
            <text:p>23,492</text:p>
          </table:table-cell>
          <table:table-cell office:value-type="float" office:value="308015300">
            <text:p>308,015,300</text:p>
          </table:table-cell>
          <table:table-cell office:value-type="float" office:value="163490">
            <text:p>163,49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69</text:p>
          </table:table-cell>
          <table:table-cell office:value-type="string">
            <text:p>Sherborn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4401">
            <text:p>4,401</text:p>
          </table:table-cell>
          <table:table-cell office:value-type="float" office:value="946102000">
            <text:p>946,102,000</text:p>
          </table:table-cell>
          <table:table-cell office:value-type="float" office:value="214974">
            <text:p>214,974</text:p>
          </table:table-cell>
          <table:table-cell office:value-type="float" office:value="1380482500">
            <text:p>1,380,482,500</text:p>
          </table:table-cell>
          <table:table-cell office:value-type="float" office:value="313675">
            <text:p>313,675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70</text:p>
          </table:table-cell>
          <table:table-cell office:value-type="string">
            <text:p>Shirley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7431">
            <text:p>7,431</text:p>
          </table:table-cell>
          <table:table-cell office:value-type="float" office:value="226197000">
            <text:p>226,197,000</text:p>
          </table:table-cell>
          <table:table-cell office:value-type="float" office:value="30440">
            <text:p>30,440</text:p>
          </table:table-cell>
          <table:table-cell office:value-type="float" office:value="778088400">
            <text:p>778,088,400</text:p>
          </table:table-cell>
          <table:table-cell office:value-type="float" office:value="104708">
            <text:p>104,708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71</text:p>
          </table:table-cell>
          <table:table-cell office:value-type="string">
            <text:p>Shrewsbury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38325">
            <text:p>38,325</text:p>
          </table:table-cell>
          <table:table-cell office:value-type="float" office:value="2287457000">
            <text:p>2,287,457,000</text:p>
          </table:table-cell>
          <table:table-cell office:value-type="float" office:value="59686">
            <text:p>59,686</text:p>
          </table:table-cell>
          <table:table-cell office:value-type="float" office:value="6818364500">
            <text:p>6,818,364,500</text:p>
          </table:table-cell>
          <table:table-cell office:value-type="float" office:value="177909">
            <text:p>177,909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72</text:p>
          </table:table-cell>
          <table:table-cell office:value-type="string">
            <text:p>Shutesbury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1717">
            <text:p>1,717</text:p>
          </table:table-cell>
          <table:table-cell office:value-type="float" office:value="53151000">
            <text:p>53,151,000</text:p>
          </table:table-cell>
          <table:table-cell office:value-type="float" office:value="30956">
            <text:p>30,956</text:p>
          </table:table-cell>
          <table:table-cell office:value-type="float" office:value="243958800">
            <text:p>243,958,800</text:p>
          </table:table-cell>
          <table:table-cell office:value-type="float" office:value="142084">
            <text:p>142,084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73</text:p>
          </table:table-cell>
          <table:table-cell office:value-type="string">
            <text:p>Somerset</text:p>
          </table:table-cell>
          <table:table-cell office:value-type="string">
            <text:p>BRISTOL</text:p>
          </table:table-cell>
          <table:table-cell office:value-type="string">
            <text:p>2023</text:p>
          </table:table-cell>
          <table:table-cell office:value-type="float" office:value="18303">
            <text:p>18,303</text:p>
          </table:table-cell>
          <table:table-cell office:value-type="float" office:value="613284000">
            <text:p>613,284,000</text:p>
          </table:table-cell>
          <table:table-cell office:value-type="float" office:value="33507">
            <text:p>33,507</text:p>
          </table:table-cell>
          <table:table-cell office:value-type="float" office:value="2395477400">
            <text:p>2,395,477,400</text:p>
          </table:table-cell>
          <table:table-cell office:value-type="float" office:value="130879">
            <text:p>130,879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74</text:p>
          </table:table-cell>
          <table:table-cell office:value-type="string">
            <text:p>Somerville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81045">
            <text:p>81,045</text:p>
          </table:table-cell>
          <table:table-cell office:value-type="float" office:value="4174809000">
            <text:p>4,174,809,000</text:p>
          </table:table-cell>
          <table:table-cell office:value-type="float" office:value="51512">
            <text:p>51,512</text:p>
          </table:table-cell>
          <table:table-cell office:value-type="float" office:value="19987384600">
            <text:p>19,987,384,600</text:p>
          </table:table-cell>
          <table:table-cell office:value-type="float" office:value="246621">
            <text:p>246,621</text:p>
          </table:table-cell>
          <table:table-cell table:number-columns-repeated="1014"/>
        </table:table-row>
        <table:table-row table:style-name="ro2">
          <table:table-cell office:value-type="string">
            <text:p>275</text:p>
          </table:table-cell>
          <table:table-cell office:value-type="string">
            <text:p>278</text:p>
          </table:table-cell>
          <table:table-cell office:value-type="string">
            <text:p>South Hadley</text:p>
          </table:table-cell>
          <table:table-cell office:value-type="string">
            <text:p>HAMPSHIRE</text:p>
          </table:table-cell>
          <table:table-cell office:value-type="string">
            <text:p>2023</text:p>
          </table:table-cell>
          <table:table-cell office:value-type="float" office:value="18150">
            <text:p>18,150</text:p>
          </table:table-cell>
          <table:table-cell office:value-type="float" office:value="594304000">
            <text:p>594,304,000</text:p>
          </table:table-cell>
          <table:table-cell office:value-type="float" office:value="32744">
            <text:p>32,744</text:p>
          </table:table-cell>
          <table:table-cell office:value-type="float" office:value="1745214700">
            <text:p>1,745,214,700</text:p>
          </table:table-cell>
          <table:table-cell office:value-type="float" office:value="96155">
            <text:p>96,155</text:p>
          </table:table-cell>
          <table:table-cell table:number-columns-repeated="1014"/>
        </table:table-row>
        <table:table-row table:style-name="ro2">
          <table:table-cell office:value-type="string">
            <text:p>276</text:p>
          </table:table-cell>
          <table:table-cell office:value-type="string">
            <text:p>275</text:p>
          </table:table-cell>
          <table:table-cell office:value-type="string">
            <text:p>Southampton</text:p>
          </table:table-cell>
          <table:table-cell office:value-type="string">
            <text:p>HAMPSHIRE</text:p>
          </table:table-cell>
          <table:table-cell office:value-type="string">
            <text:p>2023</text:p>
          </table:table-cell>
          <table:table-cell office:value-type="float" office:value="6224">
            <text:p>6,224</text:p>
          </table:table-cell>
          <table:table-cell office:value-type="float" office:value="297008000">
            <text:p>297,008,000</text:p>
          </table:table-cell>
          <table:table-cell office:value-type="float" office:value="47720">
            <text:p>47,720</text:p>
          </table:table-cell>
          <table:table-cell office:value-type="float" office:value="841345200">
            <text:p>841,345,200</text:p>
          </table:table-cell>
          <table:table-cell office:value-type="float" office:value="135178">
            <text:p>135,178</text:p>
          </table:table-cell>
          <table:table-cell table:number-columns-repeated="1014"/>
        </table:table-row>
        <table:table-row table:style-name="ro2">
          <table:table-cell office:value-type="string">
            <text:p>277</text:p>
          </table:table-cell>
          <table:table-cell office:value-type="string">
            <text:p>276</text:p>
          </table:table-cell>
          <table:table-cell office:value-type="string">
            <text:p>Southborough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10450">
            <text:p>10,450</text:p>
          </table:table-cell>
          <table:table-cell office:value-type="float" office:value="1288143000">
            <text:p>1,288,143,000</text:p>
          </table:table-cell>
          <table:table-cell office:value-type="float" office:value="123267">
            <text:p>123,267</text:p>
          </table:table-cell>
          <table:table-cell office:value-type="float" office:value="2780408500">
            <text:p>2,780,408,500</text:p>
          </table:table-cell>
          <table:table-cell office:value-type="float" office:value="266068">
            <text:p>266,068</text:p>
          </table:table-cell>
          <table:table-cell table:number-columns-repeated="1014"/>
        </table:table-row>
        <table:table-row table:style-name="ro2">
          <table:table-cell office:value-type="string">
            <text:p>278</text:p>
          </table:table-cell>
          <table:table-cell office:value-type="string">
            <text:p>277</text:p>
          </table:table-cell>
          <table:table-cell office:value-type="string">
            <text:p>Southbridge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17740">
            <text:p>17,740</text:p>
          </table:table-cell>
          <table:table-cell office:value-type="float" office:value="381782000">
            <text:p>381,782,000</text:p>
          </table:table-cell>
          <table:table-cell office:value-type="float" office:value="21521">
            <text:p>21,521</text:p>
          </table:table-cell>
          <table:table-cell office:value-type="float" office:value="1200715500">
            <text:p>1,200,715,500</text:p>
          </table:table-cell>
          <table:table-cell office:value-type="float" office:value="67684">
            <text:p>67,684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79</text:p>
          </table:table-cell>
          <table:table-cell office:value-type="string">
            <text:p>Southwick</text:p>
          </table:table-cell>
          <table:table-cell office:value-type="string">
            <text:p>HAMPDEN</text:p>
          </table:table-cell>
          <table:table-cell office:value-type="string">
            <text:p>2023</text:p>
          </table:table-cell>
          <table:table-cell office:value-type="float" office:value="9232">
            <text:p>9,232</text:p>
          </table:table-cell>
          <table:table-cell office:value-type="float" office:value="389507000">
            <text:p>389,507,000</text:p>
          </table:table-cell>
          <table:table-cell office:value-type="float" office:value="42191">
            <text:p>42,191</text:p>
          </table:table-cell>
          <table:table-cell office:value-type="float" office:value="1204413300">
            <text:p>1,204,413,300</text:p>
          </table:table-cell>
          <table:table-cell office:value-type="float" office:value="130461">
            <text:p>130,461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80</text:p>
          </table:table-cell>
          <table:table-cell office:value-type="string">
            <text:p>Spencer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11992">
            <text:p>11,992</text:p>
          </table:table-cell>
          <table:table-cell office:value-type="float" office:value="358964000">
            <text:p>358,964,000</text:p>
          </table:table-cell>
          <table:table-cell office:value-type="float" office:value="29934">
            <text:p>29,934</text:p>
          </table:table-cell>
          <table:table-cell office:value-type="float" office:value="1231722600">
            <text:p>1,231,722,600</text:p>
          </table:table-cell>
          <table:table-cell office:value-type="float" office:value="102712">
            <text:p>102,712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81</text:p>
          </table:table-cell>
          <table:table-cell office:value-type="string">
            <text:p>Springfield</text:p>
          </table:table-cell>
          <table:table-cell office:value-type="string">
            <text:p>HAMPDEN</text:p>
          </table:table-cell>
          <table:table-cell office:value-type="string">
            <text:p>2023</text:p>
          </table:table-cell>
          <table:table-cell office:value-type="float" office:value="155929">
            <text:p>155,929</text:p>
          </table:table-cell>
          <table:table-cell office:value-type="float" office:value="2625647000">
            <text:p>2,625,647,000</text:p>
          </table:table-cell>
          <table:table-cell office:value-type="float" office:value="16839">
            <text:p>16,839</text:p>
          </table:table-cell>
          <table:table-cell office:value-type="float" office:value="9395931000">
            <text:p>9,395,931,000</text:p>
          </table:table-cell>
          <table:table-cell office:value-type="float" office:value="60258">
            <text:p>60,258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82</text:p>
          </table:table-cell>
          <table:table-cell office:value-type="string">
            <text:p>Sterling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7985">
            <text:p>7,985</text:p>
          </table:table-cell>
          <table:table-cell office:value-type="float" office:value="410246000">
            <text:p>410,246,000</text:p>
          </table:table-cell>
          <table:table-cell office:value-type="float" office:value="51377">
            <text:p>51,377</text:p>
          </table:table-cell>
          <table:table-cell office:value-type="float" office:value="1256274900">
            <text:p>1,256,274,900</text:p>
          </table:table-cell>
          <table:table-cell office:value-type="float" office:value="157329">
            <text:p>157,329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83</text:p>
          </table:table-cell>
          <table:table-cell office:value-type="string">
            <text:p>Stockbridge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2018">
            <text:p>2,018</text:p>
          </table:table-cell>
          <table:table-cell office:value-type="float" office:value="99219000">
            <text:p>99,219,000</text:p>
          </table:table-cell>
          <table:table-cell office:value-type="float" office:value="49167">
            <text:p>49,167</text:p>
          </table:table-cell>
          <table:table-cell office:value-type="float" office:value="951374700">
            <text:p>951,374,700</text:p>
          </table:table-cell>
          <table:table-cell office:value-type="float" office:value="471444">
            <text:p>471,444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84</text:p>
          </table:table-cell>
          <table:table-cell office:value-type="string">
            <text:p>Stoneham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23244">
            <text:p>23,244</text:p>
          </table:table-cell>
          <table:table-cell office:value-type="float" office:value="1110699000">
            <text:p>1,110,699,000</text:p>
          </table:table-cell>
          <table:table-cell office:value-type="float" office:value="47784">
            <text:p>47,784</text:p>
          </table:table-cell>
          <table:table-cell office:value-type="float" office:value="4676207700">
            <text:p>4,676,207,700</text:p>
          </table:table-cell>
          <table:table-cell office:value-type="float" office:value="201179">
            <text:p>201,179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85</text:p>
          </table:table-cell>
          <table:table-cell office:value-type="string">
            <text:p>Stoughton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29281">
            <text:p>29,281</text:p>
          </table:table-cell>
          <table:table-cell office:value-type="float" office:value="1044063000">
            <text:p>1,044,063,000</text:p>
          </table:table-cell>
          <table:table-cell office:value-type="float" office:value="35657">
            <text:p>35,657</text:p>
          </table:table-cell>
          <table:table-cell office:value-type="float" office:value="4681174300">
            <text:p>4,681,174,300</text:p>
          </table:table-cell>
          <table:table-cell office:value-type="float" office:value="159871">
            <text:p>159,871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86</text:p>
          </table:table-cell>
          <table:table-cell office:value-type="string">
            <text:p>Stow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7174">
            <text:p>7,174</text:p>
          </table:table-cell>
          <table:table-cell office:value-type="float" office:value="550317000">
            <text:p>550,317,000</text:p>
          </table:table-cell>
          <table:table-cell office:value-type="float" office:value="76710">
            <text:p>76,710</text:p>
          </table:table-cell>
          <table:table-cell office:value-type="float" office:value="1445144700">
            <text:p>1,445,144,700</text:p>
          </table:table-cell>
          <table:table-cell office:value-type="float" office:value="201442">
            <text:p>201,442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87</text:p>
          </table:table-cell>
          <table:table-cell office:value-type="string">
            <text:p>Sturbridge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9867">
            <text:p>9,867</text:p>
          </table:table-cell>
          <table:table-cell office:value-type="float" office:value="477556000">
            <text:p>477,556,000</text:p>
          </table:table-cell>
          <table:table-cell office:value-type="float" office:value="48399">
            <text:p>48,399</text:p>
          </table:table-cell>
          <table:table-cell office:value-type="float" office:value="1458329400">
            <text:p>1,458,329,400</text:p>
          </table:table-cell>
          <table:table-cell office:value-type="float" office:value="147799">
            <text:p>147,799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88</text:p>
          </table:table-cell>
          <table:table-cell office:value-type="string">
            <text:p>Sudbury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18934">
            <text:p>18,934</text:p>
          </table:table-cell>
          <table:table-cell office:value-type="float" office:value="2280904000">
            <text:p>2,280,904,000</text:p>
          </table:table-cell>
          <table:table-cell office:value-type="float" office:value="120466">
            <text:p>120,466</text:p>
          </table:table-cell>
          <table:table-cell office:value-type="float" office:value="5131906400">
            <text:p>5,131,906,400</text:p>
          </table:table-cell>
          <table:table-cell office:value-type="float" office:value="271042">
            <text:p>271,042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89</text:p>
          </table:table-cell>
          <table:table-cell office:value-type="string">
            <text:p>Sunderland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3663">
            <text:p>3,663</text:p>
          </table:table-cell>
          <table:table-cell office:value-type="float" office:value="109964000">
            <text:p>109,964,000</text:p>
          </table:table-cell>
          <table:table-cell office:value-type="float" office:value="30020">
            <text:p>30,020</text:p>
          </table:table-cell>
          <table:table-cell office:value-type="float" office:value="388097600">
            <text:p>388,097,600</text:p>
          </table:table-cell>
          <table:table-cell office:value-type="float" office:value="105951">
            <text:p>105,951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90</text:p>
          </table:table-cell>
          <table:table-cell office:value-type="string">
            <text:p>Sutton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9357">
            <text:p>9,357</text:p>
          </table:table-cell>
          <table:table-cell office:value-type="float" office:value="544119000">
            <text:p>544,119,000</text:p>
          </table:table-cell>
          <table:table-cell office:value-type="float" office:value="58151">
            <text:p>58,151</text:p>
          </table:table-cell>
          <table:table-cell office:value-type="float" office:value="1666618900">
            <text:p>1,666,618,900</text:p>
          </table:table-cell>
          <table:table-cell office:value-type="float" office:value="178115">
            <text:p>178,115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91</text:p>
          </table:table-cell>
          <table:table-cell office:value-type="string">
            <text:p>Swampscott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15111">
            <text:p>15,111</text:p>
          </table:table-cell>
          <table:table-cell office:value-type="float" office:value="1090821000">
            <text:p>1,090,821,000</text:p>
          </table:table-cell>
          <table:table-cell office:value-type="float" office:value="72187">
            <text:p>72,187</text:p>
          </table:table-cell>
          <table:table-cell office:value-type="float" office:value="3428507500">
            <text:p>3,428,507,500</text:p>
          </table:table-cell>
          <table:table-cell office:value-type="float" office:value="226888">
            <text:p>226,888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92</text:p>
          </table:table-cell>
          <table:table-cell office:value-type="string">
            <text:p>Swansea</text:p>
          </table:table-cell>
          <table:table-cell office:value-type="string">
            <text:p>BRISTOL</text:p>
          </table:table-cell>
          <table:table-cell office:value-type="string">
            <text:p>2023</text:p>
          </table:table-cell>
          <table:table-cell office:value-type="float" office:value="17144">
            <text:p>17,144</text:p>
          </table:table-cell>
          <table:table-cell office:value-type="float" office:value="591781000">
            <text:p>591,781,000</text:p>
          </table:table-cell>
          <table:table-cell office:value-type="float" office:value="34518">
            <text:p>34,518</text:p>
          </table:table-cell>
          <table:table-cell office:value-type="float" office:value="2431716500">
            <text:p>2,431,716,500</text:p>
          </table:table-cell>
          <table:table-cell office:value-type="float" office:value="141841">
            <text:p>141,841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93</text:p>
          </table:table-cell>
          <table:table-cell office:value-type="string">
            <text:p>Taunton</text:p>
          </table:table-cell>
          <table:table-cell office:value-type="string">
            <text:p>BRISTOL</text:p>
          </table:table-cell>
          <table:table-cell office:value-type="string">
            <text:p>2023</text:p>
          </table:table-cell>
          <table:table-cell office:value-type="float" office:value="59408">
            <text:p>59,408</text:p>
          </table:table-cell>
          <table:table-cell office:value-type="float" office:value="1604932000">
            <text:p>1,604,932,000</text:p>
          </table:table-cell>
          <table:table-cell office:value-type="float" office:value="27015">
            <text:p>27,015</text:p>
          </table:table-cell>
          <table:table-cell office:value-type="float" office:value="6152158200">
            <text:p>6,152,158,200</text:p>
          </table:table-cell>
          <table:table-cell office:value-type="float" office:value="103558">
            <text:p>103,558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94</text:p>
          </table:table-cell>
          <table:table-cell office:value-type="string">
            <text:p>Templeton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8149">
            <text:p>8,149</text:p>
          </table:table-cell>
          <table:table-cell office:value-type="float" office:value="234294000">
            <text:p>234,294,000</text:p>
          </table:table-cell>
          <table:table-cell office:value-type="float" office:value="28751">
            <text:p>28,751</text:p>
          </table:table-cell>
          <table:table-cell office:value-type="float" office:value="731826100">
            <text:p>731,826,100</text:p>
          </table:table-cell>
          <table:table-cell office:value-type="float" office:value="89806">
            <text:p>89,806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95</text:p>
          </table:table-cell>
          <table:table-cell office:value-type="string">
            <text:p>Tewksbury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31342">
            <text:p>31,342</text:p>
          </table:table-cell>
          <table:table-cell office:value-type="float" office:value="1368087000">
            <text:p>1,368,087,000</text:p>
          </table:table-cell>
          <table:table-cell office:value-type="float" office:value="43650">
            <text:p>43,650</text:p>
          </table:table-cell>
          <table:table-cell office:value-type="float" office:value="5637921800">
            <text:p>5,637,921,800</text:p>
          </table:table-cell>
          <table:table-cell office:value-type="float" office:value="179884">
            <text:p>179,884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96</text:p>
          </table:table-cell>
          <table:table-cell office:value-type="string">
            <text:p>Tisbury</text:p>
          </table:table-cell>
          <table:table-cell office:value-type="string">
            <text:p>DUKES</text:p>
          </table:table-cell>
          <table:table-cell office:value-type="string">
            <text:p>2023</text:p>
          </table:table-cell>
          <table:table-cell office:value-type="float" office:value="4815">
            <text:p>4,815</text:p>
          </table:table-cell>
          <table:table-cell office:value-type="float" office:value="104294400">
            <text:p>104,294,400</text:p>
          </table:table-cell>
          <table:table-cell office:value-type="float" office:value="21660">
            <text:p>21,660</text:p>
          </table:table-cell>
          <table:table-cell office:value-type="float" office:value="3224394300">
            <text:p>3,224,394,300</text:p>
          </table:table-cell>
          <table:table-cell office:value-type="float" office:value="669656">
            <text:p>669,656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97</text:p>
          </table:table-cell>
          <table:table-cell office:value-type="string">
            <text:p>Tolland</text:p>
          </table:table-cell>
          <table:table-cell office:value-type="string">
            <text:p>HAMPDEN</text:p>
          </table:table-cell>
          <table:table-cell office:value-type="string">
            <text:p>2023</text:p>
          </table:table-cell>
          <table:table-cell office:value-type="float" office:value="471">
            <text:p>471</text:p>
          </table:table-cell>
          <table:table-cell office:value-type="float" office:value="12552000">
            <text:p>12,552,000</text:p>
          </table:table-cell>
          <table:table-cell office:value-type="float" office:value="26650">
            <text:p>26,650</text:p>
          </table:table-cell>
          <table:table-cell office:value-type="float" office:value="196506400">
            <text:p>196,506,400</text:p>
          </table:table-cell>
          <table:table-cell office:value-type="float" office:value="417211">
            <text:p>417,211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98</text:p>
          </table:table-cell>
          <table:table-cell office:value-type="string">
            <text:p>Topsfield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6569">
            <text:p>6,569</text:p>
          </table:table-cell>
          <table:table-cell office:value-type="float" office:value="501440000">
            <text:p>501,440,000</text:p>
          </table:table-cell>
          <table:table-cell office:value-type="float" office:value="76334">
            <text:p>76,334</text:p>
          </table:table-cell>
          <table:table-cell office:value-type="float" office:value="1512746600">
            <text:p>1,512,746,600</text:p>
          </table:table-cell>
          <table:table-cell office:value-type="float" office:value="230286">
            <text:p>230,286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299</text:p>
          </table:table-cell>
          <table:table-cell office:value-type="string">
            <text:p>Townsend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9127">
            <text:p>9,127</text:p>
          </table:table-cell>
          <table:table-cell office:value-type="float" office:value="337685000">
            <text:p>337,685,000</text:p>
          </table:table-cell>
          <table:table-cell office:value-type="float" office:value="36998">
            <text:p>36,998</text:p>
          </table:table-cell>
          <table:table-cell office:value-type="float" office:value="1028137100">
            <text:p>1,028,137,100</text:p>
          </table:table-cell>
          <table:table-cell office:value-type="float" office:value="112648">
            <text:p>112,648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00</text:p>
          </table:table-cell>
          <table:table-cell office:value-type="string">
            <text:p>Truro</text:p>
          </table:table-cell>
          <table:table-cell office:value-type="string">
            <text:p>BARNSTABLE</text:p>
          </table:table-cell>
          <table:table-cell office:value-type="string">
            <text:p>2023</text:p>
          </table:table-cell>
          <table:table-cell office:value-type="float" office:value="2454">
            <text:p>2,454</text:p>
          </table:table-cell>
          <table:table-cell office:value-type="float" office:value="113597000">
            <text:p>113,597,000</text:p>
          </table:table-cell>
          <table:table-cell office:value-type="float" office:value="46291">
            <text:p>46,291</text:p>
          </table:table-cell>
          <table:table-cell office:value-type="float" office:value="2485412200">
            <text:p>2,485,412,200</text:p>
          </table:table-cell>
          <table:table-cell office:value-type="float" office:value="1012800">
            <text:p>1,012,80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01</text:p>
          </table:table-cell>
          <table:table-cell office:value-type="string">
            <text:p>Tyngsborough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12380">
            <text:p>12,380</text:p>
          </table:table-cell>
          <table:table-cell office:value-type="float" office:value="567254000">
            <text:p>567,254,000</text:p>
          </table:table-cell>
          <table:table-cell office:value-type="float" office:value="45820">
            <text:p>45,820</text:p>
          </table:table-cell>
          <table:table-cell office:value-type="float" office:value="1879305900">
            <text:p>1,879,305,900</text:p>
          </table:table-cell>
          <table:table-cell office:value-type="float" office:value="151802">
            <text:p>151,802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02</text:p>
          </table:table-cell>
          <table:table-cell office:value-type="string">
            <text:p>Tyringham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427">
            <text:p>427</text:p>
          </table:table-cell>
          <table:table-cell office:value-type="float" office:value="9527000">
            <text:p>9,527,000</text:p>
          </table:table-cell>
          <table:table-cell office:value-type="float" office:value="22311">
            <text:p>22,311</text:p>
          </table:table-cell>
          <table:table-cell office:value-type="float" office:value="214764900">
            <text:p>214,764,900</text:p>
          </table:table-cell>
          <table:table-cell office:value-type="float" office:value="502962">
            <text:p>502,962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03</text:p>
          </table:table-cell>
          <table:table-cell office:value-type="string">
            <text:p>Upton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8000">
            <text:p>8,000</text:p>
          </table:table-cell>
          <table:table-cell office:value-type="float" office:value="462965000">
            <text:p>462,965,000</text:p>
          </table:table-cell>
          <table:table-cell office:value-type="float" office:value="57871">
            <text:p>57,871</text:p>
          </table:table-cell>
          <table:table-cell office:value-type="float" office:value="1323346500">
            <text:p>1,323,346,500</text:p>
          </table:table-cell>
          <table:table-cell office:value-type="float" office:value="165418">
            <text:p>165,418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04</text:p>
          </table:table-cell>
          <table:table-cell office:value-type="string">
            <text:p>Uxbridge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14162">
            <text:p>14,162</text:p>
          </table:table-cell>
          <table:table-cell office:value-type="float" office:value="565746000">
            <text:p>565,746,000</text:p>
          </table:table-cell>
          <table:table-cell office:value-type="float" office:value="39948">
            <text:p>39,948</text:p>
          </table:table-cell>
          <table:table-cell office:value-type="float" office:value="2020830200">
            <text:p>2,020,830,200</text:p>
          </table:table-cell>
          <table:table-cell office:value-type="float" office:value="142694">
            <text:p>142,694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05</text:p>
          </table:table-cell>
          <table:table-cell office:value-type="string">
            <text:p>Wakefield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27090">
            <text:p>27,090</text:p>
          </table:table-cell>
          <table:table-cell office:value-type="float" office:value="1441662000">
            <text:p>1,441,662,000</text:p>
          </table:table-cell>
          <table:table-cell office:value-type="float" office:value="53217">
            <text:p>53,217</text:p>
          </table:table-cell>
          <table:table-cell office:value-type="float" office:value="5733498000">
            <text:p>5,733,498,000</text:p>
          </table:table-cell>
          <table:table-cell office:value-type="float" office:value="211646">
            <text:p>211,646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06</text:p>
          </table:table-cell>
          <table:table-cell office:value-type="string">
            <text:p>Wales</text:p>
          </table:table-cell>
          <table:table-cell office:value-type="string">
            <text:p>HAMPDEN</text:p>
          </table:table-cell>
          <table:table-cell office:value-type="string">
            <text:p>2023</text:p>
          </table:table-cell>
          <table:table-cell office:value-type="float" office:value="1832">
            <text:p>1,832</text:p>
          </table:table-cell>
          <table:table-cell office:value-type="float" office:value="45851000">
            <text:p>45,851,000</text:p>
          </table:table-cell>
          <table:table-cell office:value-type="float" office:value="25028">
            <text:p>25,028</text:p>
          </table:table-cell>
          <table:table-cell office:value-type="float" office:value="184036100">
            <text:p>184,036,100</text:p>
          </table:table-cell>
          <table:table-cell office:value-type="float" office:value="100456">
            <text:p>100,456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07</text:p>
          </table:table-cell>
          <table:table-cell office:value-type="string">
            <text:p>Walpole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26383">
            <text:p>26,383</text:p>
          </table:table-cell>
          <table:table-cell office:value-type="float" office:value="1549523000">
            <text:p>1,549,523,000</text:p>
          </table:table-cell>
          <table:table-cell office:value-type="float" office:value="58732">
            <text:p>58,732</text:p>
          </table:table-cell>
          <table:table-cell office:value-type="float" office:value="5276015500">
            <text:p>5,276,015,500</text:p>
          </table:table-cell>
          <table:table-cell office:value-type="float" office:value="199978">
            <text:p>199,978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08</text:p>
          </table:table-cell>
          <table:table-cell office:value-type="string">
            <text:p>Waltham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65218">
            <text:p>65,218</text:p>
          </table:table-cell>
          <table:table-cell office:value-type="float" office:value="2676635000">
            <text:p>2,676,635,000</text:p>
          </table:table-cell>
          <table:table-cell office:value-type="float" office:value="41041">
            <text:p>41,041</text:p>
          </table:table-cell>
          <table:table-cell office:value-type="float" office:value="15280634600">
            <text:p>15,280,634,600</text:p>
          </table:table-cell>
          <table:table-cell office:value-type="float" office:value="234301">
            <text:p>234,301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09</text:p>
          </table:table-cell>
          <table:table-cell office:value-type="string">
            <text:p>Ware</text:p>
          </table:table-cell>
          <table:table-cell office:value-type="string">
            <text:p>HAMPSHIRE</text:p>
          </table:table-cell>
          <table:table-cell office:value-type="string">
            <text:p>2023</text:p>
          </table:table-cell>
          <table:table-cell office:value-type="float" office:value="10066">
            <text:p>10,066</text:p>
          </table:table-cell>
          <table:table-cell office:value-type="float" office:value="242254000">
            <text:p>242,254,000</text:p>
          </table:table-cell>
          <table:table-cell office:value-type="float" office:value="24067">
            <text:p>24,067</text:p>
          </table:table-cell>
          <table:table-cell office:value-type="float" office:value="812035400">
            <text:p>812,035,400</text:p>
          </table:table-cell>
          <table:table-cell office:value-type="float" office:value="80671">
            <text:p>80,671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10</text:p>
          </table:table-cell>
          <table:table-cell office:value-type="string">
            <text:p>Wareham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23303">
            <text:p>23,303</text:p>
          </table:table-cell>
          <table:table-cell office:value-type="float" office:value="633863000">
            <text:p>633,863,000</text:p>
          </table:table-cell>
          <table:table-cell office:value-type="float" office:value="27201">
            <text:p>27,201</text:p>
          </table:table-cell>
          <table:table-cell office:value-type="float" office:value="4129275400">
            <text:p>4,129,275,400</text:p>
          </table:table-cell>
          <table:table-cell office:value-type="float" office:value="177199">
            <text:p>177,199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11</text:p>
          </table:table-cell>
          <table:table-cell office:value-type="string">
            <text:p>Warren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4975">
            <text:p>4,975</text:p>
          </table:table-cell>
          <table:table-cell office:value-type="float" office:value="105574000">
            <text:p>105,574,000</text:p>
          </table:table-cell>
          <table:table-cell office:value-type="float" office:value="21221">
            <text:p>21,221</text:p>
          </table:table-cell>
          <table:table-cell office:value-type="float" office:value="430289400">
            <text:p>430,289,400</text:p>
          </table:table-cell>
          <table:table-cell office:value-type="float" office:value="86490">
            <text:p>86,49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12</text:p>
          </table:table-cell>
          <table:table-cell office:value-type="string">
            <text:p>Warwick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780">
            <text:p>780</text:p>
          </table:table-cell>
          <table:table-cell office:value-type="float" office:value="18918000">
            <text:p>18,918,000</text:p>
          </table:table-cell>
          <table:table-cell office:value-type="float" office:value="24254">
            <text:p>24,254</text:p>
          </table:table-cell>
          <table:table-cell office:value-type="float" office:value="82405000">
            <text:p>82,405,000</text:p>
          </table:table-cell>
          <table:table-cell office:value-type="float" office:value="105647">
            <text:p>105,647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13</text:p>
          </table:table-cell>
          <table:table-cell office:value-type="string">
            <text:p>Washington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494">
            <text:p>494</text:p>
          </table:table-cell>
          <table:table-cell office:value-type="float" office:value="16300000">
            <text:p>16,300,000</text:p>
          </table:table-cell>
          <table:table-cell office:value-type="float" office:value="32996">
            <text:p>32,996</text:p>
          </table:table-cell>
          <table:table-cell office:value-type="float" office:value="85907800">
            <text:p>85,907,800</text:p>
          </table:table-cell>
          <table:table-cell office:value-type="float" office:value="173902">
            <text:p>173,902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14</text:p>
          </table:table-cell>
          <table:table-cell office:value-type="string">
            <text:p>Watertown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35329">
            <text:p>35,329</text:p>
          </table:table-cell>
          <table:table-cell office:value-type="float" office:value="1899634000">
            <text:p>1,899,634,000</text:p>
          </table:table-cell>
          <table:table-cell office:value-type="float" office:value="53770">
            <text:p>53,770</text:p>
          </table:table-cell>
          <table:table-cell office:value-type="float" office:value="9830970500">
            <text:p>9,830,970,500</text:p>
          </table:table-cell>
          <table:table-cell office:value-type="float" office:value="278269">
            <text:p>278,269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15</text:p>
          </table:table-cell>
          <table:table-cell office:value-type="string">
            <text:p>Wayland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13943">
            <text:p>13,943</text:p>
          </table:table-cell>
          <table:table-cell office:value-type="float" office:value="1995290000">
            <text:p>1,995,290,000</text:p>
          </table:table-cell>
          <table:table-cell office:value-type="float" office:value="143103">
            <text:p>143,103</text:p>
          </table:table-cell>
          <table:table-cell office:value-type="float" office:value="4238747600">
            <text:p>4,238,747,600</text:p>
          </table:table-cell>
          <table:table-cell office:value-type="float" office:value="304005">
            <text:p>304,005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16</text:p>
          </table:table-cell>
          <table:table-cell office:value-type="string">
            <text:p>Webster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17776">
            <text:p>17,776</text:p>
          </table:table-cell>
          <table:table-cell office:value-type="float" office:value="513696000">
            <text:p>513,696,000</text:p>
          </table:table-cell>
          <table:table-cell office:value-type="float" office:value="28898">
            <text:p>28,898</text:p>
          </table:table-cell>
          <table:table-cell office:value-type="float" office:value="1844205900">
            <text:p>1,844,205,900</text:p>
          </table:table-cell>
          <table:table-cell office:value-type="float" office:value="103747">
            <text:p>103,747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17</text:p>
          </table:table-cell>
          <table:table-cell office:value-type="string">
            <text:p>Wellesley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29550">
            <text:p>29,550</text:p>
          </table:table-cell>
          <table:table-cell office:value-type="float" office:value="6248636000">
            <text:p>6,248,636,000</text:p>
          </table:table-cell>
          <table:table-cell office:value-type="float" office:value="211460">
            <text:p>211,460</text:p>
          </table:table-cell>
          <table:table-cell office:value-type="float" office:value="13524019800">
            <text:p>13,524,019,800</text:p>
          </table:table-cell>
          <table:table-cell office:value-type="float" office:value="457666">
            <text:p>457,666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18</text:p>
          </table:table-cell>
          <table:table-cell office:value-type="string">
            <text:p>Wellfleet</text:p>
          </table:table-cell>
          <table:table-cell office:value-type="string">
            <text:p>BARNSTABLE</text:p>
          </table:table-cell>
          <table:table-cell office:value-type="string">
            <text:p>2023</text:p>
          </table:table-cell>
          <table:table-cell office:value-type="float" office:value="3566">
            <text:p>3,566</text:p>
          </table:table-cell>
          <table:table-cell office:value-type="float" office:value="153805000">
            <text:p>153,805,000</text:p>
          </table:table-cell>
          <table:table-cell office:value-type="float" office:value="43131">
            <text:p>43,131</text:p>
          </table:table-cell>
          <table:table-cell office:value-type="float" office:value="2661294900">
            <text:p>2,661,294,900</text:p>
          </table:table-cell>
          <table:table-cell office:value-type="float" office:value="746297">
            <text:p>746,297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19</text:p>
          </table:table-cell>
          <table:table-cell office:value-type="string">
            <text:p>Wendell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924">
            <text:p>924</text:p>
          </table:table-cell>
          <table:table-cell office:value-type="float" office:value="19845000">
            <text:p>19,845,000</text:p>
          </table:table-cell>
          <table:table-cell office:value-type="float" office:value="21477">
            <text:p>21,477</text:p>
          </table:table-cell>
          <table:table-cell office:value-type="float" office:value="102149000">
            <text:p>102,149,000</text:p>
          </table:table-cell>
          <table:table-cell office:value-type="float" office:value="110551">
            <text:p>110,551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20</text:p>
          </table:table-cell>
          <table:table-cell office:value-type="string">
            <text:p>Wenham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4979">
            <text:p>4,979</text:p>
          </table:table-cell>
          <table:table-cell office:value-type="float" office:value="392069000">
            <text:p>392,069,000</text:p>
          </table:table-cell>
          <table:table-cell office:value-type="float" office:value="78745">
            <text:p>78,745</text:p>
          </table:table-cell>
          <table:table-cell office:value-type="float" office:value="946329400">
            <text:p>946,329,400</text:p>
          </table:table-cell>
          <table:table-cell office:value-type="float" office:value="190064">
            <text:p>190,064</text:p>
          </table:table-cell>
          <table:table-cell table:number-columns-repeated="1014"/>
        </table:table-row>
        <table:table-row table:style-name="ro2">
          <table:table-cell office:value-type="string">
            <text:p>321</text:p>
          </table:table-cell>
          <table:table-cell office:value-type="string">
            <text:p>322</text:p>
          </table:table-cell>
          <table:table-cell office:value-type="string">
            <text:p>West Boylston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7877">
            <text:p>7,877</text:p>
          </table:table-cell>
          <table:table-cell office:value-type="float" office:value="294419000">
            <text:p>294,419,000</text:p>
          </table:table-cell>
          <table:table-cell office:value-type="float" office:value="37377">
            <text:p>37,377</text:p>
          </table:table-cell>
          <table:table-cell office:value-type="float" office:value="1080272600">
            <text:p>1,080,272,600</text:p>
          </table:table-cell>
          <table:table-cell office:value-type="float" office:value="137143">
            <text:p>137,143</text:p>
          </table:table-cell>
          <table:table-cell table:number-columns-repeated="1014"/>
        </table:table-row>
        <table:table-row table:style-name="ro2">
          <table:table-cell office:value-type="string">
            <text:p>322</text:p>
          </table:table-cell>
          <table:table-cell office:value-type="string">
            <text:p>323</text:p>
          </table:table-cell>
          <table:table-cell office:value-type="string">
            <text:p>West Bridgewater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7707">
            <text:p>7,707</text:p>
          </table:table-cell>
          <table:table-cell office:value-type="float" office:value="290720000">
            <text:p>290,720,000</text:p>
          </table:table-cell>
          <table:table-cell office:value-type="float" office:value="37722">
            <text:p>37,722</text:p>
          </table:table-cell>
          <table:table-cell office:value-type="float" office:value="1379056200">
            <text:p>1,379,056,200</text:p>
          </table:table-cell>
          <table:table-cell office:value-type="float" office:value="178936">
            <text:p>178,936</text:p>
          </table:table-cell>
          <table:table-cell table:number-columns-repeated="1014"/>
        </table:table-row>
        <table:table-row table:style-name="ro2">
          <table:table-cell office:value-type="string">
            <text:p>323</text:p>
          </table:table-cell>
          <table:table-cell office:value-type="string">
            <text:p>324</text:p>
          </table:table-cell>
          <table:table-cell office:value-type="string">
            <text:p>West Brookfield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3833">
            <text:p>3,833</text:p>
          </table:table-cell>
          <table:table-cell office:value-type="float" office:value="140378000">
            <text:p>140,378,000</text:p>
          </table:table-cell>
          <table:table-cell office:value-type="float" office:value="36624">
            <text:p>36,624</text:p>
          </table:table-cell>
          <table:table-cell office:value-type="float" office:value="440792400">
            <text:p>440,792,400</text:p>
          </table:table-cell>
          <table:table-cell office:value-type="float" office:value="114999">
            <text:p>114,999</text:p>
          </table:table-cell>
          <table:table-cell table:number-columns-repeated="1014"/>
        </table:table-row>
        <table:table-row table:style-name="ro2">
          <table:table-cell office:value-type="string">
            <text:p>324</text:p>
          </table:table-cell>
          <table:table-cell office:value-type="string">
            <text:p>329</text:p>
          </table:table-cell>
          <table:table-cell office:value-type="string">
            <text:p>West Newbury</text:p>
          </table:table-cell>
          <table:table-cell office:value-type="string">
            <text:p>ESSEX</text:p>
          </table:table-cell>
          <table:table-cell office:value-type="string">
            <text:p>2023</text:p>
          </table:table-cell>
          <table:table-cell office:value-type="float" office:value="4500">
            <text:p>4,500</text:p>
          </table:table-cell>
          <table:table-cell office:value-type="float" office:value="353784000">
            <text:p>353,784,000</text:p>
          </table:table-cell>
          <table:table-cell office:value-type="float" office:value="78619">
            <text:p>78,619</text:p>
          </table:table-cell>
          <table:table-cell office:value-type="float" office:value="1027055700">
            <text:p>1,027,055,700</text:p>
          </table:table-cell>
          <table:table-cell office:value-type="float" office:value="228235">
            <text:p>228,235</text:p>
          </table:table-cell>
          <table:table-cell table:number-columns-repeated="1014"/>
        </table:table-row>
        <table:table-row table:style-name="ro2">
          <table:table-cell office:value-type="string">
            <text:p>325</text:p>
          </table:table-cell>
          <table:table-cell office:value-type="string">
            <text:p>332</text:p>
          </table:table-cell>
          <table:table-cell office:value-type="string">
            <text:p>West Springfield</text:p>
          </table:table-cell>
          <table:table-cell office:value-type="string">
            <text:p>HAMPDEN</text:p>
          </table:table-cell>
          <table:table-cell office:value-type="string">
            <text:p>2023</text:p>
          </table:table-cell>
          <table:table-cell office:value-type="float" office:value="28835">
            <text:p>28,835</text:p>
          </table:table-cell>
          <table:table-cell office:value-type="float" office:value="851551000">
            <text:p>851,551,000</text:p>
          </table:table-cell>
          <table:table-cell office:value-type="float" office:value="29532">
            <text:p>29,532</text:p>
          </table:table-cell>
          <table:table-cell office:value-type="float" office:value="2966876100">
            <text:p>2,966,876,100</text:p>
          </table:table-cell>
          <table:table-cell office:value-type="float" office:value="102891">
            <text:p>102,891</text:p>
          </table:table-cell>
          <table:table-cell table:number-columns-repeated="1014"/>
        </table:table-row>
        <table:table-row table:style-name="ro2">
          <table:table-cell office:value-type="string">
            <text:p>326</text:p>
          </table:table-cell>
          <table:table-cell office:value-type="string">
            <text:p>333</text:p>
          </table:table-cell>
          <table:table-cell office:value-type="string">
            <text:p>West Stockbridge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1343">
            <text:p>1,343</text:p>
          </table:table-cell>
          <table:table-cell office:value-type="float" office:value="58045000">
            <text:p>58,045,000</text:p>
          </table:table-cell>
          <table:table-cell office:value-type="float" office:value="43220">
            <text:p>43,220</text:p>
          </table:table-cell>
          <table:table-cell office:value-type="float" office:value="410234100">
            <text:p>410,234,100</text:p>
          </table:table-cell>
          <table:table-cell office:value-type="float" office:value="305461">
            <text:p>305,461</text:p>
          </table:table-cell>
          <table:table-cell table:number-columns-repeated="1014"/>
        </table:table-row>
        <table:table-row table:style-name="ro2">
          <table:table-cell office:value-type="string">
            <text:p>327</text:p>
          </table:table-cell>
          <table:table-cell office:value-type="string">
            <text:p>334</text:p>
          </table:table-cell>
          <table:table-cell office:value-type="string">
            <text:p>West Tisbury</text:p>
          </table:table-cell>
          <table:table-cell office:value-type="string">
            <text:p>DUKES</text:p>
          </table:table-cell>
          <table:table-cell office:value-type="string">
            <text:p>2023</text:p>
          </table:table-cell>
          <table:table-cell office:value-type="float" office:value="3555">
            <text:p>3,555</text:p>
          </table:table-cell>
          <table:table-cell office:value-type="float" office:value="240682000">
            <text:p>240,682,000</text:p>
          </table:table-cell>
          <table:table-cell office:value-type="float" office:value="67702">
            <text:p>67,702</text:p>
          </table:table-cell>
          <table:table-cell office:value-type="float" office:value="3002267300">
            <text:p>3,002,267,300</text:p>
          </table:table-cell>
          <table:table-cell office:value-type="float" office:value="844520">
            <text:p>844,520</text:p>
          </table:table-cell>
          <table:table-cell table:number-columns-repeated="1014"/>
        </table:table-row>
        <table:table-row table:style-name="ro2">
          <table:table-cell office:value-type="string">
            <text:p>328</text:p>
          </table:table-cell>
          <table:table-cell office:value-type="string">
            <text:p>321</text:p>
          </table:table-cell>
          <table:table-cell office:value-type="string">
            <text:p>Westborough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21567">
            <text:p>21,567</text:p>
          </table:table-cell>
          <table:table-cell office:value-type="float" office:value="1269510000">
            <text:p>1,269,510,000</text:p>
          </table:table-cell>
          <table:table-cell office:value-type="float" office:value="58864">
            <text:p>58,864</text:p>
          </table:table-cell>
          <table:table-cell office:value-type="float" office:value="4556141700">
            <text:p>4,556,141,700</text:p>
          </table:table-cell>
          <table:table-cell office:value-type="float" office:value="211255">
            <text:p>211,255</text:p>
          </table:table-cell>
          <table:table-cell table:number-columns-repeated="1014"/>
        </table:table-row>
        <table:table-row table:style-name="ro2">
          <table:table-cell office:value-type="string">
            <text:p>329</text:p>
          </table:table-cell>
          <table:table-cell office:value-type="string">
            <text:p>325</text:p>
          </table:table-cell>
          <table:table-cell office:value-type="string">
            <text:p>Westfield</text:p>
          </table:table-cell>
          <table:table-cell office:value-type="string">
            <text:p>HAMPDEN</text:p>
          </table:table-cell>
          <table:table-cell office:value-type="string">
            <text:p>2023</text:p>
          </table:table-cell>
          <table:table-cell office:value-type="float" office:value="40834">
            <text:p>40,834</text:p>
          </table:table-cell>
          <table:table-cell office:value-type="float" office:value="1225609000">
            <text:p>1,225,609,000</text:p>
          </table:table-cell>
          <table:table-cell office:value-type="float" office:value="30014">
            <text:p>30,014</text:p>
          </table:table-cell>
          <table:table-cell office:value-type="float" office:value="3606467600">
            <text:p>3,606,467,600</text:p>
          </table:table-cell>
          <table:table-cell office:value-type="float" office:value="88320">
            <text:p>88,320</text:p>
          </table:table-cell>
          <table:table-cell table:number-columns-repeated="1014"/>
        </table:table-row>
        <table:table-row table:style-name="ro2">
          <table:table-cell office:value-type="string">
            <text:p>330</text:p>
          </table:table-cell>
          <table:table-cell office:value-type="string">
            <text:p>326</text:p>
          </table:table-cell>
          <table:table-cell office:value-type="string">
            <text:p>Westford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24643">
            <text:p>24,643</text:p>
          </table:table-cell>
          <table:table-cell office:value-type="float" office:value="1630178000">
            <text:p>1,630,178,000</text:p>
          </table:table-cell>
          <table:table-cell office:value-type="float" office:value="66152">
            <text:p>66,152</text:p>
          </table:table-cell>
          <table:table-cell office:value-type="float" office:value="5161061500">
            <text:p>5,161,061,500</text:p>
          </table:table-cell>
          <table:table-cell office:value-type="float" office:value="209433">
            <text:p>209,433</text:p>
          </table:table-cell>
          <table:table-cell table:number-columns-repeated="1014"/>
        </table:table-row>
        <table:table-row table:style-name="ro2">
          <table:table-cell office:value-type="string">
            <text:p>331</text:p>
          </table:table-cell>
          <table:table-cell office:value-type="string">
            <text:p>327</text:p>
          </table:table-cell>
          <table:table-cell office:value-type="string">
            <text:p>Westhampton</text:p>
          </table:table-cell>
          <table:table-cell office:value-type="string">
            <text:p>HAMPSHIRE</text:p>
          </table:table-cell>
          <table:table-cell office:value-type="string">
            <text:p>2023</text:p>
          </table:table-cell>
          <table:table-cell office:value-type="float" office:value="1622">
            <text:p>1,622</text:p>
          </table:table-cell>
          <table:table-cell office:value-type="float" office:value="68642000">
            <text:p>68,642,000</text:p>
          </table:table-cell>
          <table:table-cell office:value-type="float" office:value="42319">
            <text:p>42,319</text:p>
          </table:table-cell>
          <table:table-cell office:value-type="float" office:value="250696200">
            <text:p>250,696,200</text:p>
          </table:table-cell>
          <table:table-cell office:value-type="float" office:value="154560">
            <text:p>154,560</text:p>
          </table:table-cell>
          <table:table-cell table:number-columns-repeated="1014"/>
        </table:table-row>
        <table:table-row table:style-name="ro2">
          <table:table-cell office:value-type="string">
            <text:p>332</text:p>
          </table:table-cell>
          <table:table-cell office:value-type="string">
            <text:p>328</text:p>
          </table:table-cell>
          <table:table-cell office:value-type="string">
            <text:p>Westminster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8213">
            <text:p>8,213</text:p>
          </table:table-cell>
          <table:table-cell office:value-type="float" office:value="329762000">
            <text:p>329,762,000</text:p>
          </table:table-cell>
          <table:table-cell office:value-type="float" office:value="40151">
            <text:p>40,151</text:p>
          </table:table-cell>
          <table:table-cell office:value-type="float" office:value="1117484000">
            <text:p>1,117,484,000</text:p>
          </table:table-cell>
          <table:table-cell office:value-type="float" office:value="136063">
            <text:p>136,063</text:p>
          </table:table-cell>
          <table:table-cell table:number-columns-repeated="1014"/>
        </table:table-row>
        <table:table-row table:style-name="ro2">
          <table:table-cell office:value-type="string">
            <text:p>333</text:p>
          </table:table-cell>
          <table:table-cell office:value-type="string">
            <text:p>330</text:p>
          </table:table-cell>
          <table:table-cell office:value-type="string">
            <text:p>Weston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11851">
            <text:p>11,851</text:p>
          </table:table-cell>
          <table:table-cell office:value-type="float" office:value="3947628000">
            <text:p>3,947,628,000</text:p>
          </table:table-cell>
          <table:table-cell office:value-type="float" office:value="333105">
            <text:p>333,105</text:p>
          </table:table-cell>
          <table:table-cell office:value-type="float" office:value="6765132800">
            <text:p>6,765,132,800</text:p>
          </table:table-cell>
          <table:table-cell office:value-type="float" office:value="570849">
            <text:p>570,849</text:p>
          </table:table-cell>
          <table:table-cell table:number-columns-repeated="1014"/>
        </table:table-row>
        <table:table-row table:style-name="ro2">
          <table:table-cell office:value-type="string">
            <text:p>334</text:p>
          </table:table-cell>
          <table:table-cell office:value-type="string">
            <text:p>331</text:p>
          </table:table-cell>
          <table:table-cell office:value-type="string">
            <text:p>Westport</text:p>
          </table:table-cell>
          <table:table-cell office:value-type="string">
            <text:p>BRISTOL</text:p>
          </table:table-cell>
          <table:table-cell office:value-type="string">
            <text:p>2023</text:p>
          </table:table-cell>
          <table:table-cell office:value-type="float" office:value="16339">
            <text:p>16,339</text:p>
          </table:table-cell>
          <table:table-cell office:value-type="float" office:value="787052000">
            <text:p>787,052,000</text:p>
          </table:table-cell>
          <table:table-cell office:value-type="float" office:value="48170">
            <text:p>48,170</text:p>
          </table:table-cell>
          <table:table-cell office:value-type="float" office:value="3742770600">
            <text:p>3,742,770,600</text:p>
          </table:table-cell>
          <table:table-cell office:value-type="float" office:value="229070">
            <text:p>229,070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35</text:p>
          </table:table-cell>
          <table:table-cell office:value-type="string">
            <text:p>Westwood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16266">
            <text:p>16,266</text:p>
          </table:table-cell>
          <table:table-cell office:value-type="float" office:value="2001729000">
            <text:p>2,001,729,000</text:p>
          </table:table-cell>
          <table:table-cell office:value-type="float" office:value="123062">
            <text:p>123,062</text:p>
          </table:table-cell>
          <table:table-cell office:value-type="float" office:value="5214138300">
            <text:p>5,214,138,300</text:p>
          </table:table-cell>
          <table:table-cell office:value-type="float" office:value="320554">
            <text:p>320,554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36</text:p>
          </table:table-cell>
          <table:table-cell office:value-type="string">
            <text:p>Weymouth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57437">
            <text:p>57,437</text:p>
          </table:table-cell>
          <table:table-cell office:value-type="float" office:value="2206701000">
            <text:p>2,206,701,000</text:p>
          </table:table-cell>
          <table:table-cell office:value-type="float" office:value="38420">
            <text:p>38,420</text:p>
          </table:table-cell>
          <table:table-cell office:value-type="float" office:value="9358057000">
            <text:p>9,358,057,000</text:p>
          </table:table-cell>
          <table:table-cell office:value-type="float" office:value="162927">
            <text:p>162,927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37</text:p>
          </table:table-cell>
          <table:table-cell office:value-type="string">
            <text:p>Whately</text:p>
          </table:table-cell>
          <table:table-cell office:value-type="string">
            <text:p>FRANKLIN</text:p>
          </table:table-cell>
          <table:table-cell office:value-type="string">
            <text:p>2023</text:p>
          </table:table-cell>
          <table:table-cell office:value-type="float" office:value="1607">
            <text:p>1,607</text:p>
          </table:table-cell>
          <table:table-cell office:value-type="float" office:value="36489000">
            <text:p>36,489,000</text:p>
          </table:table-cell>
          <table:table-cell office:value-type="float" office:value="22706">
            <text:p>22,706</text:p>
          </table:table-cell>
          <table:table-cell office:value-type="float" office:value="288556600">
            <text:p>288,556,600</text:p>
          </table:table-cell>
          <table:table-cell office:value-type="float" office:value="179562">
            <text:p>179,562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38</text:p>
          </table:table-cell>
          <table:table-cell office:value-type="string">
            <text:p>Whitman</text:p>
          </table:table-cell>
          <table:table-cell office:value-type="string">
            <text:p>PLYMOUTH</text:p>
          </table:table-cell>
          <table:table-cell office:value-type="string">
            <text:p>2023</text:p>
          </table:table-cell>
          <table:table-cell office:value-type="float" office:value="15121">
            <text:p>15,121</text:p>
          </table:table-cell>
          <table:table-cell office:value-type="float" office:value="526094000">
            <text:p>526,094,000</text:p>
          </table:table-cell>
          <table:table-cell office:value-type="float" office:value="34792">
            <text:p>34,792</text:p>
          </table:table-cell>
          <table:table-cell office:value-type="float" office:value="1882778200">
            <text:p>1,882,778,200</text:p>
          </table:table-cell>
          <table:table-cell office:value-type="float" office:value="124514">
            <text:p>124,514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39</text:p>
          </table:table-cell>
          <table:table-cell office:value-type="string">
            <text:p>Wilbraham</text:p>
          </table:table-cell>
          <table:table-cell office:value-type="string">
            <text:p>HAMPDEN</text:p>
          </table:table-cell>
          <table:table-cell office:value-type="string">
            <text:p>2023</text:p>
          </table:table-cell>
          <table:table-cell office:value-type="float" office:value="14613">
            <text:p>14,613</text:p>
          </table:table-cell>
          <table:table-cell office:value-type="float" office:value="729598000">
            <text:p>729,598,000</text:p>
          </table:table-cell>
          <table:table-cell office:value-type="float" office:value="49928">
            <text:p>49,928</text:p>
          </table:table-cell>
          <table:table-cell office:value-type="float" office:value="1874892200">
            <text:p>1,874,892,200</text:p>
          </table:table-cell>
          <table:table-cell office:value-type="float" office:value="128303">
            <text:p>128,303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40</text:p>
          </table:table-cell>
          <table:table-cell office:value-type="string">
            <text:p>Williamsburg</text:p>
          </table:table-cell>
          <table:table-cell office:value-type="string">
            <text:p>HAMPSHIRE</text:p>
          </table:table-cell>
          <table:table-cell office:value-type="string">
            <text:p>2023</text:p>
          </table:table-cell>
          <table:table-cell office:value-type="float" office:value="2504">
            <text:p>2,504</text:p>
          </table:table-cell>
          <table:table-cell office:value-type="float" office:value="75099564">
            <text:p>75,099,564</text:p>
          </table:table-cell>
          <table:table-cell office:value-type="float" office:value="29992">
            <text:p>29,992</text:p>
          </table:table-cell>
          <table:table-cell office:value-type="float" office:value="330724800">
            <text:p>330,724,800</text:p>
          </table:table-cell>
          <table:table-cell office:value-type="float" office:value="132079">
            <text:p>132,079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41</text:p>
          </table:table-cell>
          <table:table-cell office:value-type="string">
            <text:p>Williamstown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7513">
            <text:p>7,513</text:p>
          </table:table-cell>
          <table:table-cell office:value-type="float" office:value="269139000">
            <text:p>269,139,000</text:p>
          </table:table-cell>
          <table:table-cell office:value-type="float" office:value="35823">
            <text:p>35,823</text:p>
          </table:table-cell>
          <table:table-cell office:value-type="float" office:value="1054809700">
            <text:p>1,054,809,700</text:p>
          </table:table-cell>
          <table:table-cell office:value-type="float" office:value="140398">
            <text:p>140,398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42</text:p>
          </table:table-cell>
          <table:table-cell office:value-type="string">
            <text:p>Wilmington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23349">
            <text:p>23,349</text:p>
          </table:table-cell>
          <table:table-cell office:value-type="float" office:value="1167254000">
            <text:p>1,167,254,000</text:p>
          </table:table-cell>
          <table:table-cell office:value-type="float" office:value="49992">
            <text:p>49,992</text:p>
          </table:table-cell>
          <table:table-cell office:value-type="float" office:value="5340168500">
            <text:p>5,340,168,500</text:p>
          </table:table-cell>
          <table:table-cell office:value-type="float" office:value="228711">
            <text:p>228,711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43</text:p>
          </table:table-cell>
          <table:table-cell office:value-type="string">
            <text:p>Winchendon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10364">
            <text:p>10,364</text:p>
          </table:table-cell>
          <table:table-cell office:value-type="float" office:value="275063000">
            <text:p>275,063,000</text:p>
          </table:table-cell>
          <table:table-cell office:value-type="float" office:value="26540">
            <text:p>26,540</text:p>
          </table:table-cell>
          <table:table-cell office:value-type="float" office:value="825187100">
            <text:p>825,187,100</text:p>
          </table:table-cell>
          <table:table-cell office:value-type="float" office:value="79621">
            <text:p>79,621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44</text:p>
          </table:table-cell>
          <table:table-cell office:value-type="string">
            <text:p>Winchester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22970">
            <text:p>22,970</text:p>
          </table:table-cell>
          <table:table-cell office:value-type="float" office:value="2799298000">
            <text:p>2,799,298,000</text:p>
          </table:table-cell>
          <table:table-cell office:value-type="float" office:value="121868">
            <text:p>121,868</text:p>
          </table:table-cell>
          <table:table-cell office:value-type="float" office:value="8680662000">
            <text:p>8,680,662,000</text:p>
          </table:table-cell>
          <table:table-cell office:value-type="float" office:value="377913">
            <text:p>377,913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45</text:p>
          </table:table-cell>
          <table:table-cell office:value-type="string">
            <text:p>Windsor</text:p>
          </table:table-cell>
          <table:table-cell office:value-type="string">
            <text:p>BERKSHIRE</text:p>
          </table:table-cell>
          <table:table-cell office:value-type="string">
            <text:p>2023</text:p>
          </table:table-cell>
          <table:table-cell office:value-type="float" office:value="831">
            <text:p>831</text:p>
          </table:table-cell>
          <table:table-cell office:value-type="float" office:value="24650000">
            <text:p>24,650,000</text:p>
          </table:table-cell>
          <table:table-cell office:value-type="float" office:value="29663">
            <text:p>29,663</text:p>
          </table:table-cell>
          <table:table-cell office:value-type="float" office:value="123292600">
            <text:p>123,292,600</text:p>
          </table:table-cell>
          <table:table-cell office:value-type="float" office:value="148367">
            <text:p>148,367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46</text:p>
          </table:table-cell>
          <table:table-cell office:value-type="string">
            <text:p>Winthrop</text:p>
          </table:table-cell>
          <table:table-cell office:value-type="string">
            <text:p>SUFFOLK</text:p>
          </table:table-cell>
          <table:table-cell office:value-type="string">
            <text:p>2023</text:p>
          </table:table-cell>
          <table:table-cell office:value-type="float" office:value="19316">
            <text:p>19,316</text:p>
          </table:table-cell>
          <table:table-cell office:value-type="float" office:value="713603000">
            <text:p>713,603,000</text:p>
          </table:table-cell>
          <table:table-cell office:value-type="float" office:value="36944">
            <text:p>36,944</text:p>
          </table:table-cell>
          <table:table-cell office:value-type="float" office:value="2870648300">
            <text:p>2,870,648,300</text:p>
          </table:table-cell>
          <table:table-cell office:value-type="float" office:value="148615">
            <text:p>148,615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47</text:p>
          </table:table-cell>
          <table:table-cell office:value-type="string">
            <text:p>Woburn</text:p>
          </table:table-cell>
          <table:table-cell office:value-type="string">
            <text:p>MIDDLESEX</text:p>
          </table:table-cell>
          <table:table-cell office:value-type="string">
            <text:p>2023</text:p>
          </table:table-cell>
          <table:table-cell office:value-type="float" office:value="40876">
            <text:p>40,876</text:p>
          </table:table-cell>
          <table:table-cell office:value-type="float" office:value="1829233000">
            <text:p>1,829,233,000</text:p>
          </table:table-cell>
          <table:table-cell office:value-type="float" office:value="44751">
            <text:p>44,751</text:p>
          </table:table-cell>
          <table:table-cell office:value-type="float" office:value="9226467200">
            <text:p>9,226,467,200</text:p>
          </table:table-cell>
          <table:table-cell office:value-type="float" office:value="225718">
            <text:p>225,718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48</text:p>
          </table:table-cell>
          <table:table-cell office:value-type="string">
            <text:p>Worcester</text:p>
          </table:table-cell>
          <table:table-cell office:value-type="string">
            <text:p>WORCESTER</text:p>
          </table:table-cell>
          <table:table-cell office:value-type="string">
            <text:p>2023</text:p>
          </table:table-cell>
          <table:table-cell office:value-type="float" office:value="206518">
            <text:p>206,518</text:p>
          </table:table-cell>
          <table:table-cell office:value-type="float" office:value="4638107000">
            <text:p>4,638,107,000</text:p>
          </table:table-cell>
          <table:table-cell office:value-type="float" office:value="22459">
            <text:p>22,459</text:p>
          </table:table-cell>
          <table:table-cell office:value-type="float" office:value="15426121200">
            <text:p>15,426,121,200</text:p>
          </table:table-cell>
          <table:table-cell office:value-type="float" office:value="74696">
            <text:p>74,696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49</text:p>
          </table:table-cell>
          <table:table-cell office:value-type="string">
            <text:p>Worthington</text:p>
          </table:table-cell>
          <table:table-cell office:value-type="string">
            <text:p>HAMPSHIRE</text:p>
          </table:table-cell>
          <table:table-cell office:value-type="string">
            <text:p>2023</text:p>
          </table:table-cell>
          <table:table-cell office:value-type="float" office:value="1193">
            <text:p>1,193</text:p>
          </table:table-cell>
          <table:table-cell office:value-type="float" office:value="34443000">
            <text:p>34,443,000</text:p>
          </table:table-cell>
          <table:table-cell office:value-type="float" office:value="28871">
            <text:p>28,871</text:p>
          </table:table-cell>
          <table:table-cell office:value-type="float" office:value="182949300">
            <text:p>182,949,300</text:p>
          </table:table-cell>
          <table:table-cell office:value-type="float" office:value="153352">
            <text:p>153,352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50</text:p>
          </table:table-cell>
          <table:table-cell office:value-type="string">
            <text:p>Wrentham</text:p>
          </table:table-cell>
          <table:table-cell office:value-type="string">
            <text:p>NORFOLK</text:p>
          </table:table-cell>
          <table:table-cell office:value-type="string">
            <text:p>2023</text:p>
          </table:table-cell>
          <table:table-cell office:value-type="float" office:value="12178">
            <text:p>12,178</text:p>
          </table:table-cell>
          <table:table-cell office:value-type="float" office:value="738007000">
            <text:p>738,007,000</text:p>
          </table:table-cell>
          <table:table-cell office:value-type="float" office:value="60602">
            <text:p>60,602</text:p>
          </table:table-cell>
          <table:table-cell office:value-type="float" office:value="2481220700">
            <text:p>2,481,220,700</text:p>
          </table:table-cell>
          <table:table-cell office:value-type="float" office:value="203746">
            <text:p>203,746</text:p>
          </table:table-cell>
          <table:table-cell table:number-columns-repeated="1014"/>
        </table:table-row>
        <table:table-row table:style-name="ro2">
          <table:table-cell table:number-columns-repeated="2" office:value-type="string">
            <text:p>351</text:p>
          </table:table-cell>
          <table:table-cell office:value-type="string">
            <text:p>Yarmouth</text:p>
          </table:table-cell>
          <table:table-cell office:value-type="string">
            <text:p>BARNSTABLE</text:p>
          </table:table-cell>
          <table:table-cell office:value-type="string">
            <text:p>2023</text:p>
          </table:table-cell>
          <table:table-cell office:value-type="float" office:value="25023">
            <text:p>25,023</text:p>
          </table:table-cell>
          <table:table-cell office:value-type="float" office:value="876692000">
            <text:p>876,692,000</text:p>
          </table:table-cell>
          <table:table-cell office:value-type="float" office:value="35035">
            <text:p>35,035</text:p>
          </table:table-cell>
          <table:table-cell office:value-type="float" office:value="6880187700">
            <text:p>6,880,187,700</text:p>
          </table:table-cell>
          <table:table-cell office:value-type="float" office:value="274955">
            <text:p>274,955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'segoe ui'" svg:font-family="''segoe ui'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8135"/>
    <style:style style:name="Comma_20__5b_0_5d_" style:display-name="Comma [0]" style:family="table-cell" style:parent-style-name="Default" style:data-style-name="N8133"/>
    <style:style style:name="Currency" style:family="table-cell" style:parent-style-name="Default" style:data-style-name="N8136"/>
    <style:style style:name="Currency_20__5b_0_5d_" style:display-name="Currency [0]" style:family="table-cell" style:parent-style-name="Default" style:data-style-name="N8134"/>
    <style:style style:name="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ercent" style:family="table-cell" style:parent-style-name="Default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8">10/28/2022</text:date>, <text:time>22:3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20" meta:object-count="0"/>
    <meta:generator>OpenOffice/4.1.11$Unix OpenOffice.org_project/4111m1$Build-9808</meta:generator>
  </office:meta>
</office:document-meta>
</file>